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style:paragraph-properties style:page-number="1"/>
    </style:style>
    <style:style style:name="P2" style:family="paragraph" style:parent-style-name="Head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Pager_NoNumber"/>
        <text:user-field-decl office:value-type="string" office:string-value="0" text:name="Pager_Expression"/>
        <text:user-field-decl office:value-type="string" office:string-value="Страница" text:name="Pager_txt1"/>
        <text:user-field-decl office:value-type="string" office:string-value="из" text:name="Pager_txt3"/>
        <text:user-field-decl office:value-type="string" office:string-value="1" text:name="Pager_txt4"/>
        <text:user-field-decl office:value-type="string" office:string-value="" text:name="Pager_txt5"/>
        <text:user-field-decl office:value-type="string" office:string-value="" text:name="Pager_NumStyle"/>
      </text:user-field-decls>
      <text:p text:style-name="P1"><text:span text:style-name="Source_20_Text">Jan  7 18:00:53 dropbear[5926]: Child connection from 185.248.103.175:57354</text:span></text:p>
      <text:p text:style-name="Standard"><text:span text:style-name="Source_20_Text">Jan  7 18:00:54 dropbear[5926]: Password auth succeeded for 'admin' from 185.248.103.175:57354</text:span></text:p>
      <text:p text:style-name="Standard"><text:span text:style-name="Source_20_Text">Jan  7 18:05:32 dropbear[5929]: Child connection from 5.101.40.166:44961</text:span></text:p>
      <text:p text:style-name="Standard"><text:span text:style-name="Source_20_Text">Jan  7 18:05:33 dropbear[5929]: Bad password attempt for 'admin' from 5.101.40.166:44961</text:span></text:p>
      <text:p text:style-name="Standard"><text:span text:style-name="Source_20_Text">Jan  7 18:05:34 dropbear[5929]: Exit before auth (user 'admin', 1 fails): Exited normally</text:span></text:p>
      <text:p text:style-name="Standard"><text:span text:style-name="Source_20_Text">Jan  7 18:05:53 dropbear[5930]: Child connection from 52.15.114.90:65180</text:span></text:p>
      <text:p text:style-name="Standard"><text:span text:style-name="Source_20_Text">Jan  7 18:05:56 dropbear[5930]: Password auth succeeded for 'admin' from 52.15.114.90:65180</text:span></text:p>
      <text:p text:style-name="Standard"><text:span text:style-name="Source_20_Text">Jan  7 18:06:17 dropbear[5931]: Child connection from 191.96.249.126:34542</text:span></text:p>
      <text:p text:style-name="Standard"><text:span text:style-name="Source_20_Text">Jan  7 18:06:20 dropbear[5931]: Login attempt for nonexistent user from 191.96.249.126:34542</text:span></text:p>
      <text:p text:style-name="Standard"><text:span text:style-name="Source_20_Text">Jan  7 18:06:20 dropbear[5931]: Exit before auth: Exited normally</text:span></text:p>
      <text:p text:style-name="Standard"><text:span text:style-name="Source_20_Text">Jan  7 18:06:38 dropbear[5930]: Exit (admin): Error reading: Connection reset by peer</text:span></text:p>
      <text:p text:style-name="Standard"><text:span text:style-name="Source_20_Text">Jan  7 18:06:54 NTP Client: Synchronizing time to pool.ntp.org.</text:span></text:p>
      <text:p text:style-name="Standard"><text:span text:style-name="Source_20_Text">Jan  7 18:06:56 NTP Client: System time changed, offset: 0.150245s</text:span></text:p>
      <text:p text:style-name="Standard"><text:span text:style-name="Source_20_Text">Jan  7 18:07:09 dropbear[5937]: Child connection from 109.197.85.35:34352</text:span></text:p>
      <text:p text:style-name="Standard"><text:span text:style-name="Source_20_Text">Jan  7 18:07:09 dropbear[5937]: Exit before auth: Exited normally</text:span></text:p>
      <text:p text:style-name="Standard"><text:span text:style-name="Source_20_Text">Jan  7 18:08:49 dropbear[5938]: Child connection from 50.200.136.85:2957</text:span></text:p>
      <text:p text:style-name="Standard"><text:span text:style-name="Source_20_Text">Jan  7 18:08:54 dropbear[5938]: Login attempt for nonexistent user from 50.200.136.85:2957</text:span></text:p>
      <text:p text:style-name="Standard"><text:span text:style-name="Source_20_Text">Jan  7 18:08:55 dropbear[5938]: Login attempt for nonexistent user from 50.200.136.85:2957</text:span></text:p>
      <text:p text:style-name="Standard"><text:span text:style-name="Source_20_Text">Jan  7 18:08:56 dropbear[5938]: Exit before auth: Max auth tries reached - user 'is invalid' from 50.200.136.85:2957</text:span></text:p>
      <text:p text:style-name="Standard"><text:span text:style-name="Source_20_Text">Jan  7 18:16:32 dropbear[5940]: Child connection from 5.101.40.166:55759</text:span></text:p>
      <text:p text:style-name="Standard"><text:span text:style-name="Source_20_Text">Jan  7 18:16:34 dropbear[5940]: Bad password attempt for 'admin' from 5.101.40.166:55759</text:span></text:p>
      <text:p text:style-name="Standard"><text:span text:style-name="Source_20_Text">Jan  7 18:16:34 dropbear[5940]: Exit before auth (user 'admin', 1 fails): Exited normally</text:span></text:p>
      <text:p text:style-name="Standard"><text:span text:style-name="Source_20_Text">Jan  7 18:19:00 dropbear[5942]: Child connection from 191.96.249.126:39351</text:span></text:p>
      <text:p text:style-name="Standard"><text:span text:style-name="Source_20_Text">Jan  7 18:19:02 dropbear[5942]: Login attempt for nonexistent user from 191.96.249.126:39351</text:span></text:p>
      <text:p text:style-name="Standard"><text:span text:style-name="Source_20_Text">Jan  7 18:19:02 dropbear[5942]: Exit before auth: Exited normally</text:span></text:p>
      <text:p text:style-name="Standard"><text:span text:style-name="Source_20_Text">Jan  7 18:25:03 dropbear[5943]: Child connection from 18.188.206.92:60405</text:span></text:p>
      <text:p text:style-name="Standard"><text:span text:style-name="Source_20_Text">Jan  7 18:25:06 dropbear[5943]: Password auth succeeded for 'admin' from 18.188.206.92:60405</text:span></text:p>
      <text:p text:style-name="Standard"><text:span text:style-name="Source_20_Text">Jan  7 18:25:53 dropbear[5943]: Exit (admin): Error reading: Connection reset by peer</text:span></text:p>
      <text:p text:style-name="Standard"><text:span text:style-name="Source_20_Text">Jan  7 18:27:31 dropbear[5944]: Child connection from 5.101.40.166:38442</text:span></text:p>
      <text:p text:style-name="Standard"><text:span text:style-name="Source_20_Text">Jan  7 18:27:32 dropbear[5817]: Exit (admin): Error reading: Connection reset by peer</text:span></text:p>
      <text:p text:style-name="Standard"><text:span text:style-name="Source_20_Text">Jan  7 18:27:33 dropbear[5944]: Bad password attempt for 'admin' from 5.101.40.166:38442</text:span></text:p>
      <text:p text:style-name="Standard"><text:span text:style-name="Source_20_Text">Jan  7 18:27:34 dropbear[5944]: Exit before auth (user 'admin', 1 fails): Exited normally</text:span></text:p>
      <text:p text:style-name="Standard"><text:span text:style-name="Source_20_Text">Jan  7 18:27:37 dropbear[5945]: Child connection from 193.19.119.141:61787</text:span></text:p>
      <text:p text:style-name="Standard"><text:span text:style-name="Source_20_Text">Jan  7 18:27:38 dropbear[5945]: Password auth succeeded for 'admin' from 193.19.119.141:61787</text:span></text:p>
      <text:p text:style-name="Standard"><text:span text:style-name="Source_20_Text">Jan  7 18:31:53 dropbear[5946]: Child connection from 191.96.249.126:44127</text:span></text:p>
      <text:p text:style-name="Standard"><text:span text:style-name="Source_20_Text">Jan  7 18:31:55 dropbear[5946]: Login attempt for nonexistent user from 191.96.249.126:44127</text:span></text:p>
      <text:p text:style-name="Standard"><text:soft-page-break/><text:span text:style-name="Source_20_Text">Jan  7 18:31:55 dropbear[5946]: Exit before auth: Exited normally</text:span></text:p>
      <text:p text:style-name="Standard"><text:span text:style-name="Source_20_Text">Jan  7 18:33:34 dropbear[5911]: Exit (admin): Error reading: Connection reset by peer</text:span></text:p>
      <text:p text:style-name="Standard"><text:span text:style-name="Source_20_Text">Jan  7 18:33:40 dropbear[5948]: Child connection from 190.2.150.166:60696</text:span></text:p>
      <text:p text:style-name="Standard"><text:span text:style-name="Source_20_Text">Jan  7 18:33:41 dropbear[5948]: Password auth succeeded for 'admin' from 190.2.150.166:60696</text:span></text:p>
      <text:p text:style-name="Standard"><text:span text:style-name="Source_20_Text">Jan  7 18:35:24 dropbear[5890]: Exit (admin): Error reading: Connection reset by peer</text:span></text:p>
      <text:p text:style-name="Standard"><text:span text:style-name="Source_20_Text">Jan  7 18:35:29 dropbear[5949]: Child connection from 185.158.114.240:47289</text:span></text:p>
      <text:p text:style-name="Standard"><text:span text:style-name="Source_20_Text">Jan  7 18:35:30 dropbear[5949]: Password auth succeeded for 'admin' from 185.158.114.240:47289</text:span></text:p>
      <text:p text:style-name="Standard"><text:span text:style-name="Source_20_Text">Jan  7 18:35:51 dropbear[5950]: Child connection from 18.219.104.224:63887</text:span></text:p>
      <text:p text:style-name="Standard"><text:span text:style-name="Source_20_Text">Jan  7 18:35:54 dropbear[5950]: Password auth succeeded for 'admin' from 18.219.104.224:63887</text:span></text:p>
      <text:p text:style-name="Standard"><text:span text:style-name="Source_20_Text">Jan  7 18:38:31 dropbear[5951]: Child connection from 5.101.40.166:49808</text:span></text:p>
      <text:p text:style-name="Standard"><text:span text:style-name="Source_20_Text">Jan  7 18:38:32 dropbear[5951]: Bad password attempt for 'admin' from 5.101.40.166:49808</text:span></text:p>
      <text:p text:style-name="Standard"><text:span text:style-name="Source_20_Text">Jan  7 18:38:33 dropbear[5951]: Exit before auth (user 'admin', 1 fails): Exited normally</text:span></text:p>
      <text:p text:style-name="Standard"><text:span text:style-name="Source_20_Text">Jan  7 18:40:29 dropbear[5950]: Exit (admin): Error reading: Connection timed out</text:span></text:p>
      <text:p text:style-name="Standard"><text:span text:style-name="Source_20_Text">Jan  7 18:44:35 dropbear[5954]: Child connection from 191.96.249.126:48913</text:span></text:p>
      <text:p text:style-name="Standard"><text:span text:style-name="Source_20_Text">Jan  7 18:44:38 dropbear[5954]: Login attempt for nonexistent user from 191.96.249.126:48913</text:span></text:p>
      <text:p text:style-name="Standard"><text:span text:style-name="Source_20_Text">Jan  7 18:44:38 dropbear[5954]: Exit before auth: Exited normally</text:span></text:p>
      <text:p text:style-name="Standard"><text:span text:style-name="Source_20_Text">Jan  7 18:49:31 dropbear[5955]: Child connection from 5.101.40.166:33130</text:span></text:p>
      <text:p text:style-name="Standard"><text:span text:style-name="Source_20_Text">Jan  7 18:49:33 dropbear[5955]: Bad password attempt for 'admin' from 5.101.40.166:33130</text:span></text:p>
      <text:p text:style-name="Standard"><text:span text:style-name="Source_20_Text">Jan  7 18:49:33 dropbear[5955]: Exit before auth (user 'admin', 1 fails): Exited normally</text:span></text:p>
      <text:p text:style-name="Standard"><text:span text:style-name="Source_20_Text">Jan  7 18:57:15 dropbear[5957]: Child connection from 191.96.249.126:53701</text:span></text:p>
      <text:p text:style-name="Standard"><text:span text:style-name="Source_20_Text">Jan  7 18:57:17 dropbear[5957]: Login attempt for nonexistent user from 191.96.249.126:53701</text:span></text:p>
      <text:p text:style-name="Standard"><text:span text:style-name="Source_20_Text">Jan  7 18:57:18 dropbear[5957]: Exit before auth: Exited normally</text:span></text:p>
      <text:p text:style-name="Standard"><text:span text:style-name="Source_20_Text">Jan  7 19:00:32 dropbear[5958]: Child connection from 5.101.40.166:44517</text:span></text:p>
      <text:p text:style-name="Standard"><text:span text:style-name="Source_20_Text">Jan  7 19:00:34 dropbear[5958]: Bad password attempt for 'admin' from 5.101.40.166:44517</text:span></text:p>
      <text:p text:style-name="Standard"><text:span text:style-name="Source_20_Text">Jan  7 19:00:34 dropbear[5958]: Exit before auth (user 'admin', 1 fails): Exited normally</text:span></text:p>
      <text:p text:style-name="Standard"><text:span text:style-name="Source_20_Text">Jan  7 19:02:20 dropbear[5959]: Child connection from 18.218.109.22:54603</text:span></text:p>
      <text:p text:style-name="Standard"><text:span text:style-name="Source_20_Text">Jan  7 19:02:23 dropbear[5959]: Password auth succeeded for 'admin' from 18.218.109.22:54603</text:span></text:p>
      <text:p text:style-name="Standard"><text:span text:style-name="Source_20_Text">Jan  7 19:03:11 dropbear[5959]: Exit (admin): Error reading: Connection reset by peer</text:span></text:p>
      <text:p text:style-name="Standard"><text:span text:style-name="Source_20_Text">Jan  7 19:04:27 dropbear[5961]: Child connection from 18.216.133.4:50273</text:span></text:p>
      <text:p text:style-name="Standard"><text:span text:style-name="Source_20_Text">Jan  7 19:04:30 dropbear[5961]: Password auth succeeded for 'admin' from 18.216.133.4:50273</text:span></text:p>
      <text:p text:style-name="Standard"><text:span text:style-name="Source_20_Text">Jan  7 19:05:13 dropbear[5961]: Exit (admin): Error reading: Connection reset by peer</text:span></text:p>
      <text:p text:style-name="Standard"><text:span text:style-name="Source_20_Text">Jan  7 19:09:57 dropbear[5962]: Child connection from 191.96.249.126:58494</text:span></text:p>
      <text:p text:style-name="Standard"><text:span text:style-name="Source_20_Text">Jan  7 19:09:59 dropbear[5962]: Login attempt for nonexistent user from 191.96.249.126:58494</text:span></text:p>
      <text:p text:style-name="Standard"><text:span text:style-name="Source_20_Text">Jan  7 19:09:59 dropbear[5962]: Exit before auth: Exited normally</text:span></text:p>
      <text:p text:style-name="Standard"><text:span text:style-name="Source_20_Text">Jan  7 19:11:38 dropbear[5963]: Child connection from 5.101.40.100:58035</text:span></text:p>
      <text:p text:style-name="Standard"><text:soft-page-break/><text:span text:style-name="Source_20_Text">Jan  7 19:11:40 dropbear[5963]: Bad password attempt for 'admin' from 5.101.40.100:58035</text:span></text:p>
      <text:p text:style-name="Standard"><text:span text:style-name="Source_20_Text">Jan  7 19:11:40 dropbear[5963]: Exit before auth (user 'admin', 1 fails): Exited normally</text:span></text:p>
      <text:p text:style-name="Standard"><text:span text:style-name="Source_20_Text">Jan  7 19:12:18 dropbear[5964]: Child connection from 195.3.147.49:19359</text:span></text:p>
      <text:p text:style-name="Standard"><text:span text:style-name="Source_20_Text">Jan  7 19:12:21 dropbear[5964]: Bad password attempt for 'admin' from 195.3.147.49:19359</text:span></text:p>
      <text:p text:style-name="Standard"><text:span text:style-name="Source_20_Text">Jan  7 19:12:21 dropbear[5964]: Exit before auth (user 'admin', 1 fails): Error reading: Connection reset by peer</text:span></text:p>
      <text:p text:style-name="Standard"><text:span text:style-name="Source_20_Text">Jan  7 19:13:19 dropbear[5965]: Child connection from 193.201.224.206:16376</text:span></text:p>
      <text:p text:style-name="Standard"><text:span text:style-name="Source_20_Text">Jan  7 19:13:21 dropbear[5965]: Bad password attempt for 'admin' from 193.201.224.206:16376</text:span></text:p>
      <text:p text:style-name="Standard"><text:span text:style-name="Source_20_Text">Jan  7 19:13:21 dropbear[5965]: Exit before auth (user 'admin', 1 fails): Error reading: Connection reset by peer</text:span></text:p>
      <text:p text:style-name="Standard"><text:span text:style-name="Source_20_Text">Jan  7 19:17:21 dropbear[5968]: Child connection from 77.72.82.39:36632</text:span></text:p>
      <text:p text:style-name="Standard"><text:span text:style-name="Source_20_Text">Jan  7 19:17:23 dropbear[5968]: Bad password attempt for 'admin' from 77.72.82.39:36632</text:span></text:p>
      <text:p text:style-name="Standard"><text:span text:style-name="Source_20_Text">Jan  7 19:17:23 dropbear[5968]: Client trying multiple usernames from 77.72.82.39:36632</text:span></text:p>
      <text:p text:style-name="Standard"><text:span text:style-name="Source_20_Text">Jan  7 19:17:23 dropbear[5968]: Login attempt for nonexistent user from 77.72.82.39:36632</text:span></text:p>
      <text:p text:style-name="Standard"><text:span text:style-name="Source_20_Text">Jan  7 19:17:24 dropbear[5968]: Client trying multiple usernames from 77.72.82.39:36632</text:span></text:p>
      <text:p text:style-name="Standard"><text:span text:style-name="Source_20_Text">Jan  7 19:17:24 dropbear[5968]: Login attempt for nonexistent user from 77.72.82.39:36632</text:span></text:p>
      <text:p text:style-name="Standard"><text:span text:style-name="Source_20_Text">Jan  7 19:17:24 dropbear[5968]: Exit before auth: Exited normally</text:span></text:p>
      <text:p text:style-name="Standard"><text:span text:style-name="Source_20_Text">Jan  7 19:17:24 dropbear[5969]: Child connection from 77.72.82.39:42358</text:span></text:p>
      <text:p text:style-name="Standard"><text:span text:style-name="Source_20_Text">Jan  7 19:17:26 dropbear[5969]: Login attempt for nonexistent user from 77.72.82.39:42358</text:span></text:p>
      <text:p text:style-name="Standard"><text:span text:style-name="Source_20_Text">Jan  7 19:17:26 dropbear[5969]: Client trying multiple usernames from 77.72.82.39:42358</text:span></text:p>
      <text:p text:style-name="Standard"><text:span text:style-name="Source_20_Text">Jan  7 19:17:26 dropbear[5969]: Bad password attempt for 'admin' from 77.72.82.39:42358</text:span></text:p>
      <text:p text:style-name="Standard"><text:span text:style-name="Source_20_Text">Jan  7 19:17:27 dropbear[5969]: Bad password attempt for 'admin' from 77.72.82.39:42358</text:span></text:p>
      <text:p text:style-name="Standard"><text:span text:style-name="Source_20_Text">Jan  7 19:17:27 dropbear[5969]: Exit before auth (user 'admin', 2 fails): Exited normally</text:span></text:p>
      <text:p text:style-name="Standard"><text:span text:style-name="Source_20_Text">Jan  7 19:17:27 dropbear[5970]: Child connection from 77.72.82.39:52112</text:span></text:p>
      <text:p text:style-name="Standard"><text:span text:style-name="Source_20_Text">Jan  7 19:17:29 dropbear[5970]: Bad password attempt for 'admin' from 77.72.82.39:52112</text:span></text:p>
      <text:p text:style-name="Standard"><text:span text:style-name="Source_20_Text">Jan  7 19:17:29 dropbear[5970]: Client trying multiple usernames from 77.72.82.39:52112</text:span></text:p>
      <text:p text:style-name="Standard"><text:span text:style-name="Source_20_Text">Jan  7 19:17:29 dropbear[5970]: Login attempt for nonexistent user from 77.72.82.39:52112</text:span></text:p>
      <text:p text:style-name="Standard"><text:span text:style-name="Source_20_Text">Jan  7 19:17:30 dropbear[5970]: Client trying multiple usernames from 77.72.82.39:52112</text:span></text:p>
      <text:p text:style-name="Standard"><text:span text:style-name="Source_20_Text">Jan  7 19:17:30 dropbear[5970]: Login attempt for nonexistent user from 77.72.82.39:52112</text:span></text:p>
      <text:p text:style-name="Standard"><text:span text:style-name="Source_20_Text">Jan  7 19:17:30 dropbear[5970]: Exit before auth: Exited normally</text:span></text:p>
      <text:p text:style-name="Standard"><text:span text:style-name="Source_20_Text">Jan  7 19:17:30 dropbear[5971]: Child connection from 77.72.82.39:51170</text:span></text:p>
      <text:p text:style-name="Standard"><text:span text:style-name="Source_20_Text">Jan  7 19:17:32 dropbear[5971]: Login attempt for nonexistent user from 77.72.82.39:51170</text:span></text:p>
      <text:p text:style-name="Standard"><text:span text:style-name="Source_20_Text">Jan  7 19:17:33 dropbear[5971]: Client trying multiple usernames from 77.72.82.39:51170</text:span></text:p>
      <text:p text:style-name="Standard"><text:soft-page-break/><text:span text:style-name="Source_20_Text">Jan  7 19:17:33 dropbear[5971]: Login attempt for nonexistent user from 77.72.82.39:51170</text:span></text:p>
      <text:p text:style-name="Standard"><text:span text:style-name="Source_20_Text">Jan  7 19:17:33 dropbear[5971]: Client trying multiple usernames from 77.72.82.39:51170</text:span></text:p>
      <text:p text:style-name="Standard"><text:span text:style-name="Source_20_Text">Jan  7 19:17:33 dropbear[5971]: Login attempt for nonexistent user from 77.72.82.39:51170</text:span></text:p>
      <text:p text:style-name="Standard"><text:span text:style-name="Source_20_Text">Jan  7 19:17:33 dropbear[5971]: Exit before auth: Exited normally</text:span></text:p>
      <text:p text:style-name="Standard"><text:span text:style-name="Source_20_Text">Jan  7 19:17:33 dropbear[5972]: Child connection from 77.72.82.39:55804</text:span></text:p>
      <text:p text:style-name="Standard"><text:span text:style-name="Source_20_Text">Jan  7 19:17:35 dropbear[5972]: Bad password attempt for 'admin' from 77.72.82.39:55804</text:span></text:p>
      <text:p text:style-name="Standard"><text:span text:style-name="Source_20_Text">Jan  7 19:17:36 dropbear[5972]: Client trying multiple usernames from 77.72.82.39:55804</text:span></text:p>
      <text:p text:style-name="Standard"><text:span text:style-name="Source_20_Text">Jan  7 19:17:36 dropbear[5972]: Login attempt for nonexistent user from 77.72.82.39:55804</text:span></text:p>
      <text:p text:style-name="Standard"><text:span text:style-name="Source_20_Text">Jan  7 19:17:36 dropbear[5972]: Exit before auth: Exited normally</text:span></text:p>
      <text:p text:style-name="Standard"><text:span text:style-name="Source_20_Text">Jan  7 19:17:36 dropbear[5973]: Child connection from 77.72.82.39:34650</text:span></text:p>
      <text:p text:style-name="Standard"><text:span text:style-name="Source_20_Text">Jan  7 19:17:38 dropbear[5973]: Bad password attempt for 'admin' from 77.72.82.39:34650</text:span></text:p>
      <text:p text:style-name="Standard"><text:span text:style-name="Source_20_Text">Jan  7 19:17:38 dropbear[5973]: Client trying multiple usernames from 77.72.82.39:34650</text:span></text:p>
      <text:p text:style-name="Standard"><text:span text:style-name="Source_20_Text">Jan  7 19:17:38 dropbear[5973]: Login attempt for nonexistent user from 77.72.82.39:34650</text:span></text:p>
      <text:p text:style-name="Standard"><text:span text:style-name="Source_20_Text">Jan  7 19:17:39 dropbear[5973]: Client trying multiple usernames from 77.72.82.39:34650</text:span></text:p>
      <text:p text:style-name="Standard"><text:span text:style-name="Source_20_Text">Jan  7 19:17:39 dropbear[5973]: Bad password attempt for 'admin' from 77.72.82.39:34650</text:span></text:p>
      <text:p text:style-name="Standard"><text:span text:style-name="Source_20_Text">Jan  7 19:17:39 dropbear[5973]: Exit before auth (user 'admin', 1 fails): Exited normally</text:span></text:p>
      <text:p text:style-name="Standard"><text:span text:style-name="Source_20_Text">Jan  7 19:17:39 dropbear[5974]: Child connection from 77.72.82.39:36516</text:span></text:p>
      <text:p text:style-name="Standard"><text:span text:style-name="Source_20_Text">Jan  7 19:17:41 dropbear[5974]: Login attempt for nonexistent user from 77.72.82.39:36516</text:span></text:p>
      <text:p text:style-name="Standard"><text:span text:style-name="Source_20_Text">Jan  7 19:17:42 dropbear[5974]: Client trying multiple usernames from 77.72.82.39:36516</text:span></text:p>
      <text:p text:style-name="Standard"><text:span text:style-name="Source_20_Text">Jan  7 19:17:42 dropbear[5974]: Bad password attempt for 'admin' from 77.72.82.39:36516</text:span></text:p>
      <text:p text:style-name="Standard"><text:span text:style-name="Source_20_Text">Jan  7 19:17:42 dropbear[5974]: Client trying multiple usernames from 77.72.82.39:36516</text:span></text:p>
      <text:p text:style-name="Standard"><text:span text:style-name="Source_20_Text">Jan  7 19:17:42 dropbear[5974]: Login attempt for nonexistent user from 77.72.82.39:36516</text:span></text:p>
      <text:p text:style-name="Standard"><text:span text:style-name="Source_20_Text">Jan  7 19:17:43 dropbear[5975]: Child connection from 77.72.82.39:39914</text:span></text:p>
      <text:p text:style-name="Standard"><text:span text:style-name="Source_20_Text">Jan  7 19:17:43 dropbear[5974]: Exit before auth: Exited normally</text:span></text:p>
      <text:p text:style-name="Standard"><text:span text:style-name="Source_20_Text">Jan  7 19:17:45 dropbear[5975]: Login attempt for nonexistent user from 77.72.82.39:39914</text:span></text:p>
      <text:p text:style-name="Standard"><text:span text:style-name="Source_20_Text">Jan  7 19:17:45 dropbear[5975]: Client trying multiple usernames from 77.72.82.39:39914</text:span></text:p>
      <text:p text:style-name="Standard"><text:span text:style-name="Source_20_Text">Jan  7 19:17:45 dropbear[5975]: Login attempt for nonexistent user from 77.72.82.39:39914</text:span></text:p>
      <text:p text:style-name="Standard"><text:span text:style-name="Source_20_Text">Jan  7 19:17:45 dropbear[5975]: Client trying multiple usernames from 77.72.82.39:39914</text:span></text:p>
      <text:p text:style-name="Standard"><text:span text:style-name="Source_20_Text">Jan  7 19:17:45 dropbear[5975]: Login attempt for nonexistent user from 77.72.82.39:39914</text:span></text:p>
      <text:p text:style-name="Standard"><text:span text:style-name="Source_20_Text">Jan  7 19:17:46 dropbear[5975]: Exit before auth: Exited normally</text:span></text:p>
      <text:p text:style-name="Standard"><text:span text:style-name="Source_20_Text">Jan  7 19:17:46 dropbear[5976]: Child connection from 77.72.82.39:45396</text:span></text:p>
      <text:p text:style-name="Standard"><text:span text:style-name="Source_20_Text">Jan  7 19:17:48 dropbear[5976]: Login attempt for nonexistent user from 77.72.82.39:45396</text:span></text:p>
      <text:p text:style-name="Standard"><text:soft-page-break/><text:span text:style-name="Source_20_Text">Jan  7 19:17:48 dropbear[5976]: Client trying multiple usernames from 77.72.82.39:45396</text:span></text:p>
      <text:p text:style-name="Standard"><text:span text:style-name="Source_20_Text">Jan  7 19:17:48 dropbear[5976]: Login attempt for nonexistent user from 77.72.82.39:45396</text:span></text:p>
      <text:p text:style-name="Standard"><text:span text:style-name="Source_20_Text">Jan  7 19:17:48 dropbear[5976]: Client trying multiple usernames from 77.72.82.39:45396</text:span></text:p>
      <text:p text:style-name="Standard"><text:span text:style-name="Source_20_Text">Jan  7 19:17:48 dropbear[5976]: Login attempt for nonexistent user from 77.72.82.39:45396</text:span></text:p>
      <text:p text:style-name="Standard"><text:span text:style-name="Source_20_Text">Jan  7 19:17:49 dropbear[5976]: Exit before auth: Exited normally</text:span></text:p>
      <text:p text:style-name="Standard"><text:span text:style-name="Source_20_Text">Jan  7 19:17:49 dropbear[5977]: Child connection from 77.72.82.39:53778</text:span></text:p>
      <text:p text:style-name="Standard"><text:span text:style-name="Source_20_Text">Jan  7 19:17:50 dropbear[5977]: Bad password attempt for 'admin' from 77.72.82.39:53778</text:span></text:p>
      <text:p text:style-name="Standard"><text:span text:style-name="Source_20_Text">Jan  7 19:17:51 dropbear[5977]: Bad password attempt for 'admin' from 77.72.82.39:53778</text:span></text:p>
      <text:p text:style-name="Standard"><text:span text:style-name="Source_20_Text">Jan  7 19:17:51 dropbear[5977]: Exit before auth (user 'admin', 3 fails): Exited normally</text:span></text:p>
      <text:p text:style-name="Standard"><text:span text:style-name="Source_20_Text">Jan  7 19:17:51 dropbear[5978]: Child connection from 77.72.82.39:53840</text:span></text:p>
      <text:p text:style-name="Standard"><text:span text:style-name="Source_20_Text">Jan  7 19:17:53 dropbear[5978]: Login attempt for nonexistent user from 77.72.82.39:53840</text:span></text:p>
      <text:p text:style-name="Standard"><text:span text:style-name="Source_20_Text">Jan  7 19:17:54 dropbear[5978]: Client trying multiple usernames from 77.72.82.39:53840</text:span></text:p>
      <text:p text:style-name="Standard"><text:span text:style-name="Source_20_Text">Jan  7 19:17:54 dropbear[5978]: Bad password attempt for 'admin' from 77.72.82.39:53840</text:span></text:p>
      <text:p text:style-name="Standard"><text:span text:style-name="Source_20_Text">Jan  7 19:17:54 dropbear[5978]: Client trying multiple usernames from 77.72.82.39:53840</text:span></text:p>
      <text:p text:style-name="Standard"><text:span text:style-name="Source_20_Text">Jan  7 19:17:54 dropbear[5978]: Login attempt for nonexistent user from 77.72.82.39:53840</text:span></text:p>
      <text:p text:style-name="Standard"><text:span text:style-name="Source_20_Text">Jan  7 19:17:54 dropbear[5978]: Exit before auth: Exited normally</text:span></text:p>
      <text:p text:style-name="Standard"><text:span text:style-name="Source_20_Text">Jan  7 19:17:54 dropbear[5979]: Child connection from 77.72.82.39:57232</text:span></text:p>
      <text:p text:style-name="Standard"><text:span text:style-name="Source_20_Text">Jan  7 19:17:56 dropbear[5979]: Login attempt for nonexistent user from 77.72.82.39:57232</text:span></text:p>
      <text:p text:style-name="Standard"><text:span text:style-name="Source_20_Text">Jan  7 19:17:57 dropbear[5979]: Client trying multiple usernames from 77.72.82.39:57232</text:span></text:p>
      <text:p text:style-name="Standard"><text:span text:style-name="Source_20_Text">Jan  7 19:17:57 dropbear[5979]: Login attempt for nonexistent user from 77.72.82.39:57232</text:span></text:p>
      <text:p text:style-name="Standard"><text:span text:style-name="Source_20_Text">Jan  7 19:17:57 dropbear[5979]: Client trying multiple usernames from 77.72.82.39:57232</text:span></text:p>
      <text:p text:style-name="Standard"><text:span text:style-name="Source_20_Text">Jan  7 19:17:57 dropbear[5979]: Login attempt for nonexistent user from 77.72.82.39:57232</text:span></text:p>
      <text:p text:style-name="Standard"><text:span text:style-name="Source_20_Text">Jan  7 19:17:57 dropbear[5979]: Exit before auth: Exited normally</text:span></text:p>
      <text:p text:style-name="Standard"><text:span text:style-name="Source_20_Text">Jan  7 19:17:57 dropbear[5980]: Child connection from 77.72.82.39:34492</text:span></text:p>
      <text:p text:style-name="Standard"><text:span text:style-name="Source_20_Text">Jan  7 19:17:59 dropbear[5980]: Exit before auth: Exited normally</text:span></text:p>
      <text:p text:style-name="Standard"><text:span text:style-name="Source_20_Text">Jan  7 19:22:36 dropbear[5981]: Child connection from 191.96.249.126:35048</text:span></text:p>
      <text:p text:style-name="Standard"><text:span text:style-name="Source_20_Text">Jan  7 19:22:38 dropbear[5981]: Login attempt for nonexistent user from 191.96.249.126:35048</text:span></text:p>
      <text:p text:style-name="Standard"><text:span text:style-name="Source_20_Text">Jan  7 19:22:39 dropbear[5982]: Child connection from 5.101.40.100:36373</text:span></text:p>
      <text:p text:style-name="Standard"><text:span text:style-name="Source_20_Text">Jan  7 19:22:39 dropbear[5981]: Exit before auth: Exited normally</text:span></text:p>
      <text:p text:style-name="Standard"><text:span text:style-name="Source_20_Text">Jan  7 19:22:40 dropbear[5982]: Bad password attempt for 'admin' from 5.101.40.100:36373</text:span></text:p>
      <text:p text:style-name="Standard"><text:span text:style-name="Source_20_Text">Jan  7 19:22:41 dropbear[5982]: Exit before auth (user 'admin', 1 fails): Exited normally</text:span></text:p>
      <text:p text:style-name="Standard"><text:span text:style-name="Source_20_Text">Jan  7 19:26:48 dropbear[5983]: Child connection from 18.219.91.195:49965</text:span></text:p>
      <text:p text:style-name="Standard"><text:span text:style-name="Source_20_Text">Jan  7 19:26:50 dropbear[5983]: Password auth succeeded for 'admin' from 18.219.91.195:49965</text:span></text:p>
      <text:p text:style-name="Standard"><text:span text:style-name="Source_20_Text">Jan  7 19:28:19 dropbear[5983]: Exit (admin): Error reading: Connection reset by peer</text:span></text:p>
      <text:p text:style-name="Standard"><text:soft-page-break/><text:span text:style-name="Source_20_Text">Jan  7 19:33:29 dropbear[5985]: Child connection from 5.101.40.166:49101</text:span></text:p>
      <text:p text:style-name="Standard"><text:span text:style-name="Source_20_Text">Jan  7 19:33:31 dropbear[5985]: Bad password attempt for 'admin' from 5.101.40.166:49101</text:span></text:p>
      <text:p text:style-name="Standard"><text:span text:style-name="Source_20_Text">Jan  7 19:33:31 dropbear[5985]: Exit before auth (user 'admin', 1 fails): Exited normally</text:span></text:p>
      <text:p text:style-name="Standard"><text:span text:style-name="Source_20_Text">Jan  7 19:35:16 dropbear[5986]: Child connection from 191.96.249.126:39833</text:span></text:p>
      <text:p text:style-name="Standard"><text:span text:style-name="Source_20_Text">Jan  7 19:35:18 dropbear[5986]: Login attempt for nonexistent user from 191.96.249.126:39833</text:span></text:p>
      <text:p text:style-name="Standard"><text:span text:style-name="Source_20_Text">Jan  7 19:35:19 dropbear[5986]: Exit before auth: Exited normally</text:span></text:p>
      <text:p text:style-name="Standard"><text:span text:style-name="Source_20_Text">Jan  7 19:40:05 dropbear[5987]: Child connection from 112.85.42.231:32300</text:span></text:p>
      <text:p text:style-name="Standard"><text:span text:style-name="Source_20_Text">Jan  7 19:40:09 dropbear[5987]: Exit before auth: Disconnect received</text:span></text:p>
      <text:p text:style-name="Standard"><text:span text:style-name="Source_20_Text">Jan  7 19:41:13 dropbear[5989]: Child connection from 18.216.3.117:64848</text:span></text:p>
      <text:p text:style-name="Standard"><text:span text:style-name="Source_20_Text">Jan  7 19:41:15 dropbear[5989]: Password auth succeeded for 'admin' from 18.216.3.117:64848</text:span></text:p>
      <text:p text:style-name="Standard"><text:span text:style-name="Source_20_Text">Jan  7 19:42:26 dropbear[5989]: Exit (admin): Error reading: Connection reset by peer</text:span></text:p>
      <text:p text:style-name="Standard"><text:span text:style-name="Source_20_Text">Jan  7 19:44:33 dropbear[5991]: Child connection from 5.101.40.166:60805</text:span></text:p>
      <text:p text:style-name="Standard"><text:span text:style-name="Source_20_Text">Jan  7 19:44:35 dropbear[5991]: Bad password attempt for 'admin' from 5.101.40.166:60805</text:span></text:p>
      <text:p text:style-name="Standard"><text:span text:style-name="Source_20_Text">Jan  7 19:44:35 dropbear[5991]: Exit before auth (user 'admin', 1 fails): Exited normally</text:span></text:p>
      <text:p text:style-name="Standard"><text:span text:style-name="Source_20_Text">Jan  7 19:48:06 dropbear[5992]: Child connection from 191.96.249.126:44613</text:span></text:p>
      <text:p text:style-name="Standard"><text:span text:style-name="Source_20_Text">Jan  7 19:48:09 dropbear[5992]: Login attempt for nonexistent user from 191.96.249.126:44613</text:span></text:p>
      <text:p text:style-name="Standard"><text:span text:style-name="Source_20_Text">Jan  7 19:48:09 dropbear[5992]: Exit before auth: Exited normally</text:span></text:p>
      <text:p text:style-name="Standard"><text:span text:style-name="Source_20_Text">Jan  7 19:54:10 dropbear[5994]: Child connection from 52.15.228.61:50865</text:span></text:p>
      <text:p text:style-name="Standard"><text:span text:style-name="Source_20_Text">Jan  7 19:54:19 dropbear[5994]: Password auth succeeded for 'admin' from 52.15.228.61:50865</text:span></text:p>
      <text:p text:style-name="Standard"><text:span text:style-name="Source_20_Text">Jan  7 19:55:35 dropbear[5995]: Child connection from 5.101.40.166:44661</text:span></text:p>
      <text:p text:style-name="Standard"><text:span text:style-name="Source_20_Text">Jan  7 19:55:36 dropbear[5995]: Bad password attempt for 'admin' from 5.101.40.166:44661</text:span></text:p>
      <text:p text:style-name="Standard"><text:span text:style-name="Source_20_Text">Jan  7 19:55:37 dropbear[5995]: Exit before auth (user 'admin', 1 fails): Exited normally</text:span></text:p>
      <text:p text:style-name="Standard"><text:span text:style-name="Source_20_Text">Jan  7 19:56:01 dropbear[5994]: Exit (admin): Error reading: Connection timed out</text:span></text:p>
      <text:p text:style-name="Standard"><text:span text:style-name="Source_20_Text">Jan  7 20:00:55 dropbear[5996]: Child connection from 191.96.249.126:49399</text:span></text:p>
      <text:p text:style-name="Standard"><text:span text:style-name="Source_20_Text">Jan  7 20:00:57 dropbear[5996]: Login attempt for nonexistent user from 191.96.249.126:49399</text:span></text:p>
      <text:p text:style-name="Standard"><text:span text:style-name="Source_20_Text">Jan  7 20:00:58 dropbear[5996]: Exit before auth: Exited normally</text:span></text:p>
      <text:p text:style-name="Standard"><text:span text:style-name="Source_20_Text">Jan  7 20:02:48 dropbear[5997]: Child connection from 18.216.130.133:49187</text:span></text:p>
      <text:p text:style-name="Standard"><text:span text:style-name="Source_20_Text">Jan  7 20:02:50 dropbear[5997]: Password auth succeeded for 'admin' from 18.216.130.133:49187</text:span></text:p>
      <text:p text:style-name="Standard"><text:span text:style-name="Source_20_Text">Jan  7 20:03:31 dropbear[5998]: Child connection from 3.17.64.102:55723</text:span></text:p>
      <text:p text:style-name="Standard"><text:span text:style-name="Source_20_Text">Jan  7 20:03:33 dropbear[5998]: Password auth succeeded for 'admin' from 3.17.64.102:55723</text:span></text:p>
      <text:p text:style-name="Standard"><text:span text:style-name="Source_20_Text">Jan  7 20:03:46 dropbear[5999]: Child connection from 109.236.91.85:59977</text:span></text:p>
      <text:p text:style-name="Standard"><text:span text:style-name="Source_20_Text">Jan  7 20:03:48 dropbear[5999]: Bad password attempt for 'admin' from 109.236.91.85:59977</text:span></text:p>
      <text:p text:style-name="Standard"><text:span text:style-name="Source_20_Text">Jan  7 20:03:49 dropbear[5999]: Exit before auth (user 'admin', 1 fails): Error reading: Connection reset by peer</text:span></text:p>
      <text:p text:style-name="Standard"><text:span text:style-name="Source_20_Text">Jan  7 20:04:16 dropbear[5998]: Exit (admin): Error reading: Connection reset by peer</text:span></text:p>
      <text:p text:style-name="Standard"><text:span text:style-name="Source_20_Text">Jan  7 20:04:30 dropbear[5997]: Exit (admin): Error reading: Connection reset by peer</text:span></text:p>
      <text:p text:style-name="Standard"><text:span text:style-name="Source_20_Text">Jan  7 20:06:39 dropbear[6000]: Child connection from 5.101.40.100:60640</text:span></text:p>
      <text:p text:style-name="Standard"><text:soft-page-break/><text:span text:style-name="Source_20_Text">Jan  7 20:06:41 dropbear[6000]: Bad password attempt for 'admin' from 5.101.40.100:60640</text:span></text:p>
      <text:p text:style-name="Standard"><text:span text:style-name="Source_20_Text">Jan  7 20:06:41 dropbear[6000]: Exit before auth (user 'admin', 1 fails): Exited normally</text:span></text:p>
      <text:p text:style-name="Standard"><text:span text:style-name="Source_20_Text">Jan  7 20:06:46 dropbear[6001]: Child connection from 195.3.147.49:8549</text:span></text:p>
      <text:p text:style-name="Standard"><text:span text:style-name="Source_20_Text">Jan  7 20:06:48 dropbear[6001]: Bad password attempt for 'admin' from 195.3.147.49:8549</text:span></text:p>
      <text:p text:style-name="Standard"><text:span text:style-name="Source_20_Text">Jan  7 20:06:48 dropbear[6001]: Exit before auth (user 'admin', 1 fails): Error reading: Connection reset by peer</text:span></text:p>
      <text:p text:style-name="Standard"><text:span text:style-name="Source_20_Text">Jan  7 20:10:38 dropbear[5949]: Exit (admin): Error reading: Connection reset by peer</text:span></text:p>
      <text:p text:style-name="Standard"><text:span text:style-name="Source_20_Text">Jan  7 20:10:43 dropbear[6002]: Child connection from 185.158.114.240:62834</text:span></text:p>
      <text:p text:style-name="Standard"><text:span text:style-name="Source_20_Text">Jan  7 20:10:44 dropbear[6002]: Password auth succeeded for 'admin' from 185.158.114.240:62834</text:span></text:p>
      <text:p text:style-name="Standard"><text:span text:style-name="Source_20_Text">Jan  7 20:13:39 dropbear[6003]: Child connection from 191.96.249.126:54170</text:span></text:p>
      <text:p text:style-name="Standard"><text:span text:style-name="Source_20_Text">Jan  7 20:13:41 dropbear[6003]: Login attempt for nonexistent user from 191.96.249.126:54170</text:span></text:p>
      <text:p text:style-name="Standard"><text:span text:style-name="Source_20_Text">Jan  7 20:13:41 dropbear[6003]: Exit before auth: Exited normally</text:span></text:p>
      <text:p text:style-name="Standard"><text:span text:style-name="Source_20_Text">Jan  7 20:22:42 dropbear[5948]: Exit (admin): Error reading: Connection reset by peer</text:span></text:p>
      <text:p text:style-name="Standard"><text:span text:style-name="Source_20_Text">Jan  7 20:22:47 dropbear[6005]: Child connection from 190.2.150.166:50083</text:span></text:p>
      <text:p text:style-name="Standard"><text:span text:style-name="Source_20_Text">Jan  7 20:22:48 dropbear[6005]: Password auth succeeded for 'admin' from 190.2.150.166:50083</text:span></text:p>
      <text:p text:style-name="Standard"><text:span text:style-name="Source_20_Text">Jan  7 20:26:20 dropbear[6006]: Child connection from 191.96.249.126:58940</text:span></text:p>
      <text:p text:style-name="Standard"><text:span text:style-name="Source_20_Text">Jan  7 20:26:22 dropbear[6006]: Login attempt for nonexistent user from 191.96.249.126:58940</text:span></text:p>
      <text:p text:style-name="Standard"><text:span text:style-name="Source_20_Text">Jan  7 20:26:23 dropbear[6006]: Exit before auth: Exited normally</text:span></text:p>
      <text:p text:style-name="Standard"><text:span text:style-name="Source_20_Text">Jan  7 20:28:38 dropbear[6007]: Child connection from 5.101.40.100:46678</text:span></text:p>
      <text:p text:style-name="Standard"><text:span text:style-name="Source_20_Text">Jan  7 20:28:40 dropbear[6007]: Bad password attempt for 'admin' from 5.101.40.100:46678</text:span></text:p>
      <text:p text:style-name="Standard"><text:span text:style-name="Source_20_Text">Jan  7 20:28:41 dropbear[6007]: Exit before auth (user 'admin', 1 fails): Exited normally</text:span></text:p>
      <text:p text:style-name="Standard"><text:span text:style-name="Source_20_Text">Jan  7 20:36:37 dropbear[6009]: Child connection from 36.156.24.93:54579</text:span></text:p>
      <text:p text:style-name="Standard"><text:span text:style-name="Source_20_Text">Jan  7 20:36:41 dropbear[6009]: Exit before auth: Disconnect received</text:span></text:p>
      <text:p text:style-name="Standard"><text:span text:style-name="Source_20_Text">Jan  7 20:38:27 dropbear[6010]: Child connection from 122.226.181.167:48820</text:span></text:p>
      <text:p text:style-name="Standard"><text:span text:style-name="Source_20_Text">Jan  7 20:38:30 dropbear[6010]: Exit before auth: Disconnect received</text:span></text:p>
      <text:p text:style-name="Standard"><text:span text:style-name="Source_20_Text">Jan  7 20:39:39 dropbear[6011]: Child connection from 5.101.40.100:54527</text:span></text:p>
      <text:p text:style-name="Standard"><text:span text:style-name="Source_20_Text">Jan  7 20:39:41 dropbear[6011]: Bad password attempt for 'admin' from 5.101.40.100:54527</text:span></text:p>
      <text:p text:style-name="Standard"><text:span text:style-name="Source_20_Text">Jan  7 20:39:41 dropbear[6011]: Exit before auth (user 'admin', 1 fails): Exited normally</text:span></text:p>
      <text:p text:style-name="Standard"><text:span text:style-name="Source_20_Text">Jan  7 20:39:48 dropbear[6012]: Child connection from 36.156.24.97:42789</text:span></text:p>
      <text:p text:style-name="Standard"><text:span text:style-name="Source_20_Text">Jan  7 20:39:49 dropbear[6013]: Child connection from 191.96.249.126:35475</text:span></text:p>
      <text:p text:style-name="Standard"><text:span text:style-name="Source_20_Text">Jan  7 20:39:51 dropbear[6013]: Login attempt for nonexistent user from 191.96.249.126:35475</text:span></text:p>
      <text:p text:style-name="Standard"><text:span text:style-name="Source_20_Text">Jan  7 20:39:51 dropbear[6012]: Exit before auth: Disconnect received</text:span></text:p>
      <text:p text:style-name="Standard"><text:span text:style-name="Source_20_Text">Jan  7 20:39:51 dropbear[6013]: Exit before auth: Exited normally</text:span></text:p>
      <text:p text:style-name="Standard"><text:span text:style-name="Source_20_Text">Jan  7 20:40:10 dropbear[6014]: Child connection from 223.111.139.244:48532</text:span></text:p>
      <text:p text:style-name="Standard"><text:span text:style-name="Source_20_Text">Jan  7 20:40:21 dropbear[6014]: Exit before auth: Exited normally</text:span></text:p>
      <text:p text:style-name="Standard"><text:span text:style-name="Source_20_Text">Jan  7 20:41:37 dropbear[6015]: Child connection from 36.156.24.94:54042</text:span></text:p>
      <text:p text:style-name="Standard"><text:span text:style-name="Source_20_Text">Jan  7 20:41:41 dropbear[6015]: Exit before auth: Disconnect received</text:span></text:p>
      <text:p text:style-name="Standard"><text:span text:style-name="Source_20_Text">Jan  7 20:42:45 dropbear[6016]: Child connection from 193.201.224.206:49244</text:span></text:p>
      <text:p text:style-name="Standard"><text:soft-page-break/><text:span text:style-name="Source_20_Text">Jan  7 20:42:47 dropbear[6016]: Bad password attempt for 'admin' from 193.201.224.206:49244</text:span></text:p>
      <text:p text:style-name="Standard"><text:span text:style-name="Source_20_Text">Jan  7 20:42:47 dropbear[6016]: Exit before auth (user 'admin', 1 fails): Error reading: Connection reset by peer</text:span></text:p>
      <text:p text:style-name="Standard"><text:span text:style-name="Source_20_Text">Jan  7 20:43:19 kernel: Peer 212.129.28.33:22/26535 unexpectedly shrunk window 1177000136:1177000216 (repaired)</text:span></text:p>
      <text:p text:style-name="Standard"><text:span text:style-name="Source_20_Text">Jan  7 20:43:20 kernel: Peer 212.129.28.33:22/26535 unexpectedly shrunk window 1177000136:1177000216 (repaired)</text:span></text:p>
      <text:p text:style-name="Standard"><text:span text:style-name="Source_20_Text">Jan  7 20:43:22 kernel: Peer 212.129.28.33:22/26535 unexpectedly shrunk window 1177000136:1177000216 (repaired)</text:span></text:p>
      <text:p text:style-name="Standard"><text:span text:style-name="Source_20_Text">Jan  7 20:43:26 kernel: Peer 212.129.28.33:22/26535 unexpectedly shrunk window 1177000136:1177000216 (repaired)</text:span></text:p>
      <text:p text:style-name="Standard"><text:span text:style-name="Source_20_Text">Jan  7 20:43:29 dropbear[6018]: Child connection from 223.111.139.247:41622</text:span></text:p>
      <text:p text:style-name="Standard"><text:span text:style-name="Source_20_Text">Jan  7 20:43:32 dropbear[6018]: Exit before auth: Disconnect received</text:span></text:p>
      <text:p text:style-name="Standard"><text:span text:style-name="Source_20_Text">Jan  7 20:43:35 kernel: Peer 212.129.28.33:22/26535 unexpectedly shrunk window 1177000136:1177000216 (repaired)</text:span></text:p>
      <text:p text:style-name="Standard"><text:span text:style-name="Source_20_Text">Jan  7 20:43:52 dropbear[6019]: Child connection from 36.156.24.96:57450</text:span></text:p>
      <text:p text:style-name="Standard"><text:span text:style-name="Source_20_Text">Jan  7 20:43:55 dropbear[6019]: Exit before auth: Disconnect received</text:span></text:p>
      <text:p text:style-name="Standard"><text:span text:style-name="Source_20_Text">Jan  7 20:44:41 dropbear[6020]: Child connection from 18.191.196.190:62585</text:span></text:p>
      <text:p text:style-name="Standard"><text:span text:style-name="Source_20_Text">Jan  7 20:44:45 dropbear[6020]: Password auth succeeded for 'admin' from 18.191.196.190:62585</text:span></text:p>
      <text:p text:style-name="Standard"><text:span text:style-name="Source_20_Text">Jan  7 20:45:44 dropbear[6020]: Exit (admin): Error reading: Connection reset by peer</text:span></text:p>
      <text:p text:style-name="Standard"><text:span text:style-name="Source_20_Text">Jan  7 20:48:17 dropbear[6021]: Child connection from 61.184.247.6:44762</text:span></text:p>
      <text:p text:style-name="Standard"><text:span text:style-name="Source_20_Text">Jan  7 20:48:20 dropbear[6021]: Exit before auth: Disconnect received</text:span></text:p>
      <text:p text:style-name="Standard"><text:span text:style-name="Source_20_Text">Jan  7 20:48:25 dropbear[6022]: Child connection from 122.226.181.166:47210</text:span></text:p>
      <text:p text:style-name="Standard"><text:span text:style-name="Source_20_Text">Jan  7 20:48:28 dropbear[6022]: Exit before auth: Disconnect received</text:span></text:p>
      <text:p text:style-name="Standard"><text:span text:style-name="Source_20_Text">Jan  7 20:48:35 dropbear[6023]: Child connection from 61.184.247.4:60235</text:span></text:p>
      <text:p text:style-name="Standard"><text:span text:style-name="Source_20_Text">Jan  7 20:48:39 dropbear[6023]: Exit before auth: Disconnect received</text:span></text:p>
      <text:p text:style-name="Standard"><text:span text:style-name="Source_20_Text">Jan  7 20:50:40 dropbear[6024]: Child connection from 5.101.40.100:34205</text:span></text:p>
      <text:p text:style-name="Standard"><text:span text:style-name="Source_20_Text">Jan  7 20:50:42 dropbear[6024]: Bad password attempt for 'admin' from 5.101.40.100:34205</text:span></text:p>
      <text:p text:style-name="Standard"><text:span text:style-name="Source_20_Text">Jan  7 20:50:42 dropbear[6024]: Exit before auth (user 'admin', 1 fails): Exited normally</text:span></text:p>
      <text:p text:style-name="Standard"><text:span text:style-name="Source_20_Text">Jan  7 20:51:44 dropbear[6025]: Child connection from 122.226.181.164:37378</text:span></text:p>
      <text:p text:style-name="Standard"><text:span text:style-name="Source_20_Text">Jan  7 20:51:48 dropbear[6025]: Exit before auth: Disconnect received</text:span></text:p>
      <text:p text:style-name="Standard"><text:span text:style-name="Source_20_Text">Jan  7 20:53:22 dropbear[6026]: Child connection from 191.96.249.126:40233</text:span></text:p>
      <text:p text:style-name="Standard"><text:span text:style-name="Source_20_Text">Jan  7 20:53:24 dropbear[6026]: Login attempt for nonexistent user from 191.96.249.126:40233</text:span></text:p>
      <text:p text:style-name="Standard"><text:span text:style-name="Source_20_Text">Jan  7 20:53:24 dropbear[6026]: Exit before auth: Exited normally</text:span></text:p>
      <text:p text:style-name="Standard"><text:span text:style-name="Source_20_Text">Jan  7 20:53:45 dropbear[5945]: Exit (admin): Error reading: Connection reset by peer</text:span></text:p>
      <text:p text:style-name="Standard"><text:span text:style-name="Source_20_Text">Jan  7 20:53:51 dropbear[6028]: Child connection from 193.19.119.141:40566</text:span></text:p>
      <text:p text:style-name="Standard"><text:span text:style-name="Source_20_Text">Jan  7 20:53:52 dropbear[6028]: Password auth succeeded for 'admin' from 193.19.119.141:40566</text:span></text:p>
      <text:p text:style-name="Standard"><text:span text:style-name="Source_20_Text">Jan  7 20:58:26 dropbear[6029]: Child connection from 18.219.147.144:57997</text:span></text:p>
      <text:p text:style-name="Standard"><text:span text:style-name="Source_20_Text">Jan  7 20:58:29 dropbear[6029]: Password auth succeeded for 'admin' from 18.219.147.144:57997</text:span></text:p>
      <text:p text:style-name="Standard"><text:span text:style-name="Source_20_Text">Jan  7 20:59:17 dropbear[6031]: Child connection from 122.226.181.164:33542</text:span></text:p>
      <text:p text:style-name="Standard"><text:span text:style-name="Source_20_Text">Jan  7 20:59:21 dropbear[6031]: Exit before auth: Disconnect received</text:span></text:p>
      <text:p text:style-name="Standard"><text:span text:style-name="Source_20_Text">Jan  7 20:59:30 dropbear[6032]: Child connection from 61.184.247.4:45715</text:span></text:p>
      <text:p text:style-name="Standard"><text:span text:style-name="Source_20_Text">Jan  7 20:59:34 dropbear[6032]: Exit before auth: Disconnect received</text:span></text:p>
      <text:p text:style-name="Standard"><text:soft-page-break/><text:span text:style-name="Source_20_Text">Jan  7 20:59:57 dropbear[6033]: Child connection from 223.111.139.247:37444</text:span></text:p>
      <text:p text:style-name="Standard"><text:span text:style-name="Source_20_Text">Jan  7 21:00:00 dropbear[6033]: Exit before auth: Disconnect received</text:span></text:p>
      <text:p text:style-name="Standard"><text:span text:style-name="Source_20_Text">Jan  7 21:00:09 dropbear[6029]: Exit (admin): Error reading: Connection reset by peer</text:span></text:p>
      <text:p text:style-name="Standard"><text:span text:style-name="Source_20_Text">Jan  7 21:01:39 dropbear[6034]: Child connection from 5.101.40.100:41776</text:span></text:p>
      <text:p text:style-name="Standard"><text:span text:style-name="Source_20_Text">Jan  7 21:01:41 dropbear[6034]: Bad password attempt for 'admin' from 5.101.40.100:41776</text:span></text:p>
      <text:p text:style-name="Standard"><text:span text:style-name="Source_20_Text">Jan  7 21:01:41 dropbear[6034]: Exit before auth (user 'admin', 1 fails): Exited normally</text:span></text:p>
      <text:p text:style-name="Standard"><text:span text:style-name="Source_20_Text">Jan  7 21:02:58 dropbear[6035]: Child connection from 36.156.24.97:36633</text:span></text:p>
      <text:p text:style-name="Standard"><text:span text:style-name="Source_20_Text">Jan  7 21:03:01 dropbear[6035]: Exit before auth: Disconnect received</text:span></text:p>
      <text:p text:style-name="Standard"><text:span text:style-name="Source_20_Text">Jan  7 21:04:26 dropbear[6037]: Child connection from 223.111.139.210:39105</text:span></text:p>
      <text:p text:style-name="Standard"><text:span text:style-name="Source_20_Text">Jan  7 21:04:29 dropbear[6037]: Exit before auth: Disconnect received</text:span></text:p>
      <text:p text:style-name="Standard"><text:span text:style-name="Source_20_Text">Jan  7 21:07:14 dropbear[6038]: Child connection from 191.96.249.126:45014</text:span></text:p>
      <text:p text:style-name="Standard"><text:span text:style-name="Source_20_Text">Jan  7 21:07:16 dropbear[6038]: Login attempt for nonexistent user from 191.96.249.126:45014</text:span></text:p>
      <text:p text:style-name="Standard"><text:span text:style-name="Source_20_Text">Jan  7 21:07:17 dropbear[6038]: Exit before auth: Exited normally</text:span></text:p>
      <text:p text:style-name="Standard"><text:span text:style-name="Source_20_Text">Jan  7 21:07:27 dropbear[6039]: Child connection from 125.65.42.192:57988</text:span></text:p>
      <text:p text:style-name="Standard"><text:span text:style-name="Source_20_Text">Jan  7 21:07:34 dropbear[6039]: Exit before auth: Disconnect received</text:span></text:p>
      <text:p text:style-name="Standard"><text:span text:style-name="Source_20_Text">Jan  7 21:10:40 dropbear[6040]: Child connection from 36.156.24.93:60504</text:span></text:p>
      <text:p text:style-name="Standard"><text:span text:style-name="Source_20_Text">Jan  7 21:10:43 dropbear[6040]: Exit before auth: Disconnect received</text:span></text:p>
      <text:p text:style-name="Standard"><text:span text:style-name="Source_20_Text">Jan  7 21:11:46 dropbear[6041]: Child connection from 18.219.132.150:65163</text:span></text:p>
      <text:p text:style-name="Standard"><text:span text:style-name="Source_20_Text">Jan  7 21:11:48 dropbear[6041]: Password auth succeeded for 'admin' from 18.219.132.150:65163</text:span></text:p>
      <text:p text:style-name="Standard"><text:span text:style-name="Source_20_Text">Jan  7 21:12:31 dropbear[6041]: Exit (admin): Error reading: Connection reset by peer</text:span></text:p>
      <text:p text:style-name="Standard"><text:span text:style-name="Source_20_Text">Jan  7 21:12:34 dropbear[6042]: Child connection from 5.101.40.166:43459</text:span></text:p>
      <text:p text:style-name="Standard"><text:span text:style-name="Source_20_Text">Jan  7 21:12:36 dropbear[6042]: Bad password attempt for 'admin' from 5.101.40.166:43459</text:span></text:p>
      <text:p text:style-name="Standard"><text:span text:style-name="Source_20_Text">Jan  7 21:12:36 dropbear[6042]: Exit before auth (user 'admin', 1 fails): Exited normally</text:span></text:p>
      <text:p text:style-name="Standard"><text:span text:style-name="Source_20_Text">Jan  7 21:17:17 dropbear[6044]: Child connection from 36.156.24.96:32808</text:span></text:p>
      <text:p text:style-name="Standard"><text:span text:style-name="Source_20_Text">Jan  7 21:17:20 dropbear[6044]: Exit before auth: Disconnect received</text:span></text:p>
      <text:p text:style-name="Standard"><text:span text:style-name="Source_20_Text">Jan  7 21:20:05 dropbear[6045]: Child connection from 36.156.24.94:33220</text:span></text:p>
      <text:p text:style-name="Standard"><text:span text:style-name="Source_20_Text">Jan  7 21:20:08 dropbear[6045]: Exit before auth: Disconnect received</text:span></text:p>
      <text:p text:style-name="Standard"><text:span text:style-name="Source_20_Text">Jan  7 21:21:10 dropbear[6046]: Child connection from 191.96.249.126:49793</text:span></text:p>
      <text:p text:style-name="Standard"><text:span text:style-name="Source_20_Text">Jan  7 21:21:12 dropbear[6046]: Login attempt for nonexistent user from 191.96.249.126:49793</text:span></text:p>
      <text:p text:style-name="Standard"><text:span text:style-name="Source_20_Text">Jan  7 21:21:12 dropbear[6046]: Exit before auth: Exited normally</text:span></text:p>
      <text:p text:style-name="Standard"><text:span text:style-name="Source_20_Text">Jan  7 21:21:12 dropbear[6047]: Child connection from 115.238.245.8:37261</text:span></text:p>
      <text:p text:style-name="Standard"><text:span text:style-name="Source_20_Text">Jan  7 21:21:16 dropbear[6047]: Exit before auth: Disconnect received</text:span></text:p>
      <text:p text:style-name="Standard"><text:span text:style-name="Source_20_Text">Jan  7 21:23:02 dropbear[6048]: Child connection from 61.184.247.6:54338</text:span></text:p>
      <text:p text:style-name="Standard"><text:span text:style-name="Source_20_Text">Jan  7 21:23:06 dropbear[6048]: Exit before auth: Disconnect received</text:span></text:p>
      <text:p text:style-name="Standard"><text:span text:style-name="Source_20_Text">Jan  7 21:23:18 dropbear[6049]: Child connection from 61.184.247.3:55622</text:span></text:p>
      <text:p text:style-name="Standard"><text:span text:style-name="Source_20_Text">Jan  7 21:23:21 dropbear[6049]: Exit before auth: Disconnect received</text:span></text:p>
      <text:p text:style-name="Standard"><text:span text:style-name="Source_20_Text">Jan  7 21:23:34 dropbear[6050]: Child connection from 5.101.40.166:55877</text:span></text:p>
      <text:p text:style-name="Standard"><text:span text:style-name="Source_20_Text">Jan  7 21:23:36 dropbear[6050]: Bad password attempt for 'admin' from 5.101.40.166:55877</text:span></text:p>
      <text:p text:style-name="Standard"><text:span text:style-name="Source_20_Text">Jan  7 21:23:37 dropbear[6050]: Exit before auth (user 'admin', 1 fails): Exited normally</text:span></text:p>
      <text:p text:style-name="Standard"><text:span text:style-name="Source_20_Text">Jan  7 21:24:10 dropbear[6051]: Child connection from 122.226.181.164:36478</text:span></text:p>
      <text:p text:style-name="Standard"><text:span text:style-name="Source_20_Text">Jan  7 21:24:14 dropbear[6051]: Exit before auth: Disconnect received</text:span></text:p>
      <text:p text:style-name="Standard"><text:soft-page-break/><text:span text:style-name="Source_20_Text">Jan  7 21:24:55 dropbear[6005]: Exit (admin): Error reading: Connection reset by peer</text:span></text:p>
      <text:p text:style-name="Standard"><text:span text:style-name="Source_20_Text">Jan  7 21:25:00 dropbear[6052]: Child connection from 190.2.150.166:25271</text:span></text:p>
      <text:p text:style-name="Standard"><text:span text:style-name="Source_20_Text">Jan  7 21:25:02 dropbear[6052]: Password auth succeeded for 'admin' from 190.2.150.166:25271</text:span></text:p>
      <text:p text:style-name="Standard"><text:span text:style-name="Source_20_Text">Jan  7 21:33:54 dropbear[6055]: Child connection from 122.226.181.165:52680</text:span></text:p>
      <text:p text:style-name="Standard"><text:span text:style-name="Source_20_Text">Jan  7 21:33:58 dropbear[6055]: Exit before auth: Disconnect received</text:span></text:p>
      <text:p text:style-name="Standard"><text:span text:style-name="Source_20_Text">Jan  7 21:34:11 dropbear[6056]: Child connection from 61.184.247.6:56582</text:span></text:p>
      <text:p text:style-name="Standard"><text:span text:style-name="Source_20_Text">Jan  7 21:34:21 dropbear[6056]: Exit before auth: Disconnect received</text:span></text:p>
      <text:p text:style-name="Standard"><text:span text:style-name="Source_20_Text">Jan  7 21:34:32 dropbear[6057]: Child connection from 5.101.40.166:41417</text:span></text:p>
      <text:p text:style-name="Standard"><text:span text:style-name="Source_20_Text">Jan  7 21:34:34 dropbear[6057]: Bad password attempt for 'admin' from 5.101.40.166:41417</text:span></text:p>
      <text:p text:style-name="Standard"><text:span text:style-name="Source_20_Text">Jan  7 21:34:34 dropbear[6057]: Exit before auth (user 'admin', 1 fails): Exited normally</text:span></text:p>
      <text:p text:style-name="Standard"><text:span text:style-name="Source_20_Text">Jan  7 21:34:54 dropbear[6058]: Child connection from 191.96.249.126:54540</text:span></text:p>
      <text:p text:style-name="Standard"><text:span text:style-name="Source_20_Text">Jan  7 21:34:56 dropbear[6058]: Login attempt for nonexistent user from 191.96.249.126:54540</text:span></text:p>
      <text:p text:style-name="Standard"><text:span text:style-name="Source_20_Text">Jan  7 21:34:57 dropbear[6058]: Exit before auth: Exited normally</text:span></text:p>
      <text:p text:style-name="Standard"><text:span text:style-name="Source_20_Text">Jan  7 21:34:57 dropbear[6059]: Child connection from 115.238.245.4:33302</text:span></text:p>
      <text:p text:style-name="Standard"><text:span text:style-name="Source_20_Text">Jan  7 21:35:01 dropbear[6059]: Exit before auth: Disconnect received</text:span></text:p>
      <text:p text:style-name="Standard"><text:span text:style-name="Source_20_Text">Jan  7 21:36:17 dropbear[6060]: Child connection from 13.59.1.237:56290</text:span></text:p>
      <text:p text:style-name="Standard"><text:span text:style-name="Source_20_Text">Jan  7 21:36:20 dropbear[6060]: Password auth succeeded for 'admin' from 13.59.1.237:56290</text:span></text:p>
      <text:p text:style-name="Standard"><text:span text:style-name="Source_20_Text">Jan  7 21:36:23 dropbear[5926]: Exit (admin): Error reading: Connection reset by peer</text:span></text:p>
      <text:p text:style-name="Standard"><text:span text:style-name="Source_20_Text">Jan  7 21:36:28 dropbear[6061]: Child connection from 185.248.103.175:18379</text:span></text:p>
      <text:p text:style-name="Standard"><text:span text:style-name="Source_20_Text">Jan  7 21:36:29 dropbear[6061]: Password auth succeeded for 'admin' from 185.248.103.175:18379</text:span></text:p>
      <text:p text:style-name="Standard"><text:span text:style-name="Source_20_Text">Jan  7 21:37:14 dropbear[6060]: Exit (admin): Error reading: Connection reset by peer</text:span></text:p>
      <text:p text:style-name="Standard"><text:span text:style-name="Source_20_Text">Jan  7 21:38:16 dropbear[6062]: Child connection from 61.184.247.4:34124</text:span></text:p>
      <text:p text:style-name="Standard"><text:span text:style-name="Source_20_Text">Jan  7 21:38:20 dropbear[6062]: Exit before auth: Disconnect received</text:span></text:p>
      <text:p text:style-name="Standard"><text:span text:style-name="Source_20_Text">Jan  7 21:39:54 dropbear[6063]: Child connection from 195.3.147.49:57024</text:span></text:p>
      <text:p text:style-name="Standard"><text:span text:style-name="Source_20_Text">Jan  7 21:39:56 dropbear[6063]: Bad password attempt for 'admin' from 195.3.147.49:57024</text:span></text:p>
      <text:p text:style-name="Standard"><text:span text:style-name="Source_20_Text">Jan  7 21:39:56 dropbear[6063]: Exit before auth (user 'admin', 1 fails): Error reading: Connection reset by peer</text:span></text:p>
      <text:p text:style-name="Standard"><text:span text:style-name="Source_20_Text">Jan  7 21:45:32 dropbear[6065]: Child connection from 13.59.214.46:50475</text:span></text:p>
      <text:p text:style-name="Standard"><text:span text:style-name="Source_20_Text">Jan  7 21:45:32 dropbear[6066]: Child connection from 5.101.40.166:55411</text:span></text:p>
      <text:p text:style-name="Standard"><text:span text:style-name="Source_20_Text">Jan  7 21:45:34 dropbear[6066]: Bad password attempt for 'admin' from 5.101.40.166:55411</text:span></text:p>
      <text:p text:style-name="Standard"><text:span text:style-name="Source_20_Text">Jan  7 21:45:35 dropbear[6066]: Exit before auth (user 'admin', 1 fails): Exited normally</text:span></text:p>
      <text:p text:style-name="Standard"><text:span text:style-name="Source_20_Text">Jan  7 21:45:35 dropbear[6065]: Password auth succeeded for 'admin' from 13.59.214.46:50475</text:span></text:p>
      <text:p text:style-name="Standard"><text:span text:style-name="Source_20_Text">Jan  7 21:46:07 dropbear[6067]: Child connection from 36.156.24.97:46257</text:span></text:p>
      <text:p text:style-name="Standard"><text:span text:style-name="Source_20_Text">Jan  7 21:46:10 dropbear[6067]: Exit before auth: Disconnect received</text:span></text:p>
      <text:p text:style-name="Standard"><text:span text:style-name="Source_20_Text">Jan  7 21:46:18 dropbear[6065]: Exit (admin): Error reading: Connection reset by peer</text:span></text:p>
      <text:p text:style-name="Standard"><text:span text:style-name="Source_20_Text">Jan  7 21:46:46 dropbear[6068]: Child connection from 223.111.139.247:32962</text:span></text:p>
      <text:p text:style-name="Standard"><text:span text:style-name="Source_20_Text">Jan  7 21:46:50 dropbear[6068]: Exit before auth: Disconnect received</text:span></text:p>
      <text:p text:style-name="Standard"><text:span text:style-name="Source_20_Text">Jan  7 21:46:54 dropbear[6069]: Child connection from 18.191.177.219:61447</text:span></text:p>
      <text:p text:style-name="Standard"><text:soft-page-break/><text:span text:style-name="Source_20_Text">Jan  7 21:46:57 dropbear[6069]: Password auth succeeded for 'admin' from 18.191.177.219:61447</text:span></text:p>
      <text:p text:style-name="Standard"><text:span text:style-name="Source_20_Text">Jan  7 21:47:42 dropbear[6069]: Exit (admin): Error reading: Connection reset by peer</text:span></text:p>
      <text:p text:style-name="Standard"><text:span text:style-name="Source_20_Text">Jan  7 21:48:47 dropbear[6070]: Child connection from 191.96.249.126:59313</text:span></text:p>
      <text:p text:style-name="Standard"><text:span text:style-name="Source_20_Text">Jan  7 21:48:50 dropbear[6070]: Login attempt for nonexistent user from 191.96.249.126:59313</text:span></text:p>
      <text:p text:style-name="Standard"><text:span text:style-name="Source_20_Text">Jan  7 21:48:50 dropbear[6070]: Exit before auth: Exited normally</text:span></text:p>
      <text:p text:style-name="Standard"><text:span text:style-name="Source_20_Text">Jan  7 21:50:57 dropbear[6071]: Child connection from 111.7.177.239:51740</text:span></text:p>
      <text:p text:style-name="Standard"><text:span text:style-name="Source_20_Text">Jan  7 21:50:59 dropbear[6071]: Login attempt for nonexistent user from 111.7.177.239:51740</text:span></text:p>
      <text:p text:style-name="Standard"><text:span text:style-name="Source_20_Text">Jan  7 21:51:00 dropbear[6071]: Exit before auth: Disconnect received</text:span></text:p>
      <text:p text:style-name="Standard"><text:span text:style-name="Source_20_Text">Jan  7 21:51:01 dropbear[6072]: Child connection from 111.7.177.239:58243</text:span></text:p>
      <text:p text:style-name="Standard"><text:span text:style-name="Source_20_Text">Jan  7 21:51:10 dropbear[6072]: Exit before auth: Exited normally</text:span></text:p>
      <text:p text:style-name="Standard"><text:span text:style-name="Source_20_Text">Jan  7 21:53:33 dropbear[6002]: Exit (admin): Error reading: Connection reset by peer</text:span></text:p>
      <text:p text:style-name="Standard"><text:span text:style-name="Source_20_Text">Jan  7 21:53:38 dropbear[6073]: Child connection from 185.158.114.240:33453</text:span></text:p>
      <text:p text:style-name="Standard"><text:span text:style-name="Source_20_Text">Jan  7 21:53:39 dropbear[6073]: Password auth succeeded for 'admin' from 185.158.114.240:33453</text:span></text:p>
      <text:p text:style-name="Standard"><text:span text:style-name="Source_20_Text">Jan  7 21:56:35 dropbear[6075]: Child connection from 5.101.40.166:40383</text:span></text:p>
      <text:p text:style-name="Standard"><text:span text:style-name="Source_20_Text">Jan  7 21:56:37 dropbear[6075]: Bad password attempt for 'admin' from 5.101.40.166:40383</text:span></text:p>
      <text:p text:style-name="Standard"><text:span text:style-name="Source_20_Text">Jan  7 21:56:37 dropbear[6075]: Exit before auth (user 'admin', 1 fails): Exited normally</text:span></text:p>
      <text:p text:style-name="Standard"><text:span text:style-name="Source_20_Text">Jan  7 22:02:23 dropbear[6078]: Child connection from 36.156.24.93:57759</text:span></text:p>
      <text:p text:style-name="Standard"><text:span text:style-name="Source_20_Text">Jan  7 22:02:27 dropbear[6078]: Exit before auth: Disconnect received</text:span></text:p>
      <text:p text:style-name="Standard"><text:span text:style-name="Source_20_Text">Jan  7 22:02:39 dropbear[6079]: Child connection from 191.96.249.126:35846</text:span></text:p>
      <text:p text:style-name="Standard"><text:span text:style-name="Source_20_Text">Jan  7 22:02:41 dropbear[6079]: Login attempt for nonexistent user from 191.96.249.126:35846</text:span></text:p>
      <text:p text:style-name="Standard"><text:span text:style-name="Source_20_Text">Jan  7 22:02:41 dropbear[6079]: Exit before auth: Exited normally</text:span></text:p>
      <text:p text:style-name="Standard"><text:span text:style-name="Source_20_Text">Jan  7 22:05:23 dropbear[6080]: Child connection from 13.59.115.143:60336</text:span></text:p>
      <text:p text:style-name="Standard"><text:span text:style-name="Source_20_Text">Jan  7 22:05:25 dropbear[6080]: Password auth succeeded for 'admin' from 13.59.115.143:60336</text:span></text:p>
      <text:p text:style-name="Standard"><text:span text:style-name="Source_20_Text">Jan  7 22:06:09 dropbear[6080]: Exit (admin): Error reading: Connection reset by peer</text:span></text:p>
      <text:p text:style-name="Standard"><text:span text:style-name="Source_20_Text">Jan  7 22:07:35 dropbear[6081]: Child connection from 5.101.40.100:55599</text:span></text:p>
      <text:p text:style-name="Standard"><text:span text:style-name="Source_20_Text">Jan  7 22:07:37 dropbear[6081]: Bad password attempt for 'admin' from 5.101.40.100:55599</text:span></text:p>
      <text:p text:style-name="Standard"><text:span text:style-name="Source_20_Text">Jan  7 22:07:37 dropbear[6081]: Exit before auth (user 'admin', 1 fails): Exited normally</text:span></text:p>
      <text:p text:style-name="Standard"><text:span text:style-name="Source_20_Text">Jan  7 22:13:09 dropbear[6082]: Child connection from 18.221.252.104:54321</text:span></text:p>
      <text:p text:style-name="Standard"><text:span text:style-name="Source_20_Text">Jan  7 22:13:12 dropbear[6082]: Password auth succeeded for 'admin' from 18.221.252.104:54321</text:span></text:p>
      <text:p text:style-name="Standard"><text:span text:style-name="Source_20_Text">Jan  7 22:13:57 dropbear[6082]: Exit (admin): Error reading: Connection reset by peer</text:span></text:p>
      <text:p text:style-name="Standard"><text:span text:style-name="Source_20_Text">Jan  7 22:14:12 dropbear[6083]: Child connection from 36.156.24.96:47200</text:span></text:p>
      <text:p text:style-name="Standard"><text:span text:style-name="Source_20_Text">Jan  7 22:14:15 dropbear[6083]: Exit before auth: Disconnect received</text:span></text:p>
      <text:p text:style-name="Standard"><text:span text:style-name="Source_20_Text">Jan  7 22:15:38 dropbear[6084]: Child connection from 18.222.193.160:65198</text:span></text:p>
      <text:p text:style-name="Standard"><text:span text:style-name="Source_20_Text">Jan  7 22:15:41 dropbear[6084]: Password auth succeeded for 'admin' from 18.222.193.160:65198</text:span></text:p>
      <text:p text:style-name="Standard"><text:span text:style-name="Source_20_Text">Jan  7 22:16:23 dropbear[6085]: Child connection from 191.96.249.126:40608</text:span></text:p>
      <text:p text:style-name="Standard"><text:span text:style-name="Source_20_Text">Jan  7 22:16:25 dropbear[6085]: Login attempt for nonexistent user from 191.96.249.126:40608</text:span></text:p>
      <text:p text:style-name="Standard"><text:span text:style-name="Source_20_Text">Jan  7 22:16:25 dropbear[6085]: Exit before auth: Exited normally</text:span></text:p>
      <text:p text:style-name="Standard"><text:soft-page-break/><text:span text:style-name="Source_20_Text">Jan  7 22:16:36 dropbear[6084]: Exit (admin): Error reading: Connection reset by peer</text:span></text:p>
      <text:p text:style-name="Standard"><text:span text:style-name="Source_20_Text">Jan  7 22:17:22 dropbear[6086]: Child connection from 61.184.247.4:33562</text:span></text:p>
      <text:p text:style-name="Standard"><text:span text:style-name="Source_20_Text">Jan  7 22:17:28 dropbear[6086]: Exit before auth: Disconnect received</text:span></text:p>
      <text:p text:style-name="Standard"><text:span text:style-name="Source_20_Text">Jan  7 22:18:38 dropbear[6087]: Child connection from 5.101.40.100:35961</text:span></text:p>
      <text:p text:style-name="Standard"><text:span text:style-name="Source_20_Text">Jan  7 22:18:41 dropbear[6087]: Bad password attempt for 'admin' from 5.101.40.100:35961</text:span></text:p>
      <text:p text:style-name="Standard"><text:span text:style-name="Source_20_Text">Jan  7 22:18:41 dropbear[6087]: Exit before auth (user 'admin', 1 fails): Exited normally</text:span></text:p>
      <text:p text:style-name="Standard"><text:span text:style-name="Source_20_Text">Jan  7 22:28:32 dropbear[6088]: Child connection from 18.218.50.235:55997</text:span></text:p>
      <text:p text:style-name="Standard"><text:span text:style-name="Source_20_Text">Jan  7 22:28:34 dropbear[6088]: Password auth succeeded for 'admin' from 18.218.50.235:55997</text:span></text:p>
      <text:p text:style-name="Standard"><text:span text:style-name="Source_20_Text">Jan  7 22:29:16 dropbear[6088]: Exit (admin): Error reading: Connection reset by peer</text:span></text:p>
      <text:p text:style-name="Standard"><text:span text:style-name="Source_20_Text">Jan  7 22:29:38 dropbear[6090]: Child connection from 5.101.40.100:43461</text:span></text:p>
      <text:p text:style-name="Standard"><text:span text:style-name="Source_20_Text">Jan  7 22:29:39 dropbear[6090]: Bad password attempt for 'admin' from 5.101.40.100:43461</text:span></text:p>
      <text:p text:style-name="Standard"><text:span text:style-name="Source_20_Text">Jan  7 22:29:40 dropbear[6090]: Exit before auth (user 'admin', 1 fails): Exited normally</text:span></text:p>
      <text:p text:style-name="Standard"><text:span text:style-name="Source_20_Text">Jan  7 22:30:02 dropbear[6091]: Child connection from 122.226.181.165:41276</text:span></text:p>
      <text:p text:style-name="Standard"><text:span text:style-name="Source_20_Text">Jan  7 22:30:11 dropbear[6091]: Exit before auth: Disconnect received</text:span></text:p>
      <text:p text:style-name="Standard"><text:span text:style-name="Source_20_Text">Jan  7 22:30:12 dropbear[6092]: Child connection from 191.96.249.126:45375</text:span></text:p>
      <text:p text:style-name="Standard"><text:span text:style-name="Source_20_Text">Jan  7 22:30:14 dropbear[6092]: Login attempt for nonexistent user from 191.96.249.126:45375</text:span></text:p>
      <text:p text:style-name="Standard"><text:span text:style-name="Source_20_Text">Jan  7 22:30:14 dropbear[6092]: Exit before auth: Exited normally</text:span></text:p>
      <text:p text:style-name="Standard"><text:span text:style-name="Source_20_Text">Jan  7 22:33:19 dropbear[6094]: Child connection from 61.184.247.4:54980</text:span></text:p>
      <text:p text:style-name="Standard"><text:span text:style-name="Source_20_Text">Jan  7 22:33:22 dropbear[6094]: Exit before auth: Disconnect received</text:span></text:p>
      <text:p text:style-name="Standard"><text:span text:style-name="Source_20_Text">Jan  7 22:40:20 dropbear[6095]: Child connection from 122.226.181.167:53646</text:span></text:p>
      <text:p text:style-name="Standard"><text:span text:style-name="Source_20_Text">Jan  7 22:40:24 dropbear[6095]: Exit before auth: Disconnect received</text:span></text:p>
      <text:p text:style-name="Standard"><text:span text:style-name="Source_20_Text">Jan  7 22:40:30 dropbear[6096]: Child connection from 5.101.40.166:37009</text:span></text:p>
      <text:p text:style-name="Standard"><text:span text:style-name="Source_20_Text">Jan  7 22:40:32 dropbear[6096]: Bad password attempt for 'admin' from 5.101.40.166:37009</text:span></text:p>
      <text:p text:style-name="Standard"><text:span text:style-name="Source_20_Text">Jan  7 22:40:33 dropbear[6096]: Exit before auth (user 'admin', 1 fails): Exited normally</text:span></text:p>
      <text:p text:style-name="Standard"><text:span text:style-name="Source_20_Text">Jan  7 22:43:55 dropbear[6097]: Child connection from 223.111.139.211:58898</text:span></text:p>
      <text:p text:style-name="Standard"><text:span text:style-name="Source_20_Text">Jan  7 22:43:59 dropbear[6097]: Exit before auth: Disconnect received</text:span></text:p>
      <text:p text:style-name="Standard"><text:span text:style-name="Source_20_Text">Jan  7 22:44:26 dropbear[6098]: Child connection from 191.96.249.126:50143</text:span></text:p>
      <text:p text:style-name="Standard"><text:span text:style-name="Source_20_Text">Jan  7 22:44:27 dropbear[6099]: Child connection from 223.111.139.211:48102</text:span></text:p>
      <text:p text:style-name="Standard"><text:span text:style-name="Source_20_Text">Jan  7 22:44:28 dropbear[6098]: Login attempt for nonexistent user from 191.96.249.126:50143</text:span></text:p>
      <text:p text:style-name="Standard"><text:span text:style-name="Source_20_Text">Jan  7 22:44:28 dropbear[6100]: Child connection from 185.248.103.178:38172</text:span></text:p>
      <text:p text:style-name="Standard"><text:span text:style-name="Source_20_Text">Jan  7 22:44:28 dropbear[6098]: Exit before auth: Exited normally</text:span></text:p>
      <text:p text:style-name="Standard"><text:span text:style-name="Source_20_Text">Jan  7 22:44:29 dropbear[6100]: Password auth succeeded for 'admin' from 185.248.103.178:38172</text:span></text:p>
      <text:p text:style-name="Standard"><text:span text:style-name="Source_20_Text">Jan  7 22:44:31 dropbear[6099]: Exit before auth: Disconnect received</text:span></text:p>
      <text:p text:style-name="Standard"><text:span text:style-name="Source_20_Text">Jan  7 22:45:27 dropbear[6101]: Child connection from 61.184.247.6:56329</text:span></text:p>
      <text:p text:style-name="Standard"><text:span text:style-name="Source_20_Text">Jan  7 22:45:32 dropbear[6101]: Exit before auth: Disconnect received</text:span></text:p>
      <text:p text:style-name="Standard"><text:span text:style-name="Source_20_Text">Jan  7 22:46:15 dropbear[6102]: Child connection from 36.156.24.97:39921</text:span></text:p>
      <text:p text:style-name="Standard"><text:span text:style-name="Source_20_Text">Jan  7 22:46:18 dropbear[6102]: Exit before auth: Disconnect received</text:span></text:p>
      <text:p text:style-name="Standard"><text:span text:style-name="Source_20_Text">Jan  7 22:46:35 dropbear[6103]: Child connection from 195.3.147.49:16347</text:span></text:p>
      <text:p text:style-name="Standard"><text:soft-page-break/><text:span text:style-name="Source_20_Text">Jan  7 22:46:37 dropbear[6103]: Bad password attempt for 'admin' from 195.3.147.49:16347</text:span></text:p>
      <text:p text:style-name="Standard"><text:span text:style-name="Source_20_Text">Jan  7 22:46:37 dropbear[6103]: Exit before auth (user 'admin', 1 fails): Error reading: Connection reset by peer</text:span></text:p>
      <text:p text:style-name="Standard"><text:span text:style-name="Source_20_Text">Jan  7 22:49:21 dropbear[6105]: Child connection from 18.191.61.46:50194</text:span></text:p>
      <text:p text:style-name="Standard"><text:span text:style-name="Source_20_Text">Jan  7 22:49:24 dropbear[6105]: Password auth succeeded for 'admin' from 18.191.61.46:50194</text:span></text:p>
      <text:p text:style-name="Standard"><text:span text:style-name="Source_20_Text">Jan  7 22:50:37 dropbear[6105]: Exit (admin): Error reading: Connection reset by peer</text:span></text:p>
      <text:p text:style-name="Standard"><text:span text:style-name="Source_20_Text">Jan  7 22:51:56 dropbear[6106]: Child connection from 193.201.224.206:17745</text:span></text:p>
      <text:p text:style-name="Standard"><text:span text:style-name="Source_20_Text">Jan  7 22:51:58 dropbear[6106]: Bad password attempt for 'admin' from 193.201.224.206:17745</text:span></text:p>
      <text:p text:style-name="Standard"><text:span text:style-name="Source_20_Text">Jan  7 22:51:58 dropbear[6106]: Exit before auth (user 'admin', 1 fails): Error reading: Connection reset by peer</text:span></text:p>
      <text:p text:style-name="Standard"><text:span text:style-name="Source_20_Text">Jan  7 22:53:06 dropbear[6052]: Exit (admin): Error reading: Connection reset by peer</text:span></text:p>
      <text:p text:style-name="Standard"><text:span text:style-name="Source_20_Text">Jan  7 22:53:11 dropbear[6107]: Child connection from 190.2.150.166:50078</text:span></text:p>
      <text:p text:style-name="Standard"><text:span text:style-name="Source_20_Text">Jan  7 22:53:12 dropbear[6107]: Password auth succeeded for 'admin' from 190.2.150.166:50078</text:span></text:p>
      <text:p text:style-name="Standard"><text:span text:style-name="Source_20_Text">Jan  7 22:53:29 dropbear[6108]: Child connection from 223.111.139.211:60678</text:span></text:p>
      <text:p text:style-name="Standard"><text:span text:style-name="Source_20_Text">Jan  7 22:53:32 dropbear[6108]: Exit before auth: Disconnect received</text:span></text:p>
      <text:p text:style-name="Standard"><text:span text:style-name="Source_20_Text">Jan  7 22:53:57 dropbear[6109]: Child connection from 52.14.52.119:61616</text:span></text:p>
      <text:p text:style-name="Standard"><text:span text:style-name="Source_20_Text">Jan  7 22:53:59 dropbear[6109]: Password auth succeeded for 'admin' from 52.14.52.119:61616</text:span></text:p>
      <text:p text:style-name="Standard"><text:span text:style-name="Source_20_Text">Jan  7 22:55:14 dropbear[6110]: Child connection from 18.188.215.89:60694</text:span></text:p>
      <text:p text:style-name="Standard"><text:span text:style-name="Source_20_Text">Jan  7 22:55:17 dropbear[6110]: Password auth succeeded for 'admin' from 18.188.215.89:60694</text:span></text:p>
      <text:p text:style-name="Standard"><text:span text:style-name="Source_20_Text">Jan  7 22:55:17 dropbear[6109]: Exit (admin): Error reading: Connection reset by peer</text:span></text:p>
      <text:p text:style-name="Standard"><text:span text:style-name="Source_20_Text">Jan  7 22:56:00 dropbear[6110]: Exit (admin): Error reading: Connection reset by peer</text:span></text:p>
      <text:p text:style-name="Standard"><text:span text:style-name="Source_20_Text">Jan  7 22:57:58 dropbear[6111]: Child connection from 125.65.42.192:40559</text:span></text:p>
      <text:p text:style-name="Standard"><text:span text:style-name="Source_20_Text">Jan  7 22:58:01 dropbear[6111]: Exit before auth: Disconnect received</text:span></text:p>
      <text:p text:style-name="Standard"><text:span text:style-name="Source_20_Text">Jan  7 22:58:24 dropbear[6112]: Child connection from 191.96.249.126:54916</text:span></text:p>
      <text:p text:style-name="Standard"><text:span text:style-name="Source_20_Text">Jan  7 22:58:27 dropbear[6112]: Login attempt for nonexistent user from 191.96.249.126:54916</text:span></text:p>
      <text:p text:style-name="Standard"><text:span text:style-name="Source_20_Text">Jan  7 22:58:27 dropbear[6112]: Exit before auth: Exited normally</text:span></text:p>
      <text:p text:style-name="Standard"><text:span text:style-name="Source_20_Text">Jan  7 23:00:46 dropbear[6114]: Child connection from 18.191.21.93:60126</text:span></text:p>
      <text:p text:style-name="Standard"><text:span text:style-name="Source_20_Text">Jan  7 23:00:49 dropbear[6114]: Password auth succeeded for 'admin' from 18.191.21.93:60126</text:span></text:p>
      <text:p text:style-name="Standard"><text:span text:style-name="Source_20_Text">Jan  7 23:01:32 dropbear[6114]: Exit (admin): Error reading: Connection reset by peer</text:span></text:p>
      <text:p text:style-name="Standard"><text:span text:style-name="Source_20_Text">Jan  7 23:02:34 dropbear[6115]: Child connection from 5.101.40.166:35873</text:span></text:p>
      <text:p text:style-name="Standard"><text:span text:style-name="Source_20_Text">Jan  7 23:02:36 dropbear[6115]: Bad password attempt for 'admin' from 5.101.40.166:35873</text:span></text:p>
      <text:p text:style-name="Standard"><text:span text:style-name="Source_20_Text">Jan  7 23:02:36 dropbear[6115]: Exit before auth (user 'admin', 1 fails): Exited normally</text:span></text:p>
      <text:p text:style-name="Standard"><text:span text:style-name="Source_20_Text">Jan  7 23:04:28 dropbear[6117]: Child connection from 61.184.247.8:47923</text:span></text:p>
      <text:p text:style-name="Standard"><text:span text:style-name="Source_20_Text">Jan  7 23:04:31 dropbear[6117]: Exit before auth: Disconnect received</text:span></text:p>
      <text:p text:style-name="Standard"><text:span text:style-name="Source_20_Text">Jan  7 23:06:56 dropbear[6073]: Exit (admin): Error reading: Connection reset by peer</text:span></text:p>
      <text:p text:style-name="Standard"><text:span text:style-name="Source_20_Text">Jan  7 23:07:01 dropbear[6118]: Child connection from 185.158.114.240:45389</text:span></text:p>
      <text:p text:style-name="Standard"><text:soft-page-break/><text:span text:style-name="Source_20_Text">Jan  7 23:07:02 dropbear[6118]: Password auth succeeded for 'admin' from 185.158.114.240:45389</text:span></text:p>
      <text:p text:style-name="Standard"><text:span text:style-name="Source_20_Text">Jan  7 23:08:08 dropbear[6119]: Child connection from 122.226.181.166:57128</text:span></text:p>
      <text:p text:style-name="Standard"><text:span text:style-name="Source_20_Text">Jan  7 23:08:12 dropbear[6119]: Exit before auth: Disconnect received</text:span></text:p>
      <text:p text:style-name="Standard"><text:span text:style-name="Source_20_Text">Jan  7 23:12:17 dropbear[6120]: Child connection from 191.96.249.126:59683</text:span></text:p>
      <text:p text:style-name="Standard"><text:span text:style-name="Source_20_Text">Jan  7 23:12:19 dropbear[6120]: Login attempt for nonexistent user from 191.96.249.126:59683</text:span></text:p>
      <text:p text:style-name="Standard"><text:span text:style-name="Source_20_Text">Jan  7 23:12:19 dropbear[6120]: Exit before auth: Exited normally</text:span></text:p>
      <text:p text:style-name="Standard"><text:span text:style-name="Source_20_Text">Jan  7 23:13:02 dropbear[6121]: Child connection from 61.184.247.4:56558</text:span></text:p>
      <text:p text:style-name="Standard"><text:span text:style-name="Source_20_Text">Jan  7 23:13:08 dropbear[6121]: Exit before auth: Disconnect received</text:span></text:p>
      <text:p text:style-name="Standard"><text:span text:style-name="Source_20_Text">Jan  7 23:13:30 dropbear[6123]: Child connection from 5.101.40.166:53130</text:span></text:p>
      <text:p text:style-name="Standard"><text:span text:style-name="Source_20_Text">Jan  7 23:13:32 dropbear[6123]: Bad password attempt for 'admin' from 5.101.40.166:53130</text:span></text:p>
      <text:p text:style-name="Standard"><text:span text:style-name="Source_20_Text">Jan  7 23:13:32 dropbear[6123]: Exit before auth (user 'admin', 1 fails): Exited normally</text:span></text:p>
      <text:p text:style-name="Standard"><text:span text:style-name="Source_20_Text">Jan  7 23:14:07 dropbear[6124]: Child connection from 36.156.24.93:43933</text:span></text:p>
      <text:p text:style-name="Standard"><text:span text:style-name="Source_20_Text">Jan  7 23:14:10 dropbear[6124]: Exit before auth: Disconnect received</text:span></text:p>
      <text:p text:style-name="Standard"><text:span text:style-name="Source_20_Text">Jan  7 23:15:08 dropbear[6125]: Child connection from 223.111.139.210:40540</text:span></text:p>
      <text:p text:style-name="Standard"><text:span text:style-name="Source_20_Text">Jan  7 23:15:11 dropbear[6125]: Exit before auth: Disconnect received</text:span></text:p>
      <text:p text:style-name="Standard"><text:span text:style-name="Source_20_Text">Jan  7 23:18:31 dropbear[6126]: Child connection from 18.220.148.210:65416</text:span></text:p>
      <text:p text:style-name="Standard"><text:span text:style-name="Source_20_Text">Jan  7 23:18:34 dropbear[6126]: Password auth succeeded for 'admin' from 18.220.148.210:65416</text:span></text:p>
      <text:p text:style-name="Standard"><text:span text:style-name="Source_20_Text">Jan  7 23:19:19 dropbear[6127]: Child connection from 223.111.139.244:41376</text:span></text:p>
      <text:p text:style-name="Standard"><text:span text:style-name="Source_20_Text">Jan  7 23:19:24 dropbear[6127]: Exit before auth: Disconnect received</text:span></text:p>
      <text:p text:style-name="Standard"><text:span text:style-name="Source_20_Text">Jan  7 23:19:55 dropbear[6126]: Exit (admin): Error reading: Connection reset by peer</text:span></text:p>
      <text:p text:style-name="Standard"><text:span text:style-name="Source_20_Text">Jan  7 23:20:20 dropbear[6128]: Child connection from 115.238.245.8:33837</text:span></text:p>
      <text:p text:style-name="Standard"><text:span text:style-name="Source_20_Text">Jan  7 23:20:23 dropbear[6128]: Exit before auth: Disconnect received</text:span></text:p>
      <text:p text:style-name="Standard"><text:span text:style-name="Source_20_Text">Jan  7 23:24:33 dropbear[6129]: Child connection from 5.101.40.166:40513</text:span></text:p>
      <text:p text:style-name="Standard"><text:span text:style-name="Source_20_Text">Jan  7 23:24:35 dropbear[6129]: Bad password attempt for 'admin' from 5.101.40.166:40513</text:span></text:p>
      <text:p text:style-name="Standard"><text:span text:style-name="Source_20_Text">Jan  7 23:24:35 dropbear[6129]: Exit before auth (user 'admin', 1 fails): Exited normally</text:span></text:p>
      <text:p text:style-name="Standard"><text:span text:style-name="Source_20_Text">Jan  7 23:26:18 dropbear[6131]: Child connection from 191.96.249.126:36203</text:span></text:p>
      <text:p text:style-name="Standard"><text:span text:style-name="Source_20_Text">Jan  7 23:26:21 dropbear[6131]: Login attempt for nonexistent user from 191.96.249.126:36203</text:span></text:p>
      <text:p text:style-name="Standard"><text:span text:style-name="Source_20_Text">Jan  7 23:26:21 dropbear[6131]: Exit before auth: Exited normally</text:span></text:p>
      <text:p text:style-name="Standard"><text:span text:style-name="Source_20_Text">Jan  7 23:28:34 dropbear[6132]: Child connection from 88.214.26.47:33895</text:span></text:p>
      <text:p text:style-name="Standard"><text:span text:style-name="Source_20_Text">Jan  7 23:28:35 dropbear[6132]: Bad password attempt for 'admin' from 88.214.26.47:33895</text:span></text:p>
      <text:p text:style-name="Standard"><text:span text:style-name="Source_20_Text">Jan  7 23:28:36 dropbear[6132]: Client trying multiple usernames from 88.214.26.47:33895</text:span></text:p>
      <text:p text:style-name="Standard"><text:span text:style-name="Source_20_Text">Jan  7 23:28:36 dropbear[6132]: Login attempt for nonexistent user from 88.214.26.47:33895</text:span></text:p>
      <text:p text:style-name="Standard"><text:span text:style-name="Source_20_Text">Jan  7 23:28:36 dropbear[6132]: Client trying multiple usernames from 88.214.26.47:33895</text:span></text:p>
      <text:p text:style-name="Standard"><text:span text:style-name="Source_20_Text">Jan  7 23:28:36 dropbear[6132]: Login attempt for nonexistent user from 88.214.26.47:33895</text:span></text:p>
      <text:p text:style-name="Standard"><text:span text:style-name="Source_20_Text">Jan  7 23:28:37 dropbear[6132]: Exit before auth: Exited normally</text:span></text:p>
      <text:p text:style-name="Standard"><text:span text:style-name="Source_20_Text">Jan  7 23:28:37 dropbear[6133]: Child connection from 88.214.26.47:56677</text:span></text:p>
      <text:p text:style-name="Standard"><text:span text:style-name="Source_20_Text">Jan  7 23:28:39 dropbear[6133]: Login attempt for nonexistent user from 88.214.26.47:56677</text:span></text:p>
      <text:p text:style-name="Standard"><text:soft-page-break/><text:span text:style-name="Source_20_Text">Jan  7 23:28:39 dropbear[6133]: Client trying multiple usernames from 88.214.26.47:56677</text:span></text:p>
      <text:p text:style-name="Standard"><text:span text:style-name="Source_20_Text">Jan  7 23:28:39 dropbear[6133]: Bad password attempt for 'admin' from 88.214.26.47:56677</text:span></text:p>
      <text:p text:style-name="Standard"><text:span text:style-name="Source_20_Text">Jan  7 23:28:40 dropbear[6133]: Bad password attempt for 'admin' from 88.214.26.47:56677</text:span></text:p>
      <text:p text:style-name="Standard"><text:span text:style-name="Source_20_Text">Jan  7 23:28:40 dropbear[6133]: Exit before auth (user 'admin', 2 fails): Exited normally</text:span></text:p>
      <text:p text:style-name="Standard"><text:span text:style-name="Source_20_Text">Jan  7 23:28:40 dropbear[6134]: Child connection from 88.214.26.47:53285</text:span></text:p>
      <text:p text:style-name="Standard"><text:span text:style-name="Source_20_Text">Jan  7 23:28:42 dropbear[6134]: Bad password attempt for 'admin' from 88.214.26.47:53285</text:span></text:p>
      <text:p text:style-name="Standard"><text:span text:style-name="Source_20_Text">Jan  7 23:28:42 dropbear[6134]: Client trying multiple usernames from 88.214.26.47:53285</text:span></text:p>
      <text:p text:style-name="Standard"><text:span text:style-name="Source_20_Text">Jan  7 23:28:42 dropbear[6134]: Login attempt for nonexistent user from 88.214.26.47:53285</text:span></text:p>
      <text:p text:style-name="Standard"><text:span text:style-name="Source_20_Text">Jan  7 23:28:43 dropbear[6134]: Client trying multiple usernames from 88.214.26.47:53285</text:span></text:p>
      <text:p text:style-name="Standard"><text:span text:style-name="Source_20_Text">Jan  7 23:28:43 dropbear[6134]: Login attempt for nonexistent user from 88.214.26.47:53285</text:span></text:p>
      <text:p text:style-name="Standard"><text:span text:style-name="Source_20_Text">Jan  7 23:28:43 dropbear[6134]: Exit before auth: Exited normally</text:span></text:p>
      <text:p text:style-name="Standard"><text:span text:style-name="Source_20_Text">Jan  7 23:28:43 dropbear[6136]: Child connection from 88.214.26.47:39630</text:span></text:p>
      <text:p text:style-name="Standard"><text:span text:style-name="Source_20_Text">Jan  7 23:28:45 dropbear[6136]: Login attempt for nonexistent user from 88.214.26.47:39630</text:span></text:p>
      <text:p text:style-name="Standard"><text:span text:style-name="Source_20_Text">Jan  7 23:28:46 dropbear[6136]: Client trying multiple usernames from 88.214.26.47:39630</text:span></text:p>
      <text:p text:style-name="Standard"><text:span text:style-name="Source_20_Text">Jan  7 23:28:46 dropbear[6136]: Login attempt for nonexistent user from 88.214.26.47:39630</text:span></text:p>
      <text:p text:style-name="Standard"><text:span text:style-name="Source_20_Text">Jan  7 23:28:46 dropbear[6136]: Client trying multiple usernames from 88.214.26.47:39630</text:span></text:p>
      <text:p text:style-name="Standard"><text:span text:style-name="Source_20_Text">Jan  7 23:28:46 dropbear[6136]: Login attempt for nonexistent user from 88.214.26.47:39630</text:span></text:p>
      <text:p text:style-name="Standard"><text:span text:style-name="Source_20_Text">Jan  7 23:28:46 dropbear[6136]: Exit before auth: Exited normally</text:span></text:p>
      <text:p text:style-name="Standard"><text:span text:style-name="Source_20_Text">Jan  7 23:28:46 dropbear[6137]: Child connection from 88.214.26.47:40379</text:span></text:p>
      <text:p text:style-name="Standard"><text:span text:style-name="Source_20_Text">Jan  7 23:28:48 dropbear[6137]: Bad password attempt for 'admin' from 88.214.26.47:40379</text:span></text:p>
      <text:p text:style-name="Standard"><text:span text:style-name="Source_20_Text">Jan  7 23:28:49 dropbear[6137]: Client trying multiple usernames from 88.214.26.47:40379</text:span></text:p>
      <text:p text:style-name="Standard"><text:span text:style-name="Source_20_Text">Jan  7 23:28:49 dropbear[6137]: Login attempt for nonexistent user from 88.214.26.47:40379</text:span></text:p>
      <text:p text:style-name="Standard"><text:span text:style-name="Source_20_Text">Jan  7 23:28:49 dropbear[6137]: Exit before auth: Exited normally</text:span></text:p>
      <text:p text:style-name="Standard"><text:span text:style-name="Source_20_Text">Jan  7 23:28:49 dropbear[6138]: Child connection from 88.214.26.47:39235</text:span></text:p>
      <text:p text:style-name="Standard"><text:span text:style-name="Source_20_Text">Jan  7 23:28:51 dropbear[6138]: Bad password attempt for 'admin' from 88.214.26.47:39235</text:span></text:p>
      <text:p text:style-name="Standard"><text:span text:style-name="Source_20_Text">Jan  7 23:28:52 dropbear[6138]: Client trying multiple usernames from 88.214.26.47:39235</text:span></text:p>
      <text:p text:style-name="Standard"><text:span text:style-name="Source_20_Text">Jan  7 23:28:52 dropbear[6138]: Login attempt for nonexistent user from 88.214.26.47:39235</text:span></text:p>
      <text:p text:style-name="Standard"><text:span text:style-name="Source_20_Text">Jan  7 23:28:52 dropbear[6138]: Client trying multiple usernames from 88.214.26.47:39235</text:span></text:p>
      <text:p text:style-name="Standard"><text:span text:style-name="Source_20_Text">Jan  7 23:28:52 dropbear[6138]: Bad password attempt for 'admin' from 88.214.26.47:39235</text:span></text:p>
      <text:p text:style-name="Standard"><text:span text:style-name="Source_20_Text">Jan  7 23:28:53 dropbear[6138]: Exit before auth (user 'admin', 1 fails): Exited normally</text:span></text:p>
      <text:p text:style-name="Standard"><text:span text:style-name="Source_20_Text">Jan  7 23:28:53 dropbear[6139]: Child connection from 88.214.26.47:48095</text:span></text:p>
      <text:p text:style-name="Standard"><text:span text:style-name="Source_20_Text">Jan  7 23:28:55 dropbear[6139]: Login attempt for nonexistent user from 88.214.26.47:48095</text:span></text:p>
      <text:p text:style-name="Standard"><text:soft-page-break/><text:span text:style-name="Source_20_Text">Jan  7 23:28:55 dropbear[6139]: Client trying multiple usernames from 88.214.26.47:48095</text:span></text:p>
      <text:p text:style-name="Standard"><text:span text:style-name="Source_20_Text">Jan  7 23:28:55 dropbear[6139]: Bad password attempt for 'admin' from 88.214.26.47:48095</text:span></text:p>
      <text:p text:style-name="Standard"><text:span text:style-name="Source_20_Text">Jan  7 23:28:56 dropbear[6139]: Client trying multiple usernames from 88.214.26.47:48095</text:span></text:p>
      <text:p text:style-name="Standard"><text:span text:style-name="Source_20_Text">Jan  7 23:28:56 dropbear[6139]: Login attempt for nonexistent user from 88.214.26.47:48095</text:span></text:p>
      <text:p text:style-name="Standard"><text:span text:style-name="Source_20_Text">Jan  7 23:28:56 dropbear[6139]: Exit before auth: Exited normally</text:span></text:p>
      <text:p text:style-name="Standard"><text:span text:style-name="Source_20_Text">Jan  7 23:28:56 dropbear[6140]: Child connection from 88.214.26.47:50587</text:span></text:p>
      <text:p text:style-name="Standard"><text:span text:style-name="Source_20_Text">Jan  7 23:29:02 dropbear[6140]: Login attempt for nonexistent user from 88.214.26.47:50587</text:span></text:p>
      <text:p text:style-name="Standard"><text:span text:style-name="Source_20_Text">Jan  7 23:29:03 dropbear[6140]: Client trying multiple usernames from 88.214.26.47:50587</text:span></text:p>
      <text:p text:style-name="Standard"><text:span text:style-name="Source_20_Text">Jan  7 23:29:03 dropbear[6140]: Login attempt for nonexistent user from 88.214.26.47:50587</text:span></text:p>
      <text:p text:style-name="Standard"><text:span text:style-name="Source_20_Text">Jan  7 23:29:04 dropbear[6140]: Client trying multiple usernames from 88.214.26.47:50587</text:span></text:p>
      <text:p text:style-name="Standard"><text:span text:style-name="Source_20_Text">Jan  7 23:29:04 dropbear[6140]: Login attempt for nonexistent user from 88.214.26.47:50587</text:span></text:p>
      <text:p text:style-name="Standard"><text:span text:style-name="Source_20_Text">Jan  7 23:29:04 dropbear[6140]: Exit before auth: Exited normally</text:span></text:p>
      <text:p text:style-name="Standard"><text:span text:style-name="Source_20_Text">Jan  7 23:29:04 dropbear[6141]: Child connection from 88.214.26.47:41133</text:span></text:p>
      <text:p text:style-name="Standard"><text:span text:style-name="Source_20_Text">Jan  7 23:29:07 dropbear[6141]: Login attempt for nonexistent user from 88.214.26.47:41133</text:span></text:p>
      <text:p text:style-name="Standard"><text:span text:style-name="Source_20_Text">Jan  7 23:29:08 dropbear[6141]: Client trying multiple usernames from 88.214.26.47:41133</text:span></text:p>
      <text:p text:style-name="Standard"><text:span text:style-name="Source_20_Text">Jan  7 23:29:08 dropbear[6141]: Login attempt for nonexistent user from 88.214.26.47:41133</text:span></text:p>
      <text:p text:style-name="Standard"><text:span text:style-name="Source_20_Text">Jan  7 23:29:09 dropbear[6141]: Client trying multiple usernames from 88.214.26.47:41133</text:span></text:p>
      <text:p text:style-name="Standard"><text:span text:style-name="Source_20_Text">Jan  7 23:29:09 dropbear[6141]: Login attempt for nonexistent user from 88.214.26.47:41133</text:span></text:p>
      <text:p text:style-name="Standard"><text:span text:style-name="Source_20_Text">Jan  7 23:29:10 dropbear[6141]: Exit before auth: Exited normally</text:span></text:p>
      <text:p text:style-name="Standard"><text:span text:style-name="Source_20_Text">Jan  7 23:29:10 dropbear[6142]: Child connection from 88.214.26.47:57478</text:span></text:p>
      <text:p text:style-name="Standard"><text:span text:style-name="Source_20_Text">Jan  7 23:29:17 dropbear[6142]: Bad password attempt for 'admin' from 88.214.26.47:57478</text:span></text:p>
      <text:p text:style-name="Standard"><text:span text:style-name="Source_20_Text">Jan  7 23:29:18 dropbear[6142]: Bad password attempt for 'admin' from 88.214.26.47:57478</text:span></text:p>
      <text:p text:style-name="Standard"><text:span text:style-name="Source_20_Text">Jan  7 23:29:18 dropbear[6142]: Exit before auth (user 'admin', 3 fails): Exited normally</text:span></text:p>
      <text:p text:style-name="Standard"><text:span text:style-name="Source_20_Text">Jan  7 23:29:18 dropbear[6143]: Child connection from 88.214.26.47:34301</text:span></text:p>
      <text:p text:style-name="Standard"><text:span text:style-name="Source_20_Text">Jan  7 23:29:22 dropbear[6143]: Login attempt for nonexistent user from 88.214.26.47:34301</text:span></text:p>
      <text:p text:style-name="Standard"><text:span text:style-name="Source_20_Text">Jan  7 23:29:23 dropbear[6143]: Client trying multiple usernames from 88.214.26.47:34301</text:span></text:p>
      <text:p text:style-name="Standard"><text:span text:style-name="Source_20_Text">Jan  7 23:29:23 dropbear[6143]: Bad password attempt for 'admin' from 88.214.26.47:34301</text:span></text:p>
      <text:p text:style-name="Standard"><text:span text:style-name="Source_20_Text">Jan  7 23:29:25 dropbear[6143]: Client trying multiple usernames from 88.214.26.47:34301</text:span></text:p>
      <text:p text:style-name="Standard"><text:span text:style-name="Source_20_Text">Jan  7 23:29:25 dropbear[6143]: Login attempt for nonexistent user from 88.214.26.47:34301</text:span></text:p>
      <text:p text:style-name="Standard"><text:span text:style-name="Source_20_Text">Jan  7 23:29:26 dropbear[6143]: Exit before auth: Exited normally</text:span></text:p>
      <text:p text:style-name="Standard"><text:span text:style-name="Source_20_Text">Jan  7 23:29:26 dropbear[6144]: Child connection from 88.214.26.47:43191</text:span></text:p>
      <text:p text:style-name="Standard"><text:span text:style-name="Source_20_Text">Jan  7 23:29:31 dropbear[6144]: Login attempt for nonexistent user from 88.214.26.47:43191</text:span></text:p>
      <text:p text:style-name="Standard"><text:soft-page-break/><text:span text:style-name="Source_20_Text">Jan  7 23:29:31 dropbear[6144]: Client trying multiple usernames from 88.214.26.47:43191</text:span></text:p>
      <text:p text:style-name="Standard"><text:span text:style-name="Source_20_Text">Jan  7 23:29:31 dropbear[6144]: Login attempt for nonexistent user from 88.214.26.47:43191</text:span></text:p>
      <text:p text:style-name="Standard"><text:span text:style-name="Source_20_Text">Jan  7 23:29:31 dropbear[6144]: Client trying multiple usernames from 88.214.26.47:43191</text:span></text:p>
      <text:p text:style-name="Standard"><text:span text:style-name="Source_20_Text">Jan  7 23:29:31 dropbear[6144]: Login attempt for nonexistent user from 88.214.26.47:43191</text:span></text:p>
      <text:p text:style-name="Standard"><text:span text:style-name="Source_20_Text">Jan  7 23:29:32 dropbear[6145]: Child connection from 88.214.26.47:44697</text:span></text:p>
      <text:p text:style-name="Standard"><text:span text:style-name="Source_20_Text">Jan  7 23:29:32 dropbear[6144]: Exit before auth: Exited normally</text:span></text:p>
      <text:p text:style-name="Standard"><text:span text:style-name="Source_20_Text">Jan  7 23:29:43 dropbear[6145]: Exit before auth: Exited normally</text:span></text:p>
      <text:p text:style-name="Standard"><text:span text:style-name="Source_20_Text">Jan  7 23:35:31 dropbear[6146]: Child connection from 5.101.40.166:56969</text:span></text:p>
      <text:p text:style-name="Standard"><text:span text:style-name="Source_20_Text">Jan  7 23:35:33 dropbear[6146]: Bad password attempt for 'admin' from 5.101.40.166:56969</text:span></text:p>
      <text:p text:style-name="Standard"><text:span text:style-name="Source_20_Text">Jan  7 23:35:33 dropbear[6146]: Exit before auth (user 'admin', 1 fails): Exited normally</text:span></text:p>
      <text:p text:style-name="Standard"><text:span text:style-name="Source_20_Text">Jan  7 23:36:31 dropbear[6148]: Child connection from 13.59.164.112:49841</text:span></text:p>
      <text:p text:style-name="Standard"><text:span text:style-name="Source_20_Text">Jan  7 23:36:33 dropbear[6148]: Password auth succeeded for 'admin' from 13.59.164.112:49841</text:span></text:p>
      <text:p text:style-name="Standard"><text:span text:style-name="Source_20_Text">Jan  7 23:37:15 dropbear[6148]: Exit (admin): Error reading: Connection reset by peer</text:span></text:p>
      <text:p text:style-name="Standard"><text:span text:style-name="Source_20_Text">Jan  7 23:39:22 dropbear[6149]: Child connection from 61.184.247.6:43084</text:span></text:p>
      <text:p text:style-name="Standard"><text:span text:style-name="Source_20_Text">Jan  7 23:39:26 dropbear[6149]: Exit before auth: Disconnect received</text:span></text:p>
      <text:p text:style-name="Standard"><text:span text:style-name="Source_20_Text">Jan  7 23:40:36 dropbear[6150]: Child connection from 191.96.249.126:40956</text:span></text:p>
      <text:p text:style-name="Standard"><text:span text:style-name="Source_20_Text">Jan  7 23:40:39 dropbear[6150]: Login attempt for nonexistent user from 191.96.249.126:40956</text:span></text:p>
      <text:p text:style-name="Standard"><text:span text:style-name="Source_20_Text">Jan  7 23:40:39 dropbear[6150]: Exit before auth: Exited normally</text:span></text:p>
      <text:p text:style-name="Standard"><text:span text:style-name="Source_20_Text">Jan  7 23:41:35 dropbear[6151]: Child connection from 190.2.137.62:56619</text:span></text:p>
      <text:p text:style-name="Standard"><text:span text:style-name="Source_20_Text">Jan  7 23:41:35 dropbear[6151]: Bad password attempt for 'admin' from 190.2.137.62:56619</text:span></text:p>
      <text:p text:style-name="Standard"><text:span text:style-name="Source_20_Text">Jan  7 23:41:35 dropbear[6151]: Exit before auth (user 'admin', 1 fails): Exited normally</text:span></text:p>
      <text:p text:style-name="Standard"><text:span text:style-name="Source_20_Text">Jan  7 23:43:17 dropbear[6152]: Child connection from 13.58.9.246:59132</text:span></text:p>
      <text:p text:style-name="Standard"><text:span text:style-name="Source_20_Text">Jan  7 23:43:20 dropbear[6152]: Password auth succeeded for 'admin' from 13.58.9.246:59132</text:span></text:p>
      <text:p text:style-name="Standard"><text:span text:style-name="Source_20_Text">Jan  7 23:44:02 dropbear[6152]: Exit (admin): Error reading: Connection reset by peer</text:span></text:p>
      <text:p text:style-name="Standard"><text:span text:style-name="Source_20_Text">Jan  7 23:44:10 dropbear[6153]: Child connection from 195.3.147.49:21410</text:span></text:p>
      <text:p text:style-name="Standard"><text:span text:style-name="Source_20_Text">Jan  7 23:44:12 dropbear[6153]: Bad password attempt for 'admin' from 195.3.147.49:21410</text:span></text:p>
      <text:p text:style-name="Standard"><text:span text:style-name="Source_20_Text">Jan  7 23:44:13 dropbear[6153]: Exit before auth (user 'admin', 1 fails): Error reading: Connection reset by peer</text:span></text:p>
      <text:p text:style-name="Standard"><text:span text:style-name="Source_20_Text">Jan  7 23:46:35 dropbear[6154]: Child connection from 5.101.40.166:44773</text:span></text:p>
      <text:p text:style-name="Standard"><text:span text:style-name="Source_20_Text">Jan  7 23:46:37 dropbear[6154]: Bad password attempt for 'admin' from 5.101.40.166:44773</text:span></text:p>
      <text:p text:style-name="Standard"><text:span text:style-name="Source_20_Text">Jan  7 23:46:37 dropbear[6154]: Exit before auth (user 'admin', 1 fails): Exited normally</text:span></text:p>
      <text:p text:style-name="Standard"><text:span text:style-name="Source_20_Text">Jan  7 23:49:50 dropbear[6156]: Child connection from 122.226.181.165:47574</text:span></text:p>
      <text:p text:style-name="Standard"><text:span text:style-name="Source_20_Text">Jan  7 23:49:54 dropbear[6156]: Exit before auth: Disconnect received</text:span></text:p>
      <text:p text:style-name="Standard"><text:span text:style-name="Source_20_Text">Jan  7 23:50:04 dropbear[6157]: Child connection from 36.156.24.94:34382</text:span></text:p>
      <text:p text:style-name="Standard"><text:span text:style-name="Source_20_Text">Jan  7 23:50:08 dropbear[6157]: Exit before auth: Disconnect received</text:span></text:p>
      <text:p text:style-name="Standard"><text:span text:style-name="Source_20_Text">Jan  7 23:55:01 dropbear[6158]: Child connection from 191.96.249.126:45717</text:span></text:p>
      <text:p text:style-name="Standard"><text:span text:style-name="Source_20_Text">Jan  7 23:55:03 dropbear[6158]: Login attempt for nonexistent user from 191.96.249.126:45717</text:span></text:p>
      <text:p text:style-name="Standard"><text:span text:style-name="Source_20_Text">Jan  7 23:55:03 dropbear[6158]: Exit before auth: Exited normally</text:span></text:p>
      <text:p text:style-name="Standard"><text:soft-page-break/><text:span text:style-name="Source_20_Text">Jan  7 23:55:50 dropbear[6159]: Child connection from 61.184.247.4:53078</text:span></text:p>
      <text:p text:style-name="Standard"><text:span text:style-name="Source_20_Text">Jan  7 23:55:58 dropbear[6159]: Exit before auth: Disconnect received</text:span></text:p>
      <text:p text:style-name="Standard"><text:span text:style-name="Source_20_Text">Jan  7 23:57:32 dropbear[6160]: Child connection from 5.101.40.166:34450</text:span></text:p>
      <text:p text:style-name="Standard"><text:span text:style-name="Source_20_Text">Jan  7 23:57:34 dropbear[6160]: Bad password attempt for 'admin' from 5.101.40.166:34450</text:span></text:p>
      <text:p text:style-name="Standard"><text:span text:style-name="Source_20_Text">Jan  7 23:57:34 dropbear[6160]: Exit before auth (user 'admin', 1 fails): Exited normally</text:span></text:p>
      <text:p text:style-name="Standard"><text:span text:style-name="Source_20_Text">Jan  7 23:59:20 dropbear[6163]: Child connection from 223.111.139.247:32850</text:span></text:p>
      <text:p text:style-name="Standard"><text:span text:style-name="Source_20_Text">Jan  7 23:59:23 dropbear[6163]: Exit before auth: Disconnect received</text:span></text:p>
      <text:p text:style-name="Standard"><text:span text:style-name="Source_20_Text">Jan  8 00:04:25 dropbear[6164]: Child connection from 223.111.139.244:37342</text:span></text:p>
      <text:p text:style-name="Standard"><text:span text:style-name="Source_20_Text">Jan  8 00:04:26 dropbear[6165]: Child connection from 115.238.245.4:48771</text:span></text:p>
      <text:p text:style-name="Standard"><text:span text:style-name="Source_20_Text">Jan  8 00:04:29 dropbear[6164]: Exit before auth: Disconnect received</text:span></text:p>
      <text:p text:style-name="Standard"><text:span text:style-name="Source_20_Text">Jan  8 00:04:29 dropbear[6165]: Exit before auth: Disconnect received</text:span></text:p>
      <text:p text:style-name="Standard"><text:span text:style-name="Source_20_Text">Jan  8 00:07:38 dropbear[6166]: Child connection from 36.156.24.97:55037</text:span></text:p>
      <text:p text:style-name="Standard"><text:span text:style-name="Source_20_Text">Jan  8 00:07:42 dropbear[6166]: Exit before auth: Disconnect received</text:span></text:p>
      <text:p text:style-name="Standard"><text:span text:style-name="Source_20_Text">Jan  8 00:08:37 dropbear[6167]: Child connection from 5.101.40.166:49943</text:span></text:p>
      <text:p text:style-name="Standard"><text:span text:style-name="Source_20_Text">Jan  8 00:08:39 dropbear[6167]: Bad password attempt for 'admin' from 5.101.40.166:49943</text:span></text:p>
      <text:p text:style-name="Standard"><text:span text:style-name="Source_20_Text">Jan  8 00:08:39 dropbear[6167]: Exit before auth (user 'admin', 1 fails): Exited normally</text:span></text:p>
      <text:p text:style-name="Standard"><text:span text:style-name="Source_20_Text">Jan  8 00:09:17 dropbear[6168]: Child connection from 191.96.249.126:50480</text:span></text:p>
      <text:p text:style-name="Standard"><text:span text:style-name="Source_20_Text">Jan  8 00:09:19 dropbear[6168]: Login attempt for nonexistent user from 191.96.249.126:50480</text:span></text:p>
      <text:p text:style-name="Standard"><text:span text:style-name="Source_20_Text">Jan  8 00:09:20 dropbear[6168]: Exit before auth: Exited normally</text:span></text:p>
      <text:p text:style-name="Standard"><text:span text:style-name="Source_20_Text">Jan  8 00:09:55 dropbear[6169]: Child connection from 18.216.254.90:57499</text:span></text:p>
      <text:p text:style-name="Standard"><text:span text:style-name="Source_20_Text">Jan  8 00:09:58 dropbear[6169]: Password auth succeeded for 'admin' from 18.216.254.90:57499</text:span></text:p>
      <text:p text:style-name="Standard"><text:span text:style-name="Source_20_Text">Jan  8 00:10:40 dropbear[6169]: Exit (admin): Error reading: Connection reset by peer</text:span></text:p>
      <text:p text:style-name="Standard"><text:span text:style-name="Source_20_Text">Jan  8 00:12:30 dropbear[6170]: Child connection from 94.73.162.68:49717</text:span></text:p>
      <text:p text:style-name="Standard"><text:span text:style-name="Source_20_Text">Jan  8 00:12:31 dropbear[6170]: Login attempt for nonexistent user from 94.73.162.68:49717</text:span></text:p>
      <text:p text:style-name="Standard"><text:span text:style-name="Source_20_Text">Jan  8 00:12:31 dropbear[6170]: Exit before auth: Disconnect received</text:span></text:p>
      <text:p text:style-name="Standard"><text:span text:style-name="Source_20_Text">Jan  8 00:12:31 dropbear[6171]: Child connection from 94.73.162.68:49849</text:span></text:p>
      <text:p text:style-name="Standard"><text:span text:style-name="Source_20_Text">Jan  8 00:12:32 dropbear[6171]: Login attempt for nonexistent user from 94.73.162.68:49849</text:span></text:p>
      <text:p text:style-name="Standard"><text:span text:style-name="Source_20_Text">Jan  8 00:12:32 dropbear[6171]: Exit before auth: Disconnect received</text:span></text:p>
      <text:p text:style-name="Standard"><text:span text:style-name="Source_20_Text">Jan  8 00:12:32 dropbear[6172]: Child connection from 94.73.162.68:49979</text:span></text:p>
      <text:p text:style-name="Standard"><text:span text:style-name="Source_20_Text">Jan  8 00:12:33 dropbear[6172]: Login attempt for nonexistent user from 94.73.162.68:49979</text:span></text:p>
      <text:p text:style-name="Standard"><text:span text:style-name="Source_20_Text">Jan  8 00:12:33 dropbear[6172]: Exit before auth: Disconnect received</text:span></text:p>
      <text:p text:style-name="Standard"><text:span text:style-name="Source_20_Text">Jan  8 00:12:33 dropbear[6173]: Child connection from 94.73.162.68:50118</text:span></text:p>
      <text:p text:style-name="Standard"><text:span text:style-name="Source_20_Text">Jan  8 00:12:34 dropbear[6173]: Login attempt for nonexistent user from 94.73.162.68:50118</text:span></text:p>
      <text:p text:style-name="Standard"><text:span text:style-name="Source_20_Text">Jan  8 00:12:35 dropbear[6173]: Exit before auth: Disconnect received</text:span></text:p>
      <text:p text:style-name="Standard"><text:span text:style-name="Source_20_Text">Jan  8 00:12:35 dropbear[6174]: Child connection from 94.73.162.68:50245</text:span></text:p>
      <text:p text:style-name="Standard"><text:span text:style-name="Source_20_Text">Jan  8 00:12:36 dropbear[6174]: Login attempt for nonexistent user from 94.73.162.68:50245</text:span></text:p>
      <text:p text:style-name="Standard"><text:span text:style-name="Source_20_Text">Jan  8 00:12:36 dropbear[6174]: Exit before auth: Disconnect received</text:span></text:p>
      <text:p text:style-name="Standard"><text:span text:style-name="Source_20_Text">Jan  8 00:12:36 dropbear[6175]: Child connection from 94.73.162.68:50379</text:span></text:p>
      <text:p text:style-name="Standard"><text:span text:style-name="Source_20_Text">Jan  8 00:12:37 dropbear[6175]: Login attempt for nonexistent user from 94.73.162.68:50379</text:span></text:p>
      <text:p text:style-name="Standard"><text:span text:style-name="Source_20_Text">Jan  8 00:12:37 dropbear[6175]: Exit before auth: Disconnect received</text:span></text:p>
      <text:p text:style-name="Standard"><text:span text:style-name="Source_20_Text">Jan  8 00:12:37 dropbear[6176]: Child connection from 94.73.162.68:50499</text:span></text:p>
      <text:p text:style-name="Standard"><text:soft-page-break/><text:span text:style-name="Source_20_Text">Jan  8 00:12:38 dropbear[6176]: Login attempt for nonexistent user from 94.73.162.68:50499</text:span></text:p>
      <text:p text:style-name="Standard"><text:span text:style-name="Source_20_Text">Jan  8 00:12:39 dropbear[6176]: Exit before auth: Disconnect received</text:span></text:p>
      <text:p text:style-name="Standard"><text:span text:style-name="Source_20_Text">Jan  8 00:12:39 dropbear[6177]: Child connection from 94.73.162.68:50622</text:span></text:p>
      <text:p text:style-name="Standard"><text:span text:style-name="Source_20_Text">Jan  8 00:12:40 dropbear[6177]: Login attempt for nonexistent user from 94.73.162.68:50622</text:span></text:p>
      <text:p text:style-name="Standard"><text:span text:style-name="Source_20_Text">Jan  8 00:12:40 dropbear[6177]: Exit before auth: Disconnect received</text:span></text:p>
      <text:p text:style-name="Standard"><text:span text:style-name="Source_20_Text">Jan  8 00:12:40 dropbear[6178]: Child connection from 94.73.162.68:50767</text:span></text:p>
      <text:p text:style-name="Standard"><text:span text:style-name="Source_20_Text">Jan  8 00:12:41 dropbear[6178]: Login attempt for nonexistent user from 94.73.162.68:50767</text:span></text:p>
      <text:p text:style-name="Standard"><text:span text:style-name="Source_20_Text">Jan  8 00:12:41 dropbear[6178]: Exit before auth: Disconnect received</text:span></text:p>
      <text:p text:style-name="Standard"><text:span text:style-name="Source_20_Text">Jan  8 00:12:41 dropbear[6179]: Child connection from 94.73.162.68:50929</text:span></text:p>
      <text:p text:style-name="Standard"><text:span text:style-name="Source_20_Text">Jan  8 00:12:42 dropbear[6179]: Login attempt for nonexistent user from 94.73.162.68:50929</text:span></text:p>
      <text:p text:style-name="Standard"><text:span text:style-name="Source_20_Text">Jan  8 00:12:43 dropbear[6179]: Exit before auth: Disconnect received</text:span></text:p>
      <text:p text:style-name="Standard"><text:span text:style-name="Source_20_Text">Jan  8 00:12:43 dropbear[6180]: Child connection from 94.73.162.68:51056</text:span></text:p>
      <text:p text:style-name="Standard"><text:span text:style-name="Source_20_Text">Jan  8 00:12:44 dropbear[6180]: Login attempt for nonexistent user from 94.73.162.68:51056</text:span></text:p>
      <text:p text:style-name="Standard"><text:span text:style-name="Source_20_Text">Jan  8 00:12:44 dropbear[6180]: Exit before auth: Disconnect received</text:span></text:p>
      <text:p text:style-name="Standard"><text:span text:style-name="Source_20_Text">Jan  8 00:12:44 dropbear[6181]: Child connection from 94.73.162.68:51183</text:span></text:p>
      <text:p text:style-name="Standard"><text:span text:style-name="Source_20_Text">Jan  8 00:12:45 dropbear[6181]: Login attempt for nonexistent user from 94.73.162.68:51183</text:span></text:p>
      <text:p text:style-name="Standard"><text:span text:style-name="Source_20_Text">Jan  8 00:12:45 dropbear[6181]: Exit before auth: Disconnect received</text:span></text:p>
      <text:p text:style-name="Standard"><text:span text:style-name="Source_20_Text">Jan  8 00:12:45 dropbear[6182]: Child connection from 94.73.162.68:51335</text:span></text:p>
      <text:p text:style-name="Standard"><text:span text:style-name="Source_20_Text">Jan  8 00:12:46 dropbear[6182]: Login attempt for nonexistent user from 94.73.162.68:51335</text:span></text:p>
      <text:p text:style-name="Standard"><text:span text:style-name="Source_20_Text">Jan  8 00:12:47 dropbear[6182]: Exit before auth: Disconnect received</text:span></text:p>
      <text:p text:style-name="Standard"><text:span text:style-name="Source_20_Text">Jan  8 00:12:47 dropbear[6183]: Child connection from 94.73.162.68:51491</text:span></text:p>
      <text:p text:style-name="Standard"><text:span text:style-name="Source_20_Text">Jan  8 00:12:48 dropbear[6183]: Login attempt for nonexistent user from 94.73.162.68:51491</text:span></text:p>
      <text:p text:style-name="Standard"><text:span text:style-name="Source_20_Text">Jan  8 00:12:48 dropbear[6183]: Exit before auth: Disconnect received</text:span></text:p>
      <text:p text:style-name="Standard"><text:span text:style-name="Source_20_Text">Jan  8 00:12:48 dropbear[6184]: Child connection from 94.73.162.68:51655</text:span></text:p>
      <text:p text:style-name="Standard"><text:span text:style-name="Source_20_Text">Jan  8 00:12:49 dropbear[6184]: Login attempt for nonexistent user from 94.73.162.68:51655</text:span></text:p>
      <text:p text:style-name="Standard"><text:span text:style-name="Source_20_Text">Jan  8 00:12:49 dropbear[6184]: Exit before auth: Disconnect received</text:span></text:p>
      <text:p text:style-name="Standard"><text:span text:style-name="Source_20_Text">Jan  8 00:12:49 dropbear[6185]: Child connection from 94.73.162.68:51790</text:span></text:p>
      <text:p text:style-name="Standard"><text:span text:style-name="Source_20_Text">Jan  8 00:12:50 dropbear[6185]: Login attempt for nonexistent user from 94.73.162.68:51790</text:span></text:p>
      <text:p text:style-name="Standard"><text:span text:style-name="Source_20_Text">Jan  8 00:12:51 dropbear[6185]: Exit before auth: Disconnect received</text:span></text:p>
      <text:p text:style-name="Standard"><text:span text:style-name="Source_20_Text">Jan  8 00:12:51 dropbear[6186]: Child connection from 94.73.162.68:51944</text:span></text:p>
      <text:p text:style-name="Standard"><text:span text:style-name="Source_20_Text">Jan  8 00:12:52 dropbear[6186]: Login attempt for nonexistent user from 94.73.162.68:51944</text:span></text:p>
      <text:p text:style-name="Standard"><text:span text:style-name="Source_20_Text">Jan  8 00:12:52 dropbear[6186]: Exit before auth: Disconnect received</text:span></text:p>
      <text:p text:style-name="Standard"><text:span text:style-name="Source_20_Text">Jan  8 00:12:52 dropbear[6187]: Child connection from 94.73.162.68:52089</text:span></text:p>
      <text:p text:style-name="Standard"><text:span text:style-name="Source_20_Text">Jan  8 00:12:53 dropbear[6187]: Login attempt for nonexistent user from 94.73.162.68:52089</text:span></text:p>
      <text:p text:style-name="Standard"><text:span text:style-name="Source_20_Text">Jan  8 00:12:53 dropbear[6187]: Exit before auth: Disconnect received</text:span></text:p>
      <text:p text:style-name="Standard"><text:span text:style-name="Source_20_Text">Jan  8 00:12:54 dropbear[6188]: Child connection from 94.73.162.68:52232</text:span></text:p>
      <text:p text:style-name="Standard"><text:span text:style-name="Source_20_Text">Jan  8 00:12:54 dropbear[6188]: Login attempt for nonexistent user from 94.73.162.68:52232</text:span></text:p>
      <text:p text:style-name="Standard"><text:span text:style-name="Source_20_Text">Jan  8 00:12:55 dropbear[6188]: Exit before auth: Disconnect received</text:span></text:p>
      <text:p text:style-name="Standard"><text:span text:style-name="Source_20_Text">Jan  8 00:12:55 dropbear[6189]: Child connection from 94.73.162.68:52385</text:span></text:p>
      <text:p text:style-name="Standard"><text:span text:style-name="Source_20_Text">Jan  8 00:12:56 dropbear[6189]: Login attempt for nonexistent user from 94.73.162.68:52385</text:span></text:p>
      <text:p text:style-name="Standard"><text:span text:style-name="Source_20_Text">Jan  8 00:12:56 dropbear[6189]: Exit before auth: Disconnect received</text:span></text:p>
      <text:p text:style-name="Standard"><text:span text:style-name="Source_20_Text">Jan  8 00:12:56 dropbear[6190]: Child connection from 94.73.162.68:52567</text:span></text:p>
      <text:p text:style-name="Standard"><text:soft-page-break/><text:span text:style-name="Source_20_Text">Jan  8 00:12:57 dropbear[6190]: Login attempt for nonexistent user from 94.73.162.68:52567</text:span></text:p>
      <text:p text:style-name="Standard"><text:span text:style-name="Source_20_Text">Jan  8 00:12:58 dropbear[6190]: Exit before auth: Disconnect received</text:span></text:p>
      <text:p text:style-name="Standard"><text:span text:style-name="Source_20_Text">Jan  8 00:12:58 dropbear[6191]: Child connection from 94.73.162.68:52718</text:span></text:p>
      <text:p text:style-name="Standard"><text:span text:style-name="Source_20_Text">Jan  8 00:12:59 dropbear[6191]: Login attempt for nonexistent user from 94.73.162.68:52718</text:span></text:p>
      <text:p text:style-name="Standard"><text:span text:style-name="Source_20_Text">Jan  8 00:12:59 dropbear[6191]: Exit before auth: Disconnect received</text:span></text:p>
      <text:p text:style-name="Standard"><text:span text:style-name="Source_20_Text">Jan  8 00:12:59 dropbear[6192]: Child connection from 94.73.162.68:52873</text:span></text:p>
      <text:p text:style-name="Standard"><text:span text:style-name="Source_20_Text">Jan  8 00:13:00 dropbear[6192]: Login attempt for nonexistent user from 94.73.162.68:52873</text:span></text:p>
      <text:p text:style-name="Standard"><text:span text:style-name="Source_20_Text">Jan  8 00:13:00 dropbear[6192]: Exit before auth: Disconnect received</text:span></text:p>
      <text:p text:style-name="Standard"><text:span text:style-name="Source_20_Text">Jan  8 00:13:00 dropbear[6193]: Child connection from 94.73.162.68:53008</text:span></text:p>
      <text:p text:style-name="Standard"><text:span text:style-name="Source_20_Text">Jan  8 00:13:01 dropbear[6193]: Login attempt for nonexistent user from 94.73.162.68:53008</text:span></text:p>
      <text:p text:style-name="Standard"><text:span text:style-name="Source_20_Text">Jan  8 00:13:01 dropbear[6193]: Exit before auth: Disconnect received</text:span></text:p>
      <text:p text:style-name="Standard"><text:span text:style-name="Source_20_Text">Jan  8 00:13:01 dropbear[6194]: Child connection from 94.73.162.68:53166</text:span></text:p>
      <text:p text:style-name="Standard"><text:span text:style-name="Source_20_Text">Jan  8 00:13:02 dropbear[6194]: Login attempt for nonexistent user from 94.73.162.68:53166</text:span></text:p>
      <text:p text:style-name="Standard"><text:span text:style-name="Source_20_Text">Jan  8 00:13:03 dropbear[6194]: Exit before auth: Disconnect received</text:span></text:p>
      <text:p text:style-name="Standard"><text:span text:style-name="Source_20_Text">Jan  8 00:13:03 dropbear[6195]: Child connection from 94.73.162.68:53315</text:span></text:p>
      <text:p text:style-name="Standard"><text:span text:style-name="Source_20_Text">Jan  8 00:13:03 dropbear[6195]: Login attempt for nonexistent user from 94.73.162.68:53315</text:span></text:p>
      <text:p text:style-name="Standard"><text:span text:style-name="Source_20_Text">Jan  8 00:13:04 dropbear[6195]: Exit before auth: Disconnect received</text:span></text:p>
      <text:p text:style-name="Standard"><text:span text:style-name="Source_20_Text">Jan  8 00:13:04 dropbear[6196]: Child connection from 94.73.162.68:53474</text:span></text:p>
      <text:p text:style-name="Standard"><text:span text:style-name="Source_20_Text">Jan  8 00:13:05 dropbear[6196]: Login attempt for nonexistent user from 94.73.162.68:53474</text:span></text:p>
      <text:p text:style-name="Standard"><text:span text:style-name="Source_20_Text">Jan  8 00:13:05 dropbear[6196]: Exit before auth: Disconnect received</text:span></text:p>
      <text:p text:style-name="Standard"><text:span text:style-name="Source_20_Text">Jan  8 00:13:05 dropbear[6197]: Child connection from 94.73.162.68:53614</text:span></text:p>
      <text:p text:style-name="Standard"><text:span text:style-name="Source_20_Text">Jan  8 00:13:06 dropbear[6197]: Login attempt for nonexistent user from 94.73.162.68:53614</text:span></text:p>
      <text:p text:style-name="Standard"><text:span text:style-name="Source_20_Text">Jan  8 00:13:06 dropbear[6197]: Exit before auth: Disconnect received</text:span></text:p>
      <text:p text:style-name="Standard"><text:span text:style-name="Source_20_Text">Jan  8 00:13:06 dropbear[6198]: Child connection from 94.73.162.68:53810</text:span></text:p>
      <text:p text:style-name="Standard"><text:span text:style-name="Source_20_Text">Jan  8 00:13:07 dropbear[6198]: Login attempt for nonexistent user from 94.73.162.68:53810</text:span></text:p>
      <text:p text:style-name="Standard"><text:span text:style-name="Source_20_Text">Jan  8 00:13:08 dropbear[6198]: Exit before auth: Disconnect received</text:span></text:p>
      <text:p text:style-name="Standard"><text:span text:style-name="Source_20_Text">Jan  8 00:13:08 dropbear[6199]: Child connection from 94.73.162.68:53916</text:span></text:p>
      <text:p text:style-name="Standard"><text:span text:style-name="Source_20_Text">Jan  8 00:13:09 dropbear[6199]: Login attempt for nonexistent user from 94.73.162.68:53916</text:span></text:p>
      <text:p text:style-name="Standard"><text:span text:style-name="Source_20_Text">Jan  8 00:13:09 dropbear[6199]: Exit before auth: Disconnect received</text:span></text:p>
      <text:p text:style-name="Standard"><text:span text:style-name="Source_20_Text">Jan  8 00:13:09 dropbear[6200]: Child connection from 94.73.162.68:54055</text:span></text:p>
      <text:p text:style-name="Standard"><text:span text:style-name="Source_20_Text">Jan  8 00:13:10 dropbear[6200]: Login attempt for nonexistent user from 94.73.162.68:54055</text:span></text:p>
      <text:p text:style-name="Standard"><text:span text:style-name="Source_20_Text">Jan  8 00:13:10 dropbear[6200]: Exit before auth: Disconnect received</text:span></text:p>
      <text:p text:style-name="Standard"><text:span text:style-name="Source_20_Text">Jan  8 00:13:10 dropbear[6201]: Child connection from 94.73.162.68:54188</text:span></text:p>
      <text:p text:style-name="Standard"><text:span text:style-name="Source_20_Text">Jan  8 00:13:11 dropbear[6201]: Login attempt for nonexistent user from 94.73.162.68:54188</text:span></text:p>
      <text:p text:style-name="Standard"><text:span text:style-name="Source_20_Text">Jan  8 00:13:11 dropbear[6201]: Exit before auth: Disconnect received</text:span></text:p>
      <text:p text:style-name="Standard"><text:span text:style-name="Source_20_Text">Jan  8 00:13:11 dropbear[6202]: Child connection from 94.73.162.68:54321</text:span></text:p>
      <text:p text:style-name="Standard"><text:span text:style-name="Source_20_Text">Jan  8 00:13:12 dropbear[6202]: Login attempt for nonexistent user from 94.73.162.68:54321</text:span></text:p>
      <text:p text:style-name="Standard"><text:span text:style-name="Source_20_Text">Jan  8 00:13:13 dropbear[6202]: Exit before auth: Disconnect received</text:span></text:p>
      <text:p text:style-name="Standard"><text:span text:style-name="Source_20_Text">Jan  8 00:13:13 dropbear[6203]: Child connection from 94.73.162.68:54462</text:span></text:p>
      <text:p text:style-name="Standard"><text:span text:style-name="Source_20_Text">Jan  8 00:13:14 dropbear[6203]: Login attempt for nonexistent user from 94.73.162.68:54462</text:span></text:p>
      <text:p text:style-name="Standard"><text:span text:style-name="Source_20_Text">Jan  8 00:13:14 dropbear[6203]: Exit before auth: Disconnect received</text:span></text:p>
      <text:p text:style-name="Standard"><text:span text:style-name="Source_20_Text">Jan  8 00:13:14 dropbear[6204]: Child connection from 94.73.162.68:54577</text:span></text:p>
      <text:p text:style-name="Standard"><text:soft-page-break/><text:span text:style-name="Source_20_Text">Jan  8 00:13:15 dropbear[6204]: Login attempt for nonexistent user from 94.73.162.68:54577</text:span></text:p>
      <text:p text:style-name="Standard"><text:span text:style-name="Source_20_Text">Jan  8 00:13:15 dropbear[6204]: Exit before auth: Disconnect received</text:span></text:p>
      <text:p text:style-name="Standard"><text:span text:style-name="Source_20_Text">Jan  8 00:13:15 dropbear[6205]: Child connection from 94.73.162.68:54737</text:span></text:p>
      <text:p text:style-name="Standard"><text:span text:style-name="Source_20_Text">Jan  8 00:13:16 dropbear[6205]: Login attempt for nonexistent user from 94.73.162.68:54737</text:span></text:p>
      <text:p text:style-name="Standard"><text:span text:style-name="Source_20_Text">Jan  8 00:13:16 dropbear[6205]: Exit before auth: Disconnect received</text:span></text:p>
      <text:p text:style-name="Standard"><text:span text:style-name="Source_20_Text">Jan  8 00:13:16 dropbear[6206]: Child connection from 94.73.162.68:54864</text:span></text:p>
      <text:p text:style-name="Standard"><text:span text:style-name="Source_20_Text">Jan  8 00:13:17 dropbear[6206]: Login attempt for nonexistent user from 94.73.162.68:54864</text:span></text:p>
      <text:p text:style-name="Standard"><text:span text:style-name="Source_20_Text">Jan  8 00:13:18 dropbear[6206]: Exit before auth: Disconnect received</text:span></text:p>
      <text:p text:style-name="Standard"><text:span text:style-name="Source_20_Text">Jan  8 00:13:18 dropbear[6208]: Child connection from 94.73.162.68:55039</text:span></text:p>
      <text:p text:style-name="Standard"><text:span text:style-name="Source_20_Text">Jan  8 00:13:19 dropbear[6208]: Login attempt for nonexistent user from 94.73.162.68:55039</text:span></text:p>
      <text:p text:style-name="Standard"><text:span text:style-name="Source_20_Text">Jan  8 00:13:19 dropbear[6208]: Exit before auth: Disconnect received</text:span></text:p>
      <text:p text:style-name="Standard"><text:span text:style-name="Source_20_Text">Jan  8 00:13:19 dropbear[6209]: Child connection from 94.73.162.68:55151</text:span></text:p>
      <text:p text:style-name="Standard"><text:span text:style-name="Source_20_Text">Jan  8 00:13:20 dropbear[6209]: Login attempt for nonexistent user from 94.73.162.68:55151</text:span></text:p>
      <text:p text:style-name="Standard"><text:span text:style-name="Source_20_Text">Jan  8 00:13:20 dropbear[6209]: Exit before auth: Disconnect received</text:span></text:p>
      <text:p text:style-name="Standard"><text:span text:style-name="Source_20_Text">Jan  8 00:13:20 dropbear[6210]: Child connection from 94.73.162.68:55324</text:span></text:p>
      <text:p text:style-name="Standard"><text:span text:style-name="Source_20_Text">Jan  8 00:13:21 dropbear[6210]: Login attempt for nonexistent user from 94.73.162.68:55324</text:span></text:p>
      <text:p text:style-name="Standard"><text:span text:style-name="Source_20_Text">Jan  8 00:13:22 dropbear[6210]: Exit before auth: Disconnect received</text:span></text:p>
      <text:p text:style-name="Standard"><text:span text:style-name="Source_20_Text">Jan  8 00:13:22 dropbear[6211]: Child connection from 94.73.162.68:55456</text:span></text:p>
      <text:p text:style-name="Standard"><text:span text:style-name="Source_20_Text">Jan  8 00:13:23 dropbear[6211]: Login attempt for nonexistent user from 94.73.162.68:55456</text:span></text:p>
      <text:p text:style-name="Standard"><text:span text:style-name="Source_20_Text">Jan  8 00:13:23 dropbear[6211]: Exit before auth: Disconnect received</text:span></text:p>
      <text:p text:style-name="Standard"><text:span text:style-name="Source_20_Text">Jan  8 00:13:23 dropbear[6212]: Child connection from 94.73.162.68:55605</text:span></text:p>
      <text:p text:style-name="Standard"><text:span text:style-name="Source_20_Text">Jan  8 00:13:24 dropbear[6212]: Login attempt for nonexistent user from 94.73.162.68:55605</text:span></text:p>
      <text:p text:style-name="Standard"><text:span text:style-name="Source_20_Text">Jan  8 00:13:24 dropbear[6212]: Exit before auth: Disconnect received</text:span></text:p>
      <text:p text:style-name="Standard"><text:span text:style-name="Source_20_Text">Jan  8 00:13:24 dropbear[6213]: Child connection from 94.73.162.68:55702</text:span></text:p>
      <text:p text:style-name="Standard"><text:span text:style-name="Source_20_Text">Jan  8 00:13:25 dropbear[6213]: Login attempt for nonexistent user from 94.73.162.68:55702</text:span></text:p>
      <text:p text:style-name="Standard"><text:span text:style-name="Source_20_Text">Jan  8 00:13:25 dropbear[6213]: Exit before auth: Disconnect received</text:span></text:p>
      <text:p text:style-name="Standard"><text:span text:style-name="Source_20_Text">Jan  8 00:13:25 dropbear[6214]: Child connection from 94.73.162.68:55860</text:span></text:p>
      <text:p text:style-name="Standard"><text:span text:style-name="Source_20_Text">Jan  8 00:13:26 dropbear[6214]: Login attempt for nonexistent user from 94.73.162.68:55860</text:span></text:p>
      <text:p text:style-name="Standard"><text:span text:style-name="Source_20_Text">Jan  8 00:13:27 dropbear[6214]: Exit before auth: Disconnect received</text:span></text:p>
      <text:p text:style-name="Standard"><text:span text:style-name="Source_20_Text">Jan  8 00:13:27 dropbear[6215]: Child connection from 94.73.162.68:55955</text:span></text:p>
      <text:p text:style-name="Standard"><text:span text:style-name="Source_20_Text">Jan  8 00:13:27 dropbear[6215]: Login attempt for nonexistent user from 94.73.162.68:55955</text:span></text:p>
      <text:p text:style-name="Standard"><text:span text:style-name="Source_20_Text">Jan  8 00:13:28 dropbear[6215]: Exit before auth: Disconnect received</text:span></text:p>
      <text:p text:style-name="Standard"><text:span text:style-name="Source_20_Text">Jan  8 00:13:28 dropbear[6216]: Child connection from 94.73.162.68:56076</text:span></text:p>
      <text:p text:style-name="Standard"><text:span text:style-name="Source_20_Text">Jan  8 00:13:29 dropbear[6216]: Login attempt for nonexistent user from 94.73.162.68:56076</text:span></text:p>
      <text:p text:style-name="Standard"><text:span text:style-name="Source_20_Text">Jan  8 00:13:29 dropbear[6216]: Exit before auth: Disconnect received</text:span></text:p>
      <text:p text:style-name="Standard"><text:span text:style-name="Source_20_Text">Jan  8 00:13:29 dropbear[6217]: Child connection from 94.73.162.68:56222</text:span></text:p>
      <text:p text:style-name="Standard"><text:span text:style-name="Source_20_Text">Jan  8 00:13:30 dropbear[6217]: Login attempt for nonexistent user from 94.73.162.68:56222</text:span></text:p>
      <text:p text:style-name="Standard"><text:span text:style-name="Source_20_Text">Jan  8 00:13:30 dropbear[6217]: Exit before auth: Disconnect received</text:span></text:p>
      <text:p text:style-name="Standard"><text:span text:style-name="Source_20_Text">Jan  8 00:13:30 dropbear[6218]: Child connection from 94.73.162.68:56341</text:span></text:p>
      <text:p text:style-name="Standard"><text:span text:style-name="Source_20_Text">Jan  8 00:13:31 dropbear[6218]: Login attempt for nonexistent user from 94.73.162.68:56341</text:span></text:p>
      <text:p text:style-name="Standard"><text:span text:style-name="Source_20_Text">Jan  8 00:13:32 dropbear[6218]: Exit before auth: Disconnect received</text:span></text:p>
      <text:p text:style-name="Standard"><text:span text:style-name="Source_20_Text">Jan  8 00:13:32 dropbear[6219]: Child connection from 94.73.162.68:56491</text:span></text:p>
      <text:p text:style-name="Standard"><text:soft-page-break/><text:span text:style-name="Source_20_Text">Jan  8 00:13:32 dropbear[6219]: Login attempt for nonexistent user from 94.73.162.68:56491</text:span></text:p>
      <text:p text:style-name="Standard"><text:span text:style-name="Source_20_Text">Jan  8 00:13:33 dropbear[6219]: Exit before auth: Disconnect received</text:span></text:p>
      <text:p text:style-name="Standard"><text:span text:style-name="Source_20_Text">Jan  8 00:13:33 dropbear[6220]: Child connection from 94.73.162.68:56595</text:span></text:p>
      <text:p text:style-name="Standard"><text:span text:style-name="Source_20_Text">Jan  8 00:13:34 dropbear[6220]: Login attempt for nonexistent user from 94.73.162.68:56595</text:span></text:p>
      <text:p text:style-name="Standard"><text:span text:style-name="Source_20_Text">Jan  8 00:13:34 dropbear[6220]: Exit before auth: Disconnect received</text:span></text:p>
      <text:p text:style-name="Standard"><text:span text:style-name="Source_20_Text">Jan  8 00:13:34 dropbear[6221]: Child connection from 94.73.162.68:56755</text:span></text:p>
      <text:p text:style-name="Standard"><text:span text:style-name="Source_20_Text">Jan  8 00:13:35 dropbear[6221]: Login attempt for nonexistent user from 94.73.162.68:56755</text:span></text:p>
      <text:p text:style-name="Standard"><text:span text:style-name="Source_20_Text">Jan  8 00:13:36 dropbear[6221]: Exit before auth: Disconnect received</text:span></text:p>
      <text:p text:style-name="Standard"><text:span text:style-name="Source_20_Text">Jan  8 00:13:36 dropbear[6222]: Child connection from 94.73.162.68:56900</text:span></text:p>
      <text:p text:style-name="Standard"><text:span text:style-name="Source_20_Text">Jan  8 00:13:36 dropbear[6222]: Login attempt for nonexistent user from 94.73.162.68:56900</text:span></text:p>
      <text:p text:style-name="Standard"><text:span text:style-name="Source_20_Text">Jan  8 00:13:37 dropbear[6222]: Exit before auth: Disconnect received</text:span></text:p>
      <text:p text:style-name="Standard"><text:span text:style-name="Source_20_Text">Jan  8 00:13:37 dropbear[6223]: Child connection from 94.73.162.68:57028</text:span></text:p>
      <text:p text:style-name="Standard"><text:span text:style-name="Source_20_Text">Jan  8 00:13:38 dropbear[6223]: Login attempt for nonexistent user from 94.73.162.68:57028</text:span></text:p>
      <text:p text:style-name="Standard"><text:span text:style-name="Source_20_Text">Jan  8 00:13:38 dropbear[6223]: Exit before auth: Disconnect received</text:span></text:p>
      <text:p text:style-name="Standard"><text:span text:style-name="Source_20_Text">Jan  8 00:13:38 dropbear[6224]: Child connection from 94.73.162.68:57142</text:span></text:p>
      <text:p text:style-name="Standard"><text:span text:style-name="Source_20_Text">Jan  8 00:13:39 dropbear[6224]: Login attempt for nonexistent user from 94.73.162.68:57142</text:span></text:p>
      <text:p text:style-name="Standard"><text:span text:style-name="Source_20_Text">Jan  8 00:13:39 dropbear[6224]: Exit before auth: Disconnect received</text:span></text:p>
      <text:p text:style-name="Standard"><text:span text:style-name="Source_20_Text">Jan  8 00:13:39 dropbear[6225]: Child connection from 94.73.162.68:57305</text:span></text:p>
      <text:p text:style-name="Standard"><text:span text:style-name="Source_20_Text">Jan  8 00:13:40 dropbear[6225]: Login attempt for nonexistent user from 94.73.162.68:57305</text:span></text:p>
      <text:p text:style-name="Standard"><text:span text:style-name="Source_20_Text">Jan  8 00:13:41 dropbear[6225]: Exit before auth: Disconnect received</text:span></text:p>
      <text:p text:style-name="Standard"><text:span text:style-name="Source_20_Text">Jan  8 00:13:41 dropbear[6226]: Child connection from 94.73.162.68:57456</text:span></text:p>
      <text:p text:style-name="Standard"><text:span text:style-name="Source_20_Text">Jan  8 00:13:42 dropbear[6226]: Login attempt for nonexistent user from 94.73.162.68:57456</text:span></text:p>
      <text:p text:style-name="Standard"><text:span text:style-name="Source_20_Text">Jan  8 00:13:42 dropbear[6226]: Exit before auth: Disconnect received</text:span></text:p>
      <text:p text:style-name="Standard"><text:span text:style-name="Source_20_Text">Jan  8 00:13:42 dropbear[6227]: Child connection from 94.73.162.68:57630</text:span></text:p>
      <text:p text:style-name="Standard"><text:span text:style-name="Source_20_Text">Jan  8 00:13:43 dropbear[6227]: Login attempt for nonexistent user from 94.73.162.68:57630</text:span></text:p>
      <text:p text:style-name="Standard"><text:span text:style-name="Source_20_Text">Jan  8 00:13:43 dropbear[6227]: Exit before auth: Disconnect received</text:span></text:p>
      <text:p text:style-name="Standard"><text:span text:style-name="Source_20_Text">Jan  8 00:13:43 dropbear[6228]: Child connection from 94.73.162.68:57762</text:span></text:p>
      <text:p text:style-name="Standard"><text:span text:style-name="Source_20_Text">Jan  8 00:13:44 dropbear[6228]: Login attempt for nonexistent user from 94.73.162.68:57762</text:span></text:p>
      <text:p text:style-name="Standard"><text:span text:style-name="Source_20_Text">Jan  8 00:13:44 dropbear[6228]: Exit before auth: Disconnect received</text:span></text:p>
      <text:p text:style-name="Standard"><text:span text:style-name="Source_20_Text">Jan  8 00:13:44 dropbear[6229]: Child connection from 94.73.162.68:57939</text:span></text:p>
      <text:p text:style-name="Standard"><text:span text:style-name="Source_20_Text">Jan  8 00:13:45 dropbear[6229]: Login attempt for nonexistent user from 94.73.162.68:57939</text:span></text:p>
      <text:p text:style-name="Standard"><text:span text:style-name="Source_20_Text">Jan  8 00:13:46 dropbear[6229]: Exit before auth: Disconnect received</text:span></text:p>
      <text:p text:style-name="Standard"><text:span text:style-name="Source_20_Text">Jan  8 00:13:46 dropbear[6230]: Child connection from 94.73.162.68:58034</text:span></text:p>
      <text:p text:style-name="Standard"><text:span text:style-name="Source_20_Text">Jan  8 00:13:47 dropbear[6230]: Login attempt for nonexistent user from 94.73.162.68:58034</text:span></text:p>
      <text:p text:style-name="Standard"><text:span text:style-name="Source_20_Text">Jan  8 00:13:47 dropbear[6230]: Exit before auth: Disconnect received</text:span></text:p>
      <text:p text:style-name="Standard"><text:span text:style-name="Source_20_Text">Jan  8 00:13:47 dropbear[6231]: Child connection from 94.73.162.68:58231</text:span></text:p>
      <text:p text:style-name="Standard"><text:span text:style-name="Source_20_Text">Jan  8 00:13:48 dropbear[6231]: Login attempt for nonexistent user from 94.73.162.68:58231</text:span></text:p>
      <text:p text:style-name="Standard"><text:span text:style-name="Source_20_Text">Jan  8 00:13:48 dropbear[6231]: Exit before auth: Disconnect received</text:span></text:p>
      <text:p text:style-name="Standard"><text:span text:style-name="Source_20_Text">Jan  8 00:13:48 dropbear[6232]: Child connection from 94.73.162.68:58325</text:span></text:p>
      <text:p text:style-name="Standard"><text:span text:style-name="Source_20_Text">Jan  8 00:13:49 dropbear[6232]: Login attempt for nonexistent user from 94.73.162.68:58325</text:span></text:p>
      <text:p text:style-name="Standard"><text:span text:style-name="Source_20_Text">Jan  8 00:13:50 dropbear[6232]: Exit before auth: Disconnect received</text:span></text:p>
      <text:p text:style-name="Standard"><text:span text:style-name="Source_20_Text">Jan  8 00:13:50 dropbear[6233]: Child connection from 94.73.162.68:58480</text:span></text:p>
      <text:p text:style-name="Standard"><text:soft-page-break/><text:span text:style-name="Source_20_Text">Jan  8 00:13:50 dropbear[6233]: Login attempt for nonexistent user from 94.73.162.68:58480</text:span></text:p>
      <text:p text:style-name="Standard"><text:span text:style-name="Source_20_Text">Jan  8 00:13:51 dropbear[6233]: Exit before auth: Disconnect received</text:span></text:p>
      <text:p text:style-name="Standard"><text:span text:style-name="Source_20_Text">Jan  8 00:13:51 dropbear[6234]: Child connection from 94.73.162.68:58591</text:span></text:p>
      <text:p text:style-name="Standard"><text:span text:style-name="Source_20_Text">Jan  8 00:13:52 dropbear[6234]: Login attempt for nonexistent user from 94.73.162.68:58591</text:span></text:p>
      <text:p text:style-name="Standard"><text:span text:style-name="Source_20_Text">Jan  8 00:13:52 dropbear[6234]: Exit before auth: Disconnect received</text:span></text:p>
      <text:p text:style-name="Standard"><text:span text:style-name="Source_20_Text">Jan  8 00:13:52 dropbear[6235]: Child connection from 94.73.162.68:58747</text:span></text:p>
      <text:p text:style-name="Standard"><text:span text:style-name="Source_20_Text">Jan  8 00:13:53 dropbear[6235]: Login attempt for nonexistent user from 94.73.162.68:58747</text:span></text:p>
      <text:p text:style-name="Standard"><text:span text:style-name="Source_20_Text">Jan  8 00:13:53 dropbear[6235]: Exit before auth: Disconnect received</text:span></text:p>
      <text:p text:style-name="Standard"><text:span text:style-name="Source_20_Text">Jan  8 00:13:53 dropbear[6236]: Child connection from 94.73.162.68:58864</text:span></text:p>
      <text:p text:style-name="Standard"><text:span text:style-name="Source_20_Text">Jan  8 00:13:54 dropbear[6236]: Login attempt for nonexistent user from 94.73.162.68:58864</text:span></text:p>
      <text:p text:style-name="Standard"><text:span text:style-name="Source_20_Text">Jan  8 00:13:55 dropbear[6236]: Exit before auth: Disconnect received</text:span></text:p>
      <text:p text:style-name="Standard"><text:span text:style-name="Source_20_Text">Jan  8 00:13:55 dropbear[6237]: Child connection from 94.73.162.68:59019</text:span></text:p>
      <text:p text:style-name="Standard"><text:span text:style-name="Source_20_Text">Jan  8 00:13:55 dropbear[6237]: Login attempt for nonexistent user from 94.73.162.68:59019</text:span></text:p>
      <text:p text:style-name="Standard"><text:span text:style-name="Source_20_Text">Jan  8 00:13:56 dropbear[6237]: Exit before auth: Disconnect received</text:span></text:p>
      <text:p text:style-name="Standard"><text:span text:style-name="Source_20_Text">Jan  8 00:13:56 dropbear[6238]: Child connection from 94.73.162.68:59123</text:span></text:p>
      <text:p text:style-name="Standard"><text:span text:style-name="Source_20_Text">Jan  8 00:13:57 dropbear[6238]: Login attempt for nonexistent user from 94.73.162.68:59123</text:span></text:p>
      <text:p text:style-name="Standard"><text:span text:style-name="Source_20_Text">Jan  8 00:13:57 dropbear[6238]: Exit before auth: Disconnect received</text:span></text:p>
      <text:p text:style-name="Standard"><text:span text:style-name="Source_20_Text">Jan  8 00:13:57 dropbear[6239]: Child connection from 94.73.162.68:59249</text:span></text:p>
      <text:p text:style-name="Standard"><text:span text:style-name="Source_20_Text">Jan  8 00:13:58 dropbear[6239]: Login attempt for nonexistent user from 94.73.162.68:59249</text:span></text:p>
      <text:p text:style-name="Standard"><text:span text:style-name="Source_20_Text">Jan  8 00:13:58 dropbear[6239]: Exit before auth: Disconnect received</text:span></text:p>
      <text:p text:style-name="Standard"><text:span text:style-name="Source_20_Text">Jan  8 00:13:58 dropbear[6240]: Child connection from 94.73.162.68:59412</text:span></text:p>
      <text:p text:style-name="Standard"><text:span text:style-name="Source_20_Text">Jan  8 00:13:59 dropbear[6240]: Login attempt for nonexistent user from 94.73.162.68:59412</text:span></text:p>
      <text:p text:style-name="Standard"><text:span text:style-name="Source_20_Text">Jan  8 00:14:00 dropbear[6240]: Exit before auth: Disconnect received</text:span></text:p>
      <text:p text:style-name="Standard"><text:span text:style-name="Source_20_Text">Jan  8 00:14:00 dropbear[6241]: Child connection from 94.73.162.68:59523</text:span></text:p>
      <text:p text:style-name="Standard"><text:span text:style-name="Source_20_Text">Jan  8 00:14:01 dropbear[6241]: Login attempt for nonexistent user from 94.73.162.68:59523</text:span></text:p>
      <text:p text:style-name="Standard"><text:span text:style-name="Source_20_Text">Jan  8 00:14:01 dropbear[6241]: Exit before auth: Disconnect received</text:span></text:p>
      <text:p text:style-name="Standard"><text:span text:style-name="Source_20_Text">Jan  8 00:14:01 dropbear[6242]: Child connection from 94.73.162.68:59682</text:span></text:p>
      <text:p text:style-name="Standard"><text:span text:style-name="Source_20_Text">Jan  8 00:14:02 dropbear[6242]: Login attempt for nonexistent user from 94.73.162.68:59682</text:span></text:p>
      <text:p text:style-name="Standard"><text:span text:style-name="Source_20_Text">Jan  8 00:14:02 dropbear[6242]: Exit before auth: Disconnect received</text:span></text:p>
      <text:p text:style-name="Standard"><text:span text:style-name="Source_20_Text">Jan  8 00:14:02 dropbear[6243]: Child connection from 94.73.162.68:59783</text:span></text:p>
      <text:p text:style-name="Standard"><text:span text:style-name="Source_20_Text">Jan  8 00:14:03 dropbear[6243]: Login attempt for nonexistent user from 94.73.162.68:59783</text:span></text:p>
      <text:p text:style-name="Standard"><text:span text:style-name="Source_20_Text">Jan  8 00:14:03 dropbear[6243]: Exit before auth: Disconnect received</text:span></text:p>
      <text:p text:style-name="Standard"><text:span text:style-name="Source_20_Text">Jan  8 00:14:04 dropbear[6244]: Child connection from 94.73.162.68:59944</text:span></text:p>
      <text:p text:style-name="Standard"><text:span text:style-name="Source_20_Text">Jan  8 00:14:04 dropbear[6244]: Login attempt for nonexistent user from 94.73.162.68:59944</text:span></text:p>
      <text:p text:style-name="Standard"><text:span text:style-name="Source_20_Text">Jan  8 00:14:05 dropbear[6244]: Exit before auth: Disconnect received</text:span></text:p>
      <text:p text:style-name="Standard"><text:span text:style-name="Source_20_Text">Jan  8 00:14:05 dropbear[6245]: Child connection from 94.73.162.68:60055</text:span></text:p>
      <text:p text:style-name="Standard"><text:span text:style-name="Source_20_Text">Jan  8 00:14:06 dropbear[6245]: Login attempt for nonexistent user from 94.73.162.68:60055</text:span></text:p>
      <text:p text:style-name="Standard"><text:span text:style-name="Source_20_Text">Jan  8 00:14:06 dropbear[6245]: Exit before auth: Disconnect received</text:span></text:p>
      <text:p text:style-name="Standard"><text:span text:style-name="Source_20_Text">Jan  8 00:14:06 dropbear[6246]: Child connection from 94.73.162.68:60203</text:span></text:p>
      <text:p text:style-name="Standard"><text:span text:style-name="Source_20_Text">Jan  8 00:14:07 dropbear[6246]: Login attempt for nonexistent user from 94.73.162.68:60203</text:span></text:p>
      <text:p text:style-name="Standard"><text:span text:style-name="Source_20_Text">Jan  8 00:14:07 dropbear[6246]: Exit before auth: Disconnect received</text:span></text:p>
      <text:p text:style-name="Standard"><text:span text:style-name="Source_20_Text">Jan  8 00:14:07 dropbear[6247]: Child connection from 94.73.162.68:60330</text:span></text:p>
      <text:p text:style-name="Standard"><text:soft-page-break/><text:span text:style-name="Source_20_Text">Jan  8 00:14:08 dropbear[6247]: Login attempt for nonexistent user from 94.73.162.68:60330</text:span></text:p>
      <text:p text:style-name="Standard"><text:span text:style-name="Source_20_Text">Jan  8 00:14:08 dropbear[6247]: Exit before auth: Disconnect received</text:span></text:p>
      <text:p text:style-name="Standard"><text:span text:style-name="Source_20_Text">Jan  8 00:14:08 dropbear[6248]: Child connection from 94.73.162.68:60478</text:span></text:p>
      <text:p text:style-name="Standard"><text:span text:style-name="Source_20_Text">Jan  8 00:14:09 dropbear[6248]: Login attempt for nonexistent user from 94.73.162.68:60478</text:span></text:p>
      <text:p text:style-name="Standard"><text:span text:style-name="Source_20_Text">Jan  8 00:14:10 dropbear[6248]: Exit before auth: Disconnect received</text:span></text:p>
      <text:p text:style-name="Standard"><text:span text:style-name="Source_20_Text">Jan  8 00:14:10 dropbear[6249]: Child connection from 94.73.162.68:60587</text:span></text:p>
      <text:p text:style-name="Standard"><text:span text:style-name="Source_20_Text">Jan  8 00:14:11 dropbear[6249]: Login attempt for nonexistent user from 94.73.162.68:60587</text:span></text:p>
      <text:p text:style-name="Standard"><text:span text:style-name="Source_20_Text">Jan  8 00:14:11 dropbear[6249]: Exit before auth: Disconnect received</text:span></text:p>
      <text:p text:style-name="Standard"><text:span text:style-name="Source_20_Text">Jan  8 00:14:11 dropbear[6250]: Child connection from 94.73.162.68:60772</text:span></text:p>
      <text:p text:style-name="Standard"><text:span text:style-name="Source_20_Text">Jan  8 00:14:12 dropbear[6250]: Login attempt for nonexistent user from 94.73.162.68:60772</text:span></text:p>
      <text:p text:style-name="Standard"><text:span text:style-name="Source_20_Text">Jan  8 00:14:12 dropbear[6250]: Exit before auth: Disconnect received</text:span></text:p>
      <text:p text:style-name="Standard"><text:span text:style-name="Source_20_Text">Jan  8 00:14:12 dropbear[6251]: Child connection from 94.73.162.68:60887</text:span></text:p>
      <text:p text:style-name="Standard"><text:span text:style-name="Source_20_Text">Jan  8 00:14:13 dropbear[6251]: Login attempt for nonexistent user from 94.73.162.68:60887</text:span></text:p>
      <text:p text:style-name="Standard"><text:span text:style-name="Source_20_Text">Jan  8 00:14:14 dropbear[6251]: Exit before auth: Disconnect received</text:span></text:p>
      <text:p text:style-name="Standard"><text:span text:style-name="Source_20_Text">Jan  8 00:14:14 dropbear[6252]: Child connection from 94.73.162.68:32788</text:span></text:p>
      <text:p text:style-name="Standard"><text:span text:style-name="Source_20_Text">Jan  8 00:14:15 dropbear[6252]: Login attempt for nonexistent user from 94.73.162.68:32788</text:span></text:p>
      <text:p text:style-name="Standard"><text:span text:style-name="Source_20_Text">Jan  8 00:14:15 dropbear[6252]: Exit before auth: Disconnect received</text:span></text:p>
      <text:p text:style-name="Standard"><text:span text:style-name="Source_20_Text">Jan  8 00:14:15 dropbear[6253]: Child connection from 94.73.162.68:32957</text:span></text:p>
      <text:p text:style-name="Standard"><text:span text:style-name="Source_20_Text">Jan  8 00:14:16 dropbear[6253]: Login attempt for nonexistent user from 94.73.162.68:32957</text:span></text:p>
      <text:p text:style-name="Standard"><text:span text:style-name="Source_20_Text">Jan  8 00:14:16 dropbear[6253]: Exit before auth: Disconnect received</text:span></text:p>
      <text:p text:style-name="Standard"><text:span text:style-name="Source_20_Text">Jan  8 00:14:16 dropbear[6254]: Child connection from 94.73.162.68:33103</text:span></text:p>
      <text:p text:style-name="Standard"><text:span text:style-name="Source_20_Text">Jan  8 00:14:17 dropbear[6254]: Login attempt for nonexistent user from 94.73.162.68:33103</text:span></text:p>
      <text:p text:style-name="Standard"><text:span text:style-name="Source_20_Text">Jan  8 00:14:18 dropbear[6254]: Exit before auth: Disconnect received</text:span></text:p>
      <text:p text:style-name="Standard"><text:span text:style-name="Source_20_Text">Jan  8 00:14:18 dropbear[6255]: Child connection from 94.73.162.68:33247</text:span></text:p>
      <text:p text:style-name="Standard"><text:span text:style-name="Source_20_Text">Jan  8 00:14:19 dropbear[6255]: Login attempt for nonexistent user from 94.73.162.68:33247</text:span></text:p>
      <text:p text:style-name="Standard"><text:span text:style-name="Source_20_Text">Jan  8 00:14:19 dropbear[6255]: Exit before auth: Disconnect received</text:span></text:p>
      <text:p text:style-name="Standard"><text:span text:style-name="Source_20_Text">Jan  8 00:14:19 dropbear[6256]: Child connection from 94.73.162.68:33414</text:span></text:p>
      <text:p text:style-name="Standard"><text:span text:style-name="Source_20_Text">Jan  8 00:14:20 dropbear[6256]: Login attempt for nonexistent user from 94.73.162.68:33414</text:span></text:p>
      <text:p text:style-name="Standard"><text:span text:style-name="Source_20_Text">Jan  8 00:14:20 dropbear[6256]: Exit before auth: Disconnect received</text:span></text:p>
      <text:p text:style-name="Standard"><text:span text:style-name="Source_20_Text">Jan  8 00:14:20 dropbear[6257]: Child connection from 94.73.162.68:33532</text:span></text:p>
      <text:p text:style-name="Standard"><text:span text:style-name="Source_20_Text">Jan  8 00:14:21 dropbear[6257]: Login attempt for nonexistent user from 94.73.162.68:33532</text:span></text:p>
      <text:p text:style-name="Standard"><text:span text:style-name="Source_20_Text">Jan  8 00:14:21 dropbear[6257]: Exit before auth: Disconnect received</text:span></text:p>
      <text:p text:style-name="Standard"><text:span text:style-name="Source_20_Text">Jan  8 00:14:21 dropbear[6258]: Child connection from 94.73.162.68:33689</text:span></text:p>
      <text:p text:style-name="Standard"><text:span text:style-name="Source_20_Text">Jan  8 00:14:22 dropbear[6258]: Login attempt for nonexistent user from 94.73.162.68:33689</text:span></text:p>
      <text:p text:style-name="Standard"><text:span text:style-name="Source_20_Text">Jan  8 00:14:23 dropbear[6258]: Exit before auth: Disconnect received</text:span></text:p>
      <text:p text:style-name="Standard"><text:span text:style-name="Source_20_Text">Jan  8 00:14:23 dropbear[6259]: Child connection from 94.73.162.68:33827</text:span></text:p>
      <text:p text:style-name="Standard"><text:span text:style-name="Source_20_Text">Jan  8 00:14:23 dropbear[6259]: Login attempt for nonexistent user from 94.73.162.68:33827</text:span></text:p>
      <text:p text:style-name="Standard"><text:span text:style-name="Source_20_Text">Jan  8 00:14:24 dropbear[6259]: Exit before auth: Disconnect received</text:span></text:p>
      <text:p text:style-name="Standard"><text:span text:style-name="Source_20_Text">Jan  8 00:14:24 dropbear[6260]: Child connection from 94.73.162.68:33997</text:span></text:p>
      <text:p text:style-name="Standard"><text:span text:style-name="Source_20_Text">Jan  8 00:14:25 dropbear[6260]: Login attempt for nonexistent user from 94.73.162.68:33997</text:span></text:p>
      <text:p text:style-name="Standard"><text:span text:style-name="Source_20_Text">Jan  8 00:14:25 dropbear[6260]: Exit before auth: Disconnect received</text:span></text:p>
      <text:p text:style-name="Standard"><text:span text:style-name="Source_20_Text">Jan  8 00:14:25 dropbear[6261]: Child connection from 94.73.162.68:34140</text:span></text:p>
      <text:p text:style-name="Standard"><text:soft-page-break/><text:span text:style-name="Source_20_Text">Jan  8 00:14:26 dropbear[6261]: Login attempt for nonexistent user from 94.73.162.68:34140</text:span></text:p>
      <text:p text:style-name="Standard"><text:span text:style-name="Source_20_Text">Jan  8 00:14:26 dropbear[6261]: Exit before auth: Disconnect received</text:span></text:p>
      <text:p text:style-name="Standard"><text:span text:style-name="Source_20_Text">Jan  8 00:14:26 dropbear[6262]: Child connection from 94.73.162.68:34273</text:span></text:p>
      <text:p text:style-name="Standard"><text:span text:style-name="Source_20_Text">Jan  8 00:14:27 dropbear[6262]: Login attempt for nonexistent user from 94.73.162.68:34273</text:span></text:p>
      <text:p text:style-name="Standard"><text:span text:style-name="Source_20_Text">Jan  8 00:14:27 dropbear[6262]: Exit before auth: Disconnect received</text:span></text:p>
      <text:p text:style-name="Standard"><text:span text:style-name="Source_20_Text">Jan  8 00:14:28 dropbear[6263]: Child connection from 94.73.162.68:34433</text:span></text:p>
      <text:p text:style-name="Standard"><text:span text:style-name="Source_20_Text">Jan  8 00:14:28 dropbear[6263]: Login attempt for nonexistent user from 94.73.162.68:34433</text:span></text:p>
      <text:p text:style-name="Standard"><text:span text:style-name="Source_20_Text">Jan  8 00:14:29 dropbear[6263]: Exit before auth: Disconnect received</text:span></text:p>
      <text:p text:style-name="Standard"><text:span text:style-name="Source_20_Text">Jan  8 00:14:29 dropbear[6264]: Child connection from 94.73.162.68:34600</text:span></text:p>
      <text:p text:style-name="Standard"><text:span text:style-name="Source_20_Text">Jan  8 00:14:30 dropbear[6264]: Login attempt for nonexistent user from 94.73.162.68:34600</text:span></text:p>
      <text:p text:style-name="Standard"><text:span text:style-name="Source_20_Text">Jan  8 00:14:30 dropbear[6264]: Exit before auth: Disconnect received</text:span></text:p>
      <text:p text:style-name="Standard"><text:span text:style-name="Source_20_Text">Jan  8 00:14:30 dropbear[6265]: Child connection from 94.73.162.68:34774</text:span></text:p>
      <text:p text:style-name="Standard"><text:span text:style-name="Source_20_Text">Jan  8 00:14:31 dropbear[6265]: Login attempt for nonexistent user from 94.73.162.68:34774</text:span></text:p>
      <text:p text:style-name="Standard"><text:span text:style-name="Source_20_Text">Jan  8 00:14:32 dropbear[6265]: Exit before auth: Disconnect received</text:span></text:p>
      <text:p text:style-name="Standard"><text:span text:style-name="Source_20_Text">Jan  8 00:14:32 dropbear[6266]: Child connection from 94.73.162.68:34952</text:span></text:p>
      <text:p text:style-name="Standard"><text:span text:style-name="Source_20_Text">Jan  8 00:14:33 dropbear[6266]: Login attempt for nonexistent user from 94.73.162.68:34952</text:span></text:p>
      <text:p text:style-name="Standard"><text:span text:style-name="Source_20_Text">Jan  8 00:14:33 dropbear[6266]: Exit before auth: Disconnect received</text:span></text:p>
      <text:p text:style-name="Standard"><text:span text:style-name="Source_20_Text">Jan  8 00:14:33 dropbear[6267]: Child connection from 94.73.162.68:35104</text:span></text:p>
      <text:p text:style-name="Standard"><text:span text:style-name="Source_20_Text">Jan  8 00:14:34 dropbear[6267]: Login attempt for nonexistent user from 94.73.162.68:35104</text:span></text:p>
      <text:p text:style-name="Standard"><text:span text:style-name="Source_20_Text">Jan  8 00:14:34 dropbear[6267]: Exit before auth: Disconnect received</text:span></text:p>
      <text:p text:style-name="Standard"><text:span text:style-name="Source_20_Text">Jan  8 00:14:34 dropbear[6268]: Child connection from 94.73.162.68:35277</text:span></text:p>
      <text:p text:style-name="Standard"><text:span text:style-name="Source_20_Text">Jan  8 00:14:35 dropbear[6268]: Login attempt for nonexistent user from 94.73.162.68:35277</text:span></text:p>
      <text:p text:style-name="Standard"><text:span text:style-name="Source_20_Text">Jan  8 00:14:35 dropbear[6268]: Exit before auth: Disconnect received</text:span></text:p>
      <text:p text:style-name="Standard"><text:span text:style-name="Source_20_Text">Jan  8 00:14:35 dropbear[6269]: Child connection from 94.73.162.68:35407</text:span></text:p>
      <text:p text:style-name="Standard"><text:span text:style-name="Source_20_Text">Jan  8 00:14:36 dropbear[6269]: Login attempt for nonexistent user from 94.73.162.68:35407</text:span></text:p>
      <text:p text:style-name="Standard"><text:span text:style-name="Source_20_Text">Jan  8 00:14:37 dropbear[6269]: Exit before auth: Disconnect received</text:span></text:p>
      <text:p text:style-name="Standard"><text:span text:style-name="Source_20_Text">Jan  8 00:14:37 dropbear[6270]: Child connection from 94.73.162.68:35590</text:span></text:p>
      <text:p text:style-name="Standard"><text:span text:style-name="Source_20_Text">Jan  8 00:14:37 dropbear[6270]: Login attempt for nonexistent user from 94.73.162.68:35590</text:span></text:p>
      <text:p text:style-name="Standard"><text:span text:style-name="Source_20_Text">Jan  8 00:14:38 dropbear[6270]: Exit before auth: Disconnect received</text:span></text:p>
      <text:p text:style-name="Standard"><text:span text:style-name="Source_20_Text">Jan  8 00:14:47 dropbear[6271]: Child connection from 219.93.184.201:4541</text:span></text:p>
      <text:p text:style-name="Standard"><text:span text:style-name="Source_20_Text">Jan  8 00:14:49 dropbear[6271]: Bad password attempt for 'admin' from 219.93.184.201:4541</text:span></text:p>
      <text:p text:style-name="Standard"><text:span text:style-name="Source_20_Text">Jan  8 00:14:50 dropbear[6271]: Bad password attempt for 'admin' from 219.93.184.201:4541</text:span></text:p>
      <text:p text:style-name="Standard"><text:span text:style-name="Source_20_Text">Jan  8 00:14:51 dropbear[6271]: Bad password attempt for 'admin' from 219.93.184.201:4541</text:span></text:p>
      <text:p text:style-name="Standard"><text:span text:style-name="Source_20_Text">Jan  8 00:14:52 dropbear[6271]: Exit before auth (user 'admin', 4 fails): Max auth tries reached - user 'admin' from 219.93.184.201:4541</text:span></text:p>
      <text:p text:style-name="Standard"><text:span text:style-name="Source_20_Text">Jan  8 00:17:05 dropbear[6272]: Child connection from 52.14.43.174:61164</text:span></text:p>
      <text:p text:style-name="Standard"><text:span text:style-name="Source_20_Text">Jan  8 00:17:07 dropbear[6272]: Password auth succeeded for 'admin' from 52.14.43.174:61164</text:span></text:p>
      <text:p text:style-name="Standard"><text:span text:style-name="Source_20_Text">Jan  8 00:17:49 dropbear[6272]: Exit (admin): Error reading: Connection reset by peer</text:span></text:p>
      <text:p text:style-name="Standard"><text:span text:style-name="Source_20_Text">Jan  8 00:18:29 dropbear[6107]: Exit (admin): Error reading: Connection reset by peer</text:span></text:p>
      <text:p text:style-name="Standard"><text:span text:style-name="Source_20_Text">Jan  8 00:18:34 dropbear[6273]: Child connection from 190.2.150.166:31769</text:span></text:p>
      <text:p text:style-name="Standard"><text:soft-page-break/><text:span text:style-name="Source_20_Text">Jan  8 00:18:35 dropbear[6273]: Password auth succeeded for 'admin' from 190.2.150.166:31769</text:span></text:p>
      <text:p text:style-name="Standard"><text:span text:style-name="Source_20_Text">Jan  8 00:19:33 dropbear[6274]: Child connection from 5.101.40.166:36769</text:span></text:p>
      <text:p text:style-name="Standard"><text:span text:style-name="Source_20_Text">Jan  8 00:19:35 dropbear[6274]: Bad password attempt for 'admin' from 5.101.40.166:36769</text:span></text:p>
      <text:p text:style-name="Standard"><text:span text:style-name="Source_20_Text">Jan  8 00:19:36 dropbear[6274]: Exit before auth (user 'admin', 1 fails): Exited normally</text:span></text:p>
      <text:p text:style-name="Standard"><text:span text:style-name="Source_20_Text">Jan  8 00:23:49 dropbear[6275]: Child connection from 191.96.249.126:55239</text:span></text:p>
      <text:p text:style-name="Standard"><text:span text:style-name="Source_20_Text">Jan  8 00:23:51 dropbear[6275]: Login attempt for nonexistent user from 191.96.249.126:55239</text:span></text:p>
      <text:p text:style-name="Standard"><text:span text:style-name="Source_20_Text">Jan  8 00:23:51 dropbear[6275]: Exit before auth: Exited normally</text:span></text:p>
      <text:p text:style-name="Standard"><text:span text:style-name="Source_20_Text">Jan  8 00:24:24 dropbear[6276]: Child connection from 18.222.225.123:65429</text:span></text:p>
      <text:p text:style-name="Standard"><text:span text:style-name="Source_20_Text">Jan  8 00:24:27 dropbear[6276]: Password auth succeeded for 'admin' from 18.222.225.123:65429</text:span></text:p>
      <text:p text:style-name="Standard"><text:span text:style-name="Source_20_Text">Jan  8 00:25:33 dropbear[6276]: Exit (admin): Error reading: Connection reset by peer</text:span></text:p>
      <text:p text:style-name="Standard"><text:span text:style-name="Source_20_Text">Jan  8 00:29:40 dropbear[6028]: Exit (admin): Error reading: Connection reset by peer</text:span></text:p>
      <text:p text:style-name="Standard"><text:span text:style-name="Source_20_Text">Jan  8 00:29:46 dropbear[6279]: Child connection from 193.19.119.141:27073</text:span></text:p>
      <text:p text:style-name="Standard"><text:span text:style-name="Source_20_Text">Jan  8 00:29:47 dropbear[6279]: Password auth succeeded for 'admin' from 193.19.119.141:27073</text:span></text:p>
      <text:p text:style-name="Standard"><text:span text:style-name="Source_20_Text">Jan  8 00:30:33 dropbear[6280]: Child connection from 5.101.40.166:51900</text:span></text:p>
      <text:p text:style-name="Standard"><text:span text:style-name="Source_20_Text">Jan  8 00:30:34 dropbear[6280]: Bad password attempt for 'admin' from 5.101.40.166:51900</text:span></text:p>
      <text:p text:style-name="Standard"><text:span text:style-name="Source_20_Text">Jan  8 00:30:35 dropbear[6280]: Exit before auth (user 'admin', 1 fails): Exited normally</text:span></text:p>
      <text:p text:style-name="Standard"><text:span text:style-name="Source_20_Text">Jan  8 00:30:38 dropbear[6118]: Exit (admin): Error reading: Connection reset by peer</text:span></text:p>
      <text:p text:style-name="Standard"><text:span text:style-name="Source_20_Text">Jan  8 00:30:44 dropbear[6281]: Child connection from 185.158.114.240:58294</text:span></text:p>
      <text:p text:style-name="Standard"><text:span text:style-name="Source_20_Text">Jan  8 00:30:45 dropbear[6281]: Password auth succeeded for 'admin' from 185.158.114.240:58294</text:span></text:p>
      <text:p text:style-name="Standard"><text:span text:style-name="Source_20_Text">Jan  8 00:34:09 dropbear[6282]: Child connection from 36.156.24.94:39826</text:span></text:p>
      <text:p text:style-name="Standard"><text:span text:style-name="Source_20_Text">Jan  8 00:34:14 dropbear[6282]: Exit before auth: Disconnect received</text:span></text:p>
      <text:p text:style-name="Standard"><text:span text:style-name="Source_20_Text">Jan  8 00:34:17 dropbear[6283]: Child connection from 125.65.42.192:47065</text:span></text:p>
      <text:p text:style-name="Standard"><text:span text:style-name="Source_20_Text">Jan  8 00:34:20 dropbear[6283]: Exit before auth: Disconnect received</text:span></text:p>
      <text:p text:style-name="Standard"><text:span text:style-name="Source_20_Text">Jan  8 00:38:12 dropbear[6284]: Child connection from 191.96.249.126:59999</text:span></text:p>
      <text:p text:style-name="Standard"><text:span text:style-name="Source_20_Text">Jan  8 00:38:14 dropbear[6284]: Login attempt for nonexistent user from 191.96.249.126:59999</text:span></text:p>
      <text:p text:style-name="Standard"><text:span text:style-name="Source_20_Text">Jan  8 00:38:14 dropbear[6284]: Exit before auth: Exited normally</text:span></text:p>
      <text:p text:style-name="Standard"><text:span text:style-name="Source_20_Text">Jan  8 00:41:38 dropbear[6285]: Child connection from 223.111.139.210:37963</text:span></text:p>
      <text:p text:style-name="Standard"><text:span text:style-name="Source_20_Text">Jan  8 00:41:39 dropbear[6286]: Child connection from 5.101.40.100:55227</text:span></text:p>
      <text:p text:style-name="Standard"><text:span text:style-name="Source_20_Text">Jan  8 00:41:41 dropbear[6286]: Bad password attempt for 'admin' from 5.101.40.100:55227</text:span></text:p>
      <text:p text:style-name="Standard"><text:span text:style-name="Source_20_Text">Jan  8 00:41:42 dropbear[6286]: Exit before auth (user 'admin', 1 fails): Exited normally</text:span></text:p>
      <text:p text:style-name="Standard"><text:span text:style-name="Source_20_Text">Jan  8 00:41:42 dropbear[6285]: Exit before auth: Disconnect received</text:span></text:p>
      <text:p text:style-name="Standard"><text:span text:style-name="Source_20_Text">Jan  8 00:43:13 dropbear[6287]: Child connection from 18.221.19.244:58447</text:span></text:p>
      <text:p text:style-name="Standard"><text:span text:style-name="Source_20_Text">Jan  8 00:43:16 dropbear[6287]: Password auth succeeded for 'admin' from 18.221.19.244:58447</text:span></text:p>
      <text:p text:style-name="Standard"><text:span text:style-name="Source_20_Text">Jan  8 00:43:39 dropbear[6288]: Child connection from 18.221.137.61:61385</text:span></text:p>
      <text:p text:style-name="Standard"><text:span text:style-name="Source_20_Text">Jan  8 00:43:42 dropbear[6288]: Password auth succeeded for 'admin' from 18.221.137.61:61385</text:span></text:p>
      <text:p text:style-name="Standard"><text:span text:style-name="Source_20_Text">Jan  8 00:43:58 dropbear[6287]: Exit (admin): Error reading: Connection reset by peer</text:span></text:p>
      <text:p text:style-name="Standard"><text:soft-page-break/><text:span text:style-name="Source_20_Text">Jan  8 00:44:29 dropbear[6288]: Exit (admin): Error reading: Connection reset by peer</text:span></text:p>
      <text:p text:style-name="Standard"><text:span text:style-name="Source_20_Text">Jan  8 00:47:50 dropbear[6290]: Child connection from 88.214.26.49:35846</text:span></text:p>
      <text:p text:style-name="Standard"><text:span text:style-name="Source_20_Text">Jan  8 00:47:52 dropbear[6290]: Bad password attempt for 'admin' from 88.214.26.49:35846</text:span></text:p>
      <text:p text:style-name="Standard"><text:span text:style-name="Source_20_Text">Jan  8 00:47:53 dropbear[6290]: Client trying multiple usernames from 88.214.26.49:35846</text:span></text:p>
      <text:p text:style-name="Standard"><text:span text:style-name="Source_20_Text">Jan  8 00:47:53 dropbear[6290]: Login attempt for nonexistent user from 88.214.26.49:35846</text:span></text:p>
      <text:p text:style-name="Standard"><text:span text:style-name="Source_20_Text">Jan  8 00:47:53 dropbear[6290]: Client trying multiple usernames from 88.214.26.49:35846</text:span></text:p>
      <text:p text:style-name="Standard"><text:span text:style-name="Source_20_Text">Jan  8 00:47:53 dropbear[6290]: Login attempt for nonexistent user from 88.214.26.49:35846</text:span></text:p>
      <text:p text:style-name="Standard"><text:span text:style-name="Source_20_Text">Jan  8 00:47:54 dropbear[6290]: Exit before auth: Exited normally</text:span></text:p>
      <text:p text:style-name="Standard"><text:span text:style-name="Source_20_Text">Jan  8 00:47:54 dropbear[6291]: Child connection from 88.214.26.49:37041</text:span></text:p>
      <text:p text:style-name="Standard"><text:span text:style-name="Source_20_Text">Jan  8 00:47:56 dropbear[6291]: Login attempt for nonexistent user from 88.214.26.49:37041</text:span></text:p>
      <text:p text:style-name="Standard"><text:span text:style-name="Source_20_Text">Jan  8 00:47:56 dropbear[6291]: Client trying multiple usernames from 88.214.26.49:37041</text:span></text:p>
      <text:p text:style-name="Standard"><text:span text:style-name="Source_20_Text">Jan  8 00:47:56 dropbear[6291]: Bad password attempt for 'admin' from 88.214.26.49:37041</text:span></text:p>
      <text:p text:style-name="Standard"><text:span text:style-name="Source_20_Text">Jan  8 00:47:57 dropbear[6291]: Exit before auth (user 'admin', 2 fails): Exited normally</text:span></text:p>
      <text:p text:style-name="Standard"><text:span text:style-name="Source_20_Text">Jan  8 00:47:57 dropbear[6292]: Child connection from 88.214.26.49:54267</text:span></text:p>
      <text:p text:style-name="Standard"><text:span text:style-name="Source_20_Text">Jan  8 00:47:59 dropbear[6292]: Bad password attempt for 'admin' from 88.214.26.49:54267</text:span></text:p>
      <text:p text:style-name="Standard"><text:span text:style-name="Source_20_Text">Jan  8 00:47:59 dropbear[6292]: Client trying multiple usernames from 88.214.26.49:54267</text:span></text:p>
      <text:p text:style-name="Standard"><text:span text:style-name="Source_20_Text">Jan  8 00:47:59 dropbear[6292]: Login attempt for nonexistent user from 88.214.26.49:54267</text:span></text:p>
      <text:p text:style-name="Standard"><text:span text:style-name="Source_20_Text">Jan  8 00:48:00 dropbear[6292]: Client trying multiple usernames from 88.214.26.49:54267</text:span></text:p>
      <text:p text:style-name="Standard"><text:span text:style-name="Source_20_Text">Jan  8 00:48:00 dropbear[6292]: Login attempt for nonexistent user from 88.214.26.49:54267</text:span></text:p>
      <text:p text:style-name="Standard"><text:span text:style-name="Source_20_Text">Jan  8 00:48:00 dropbear[6292]: Exit before auth: Exited normally</text:span></text:p>
      <text:p text:style-name="Standard"><text:span text:style-name="Source_20_Text">Jan  8 00:48:00 dropbear[6293]: Child connection from 88.214.26.49:34828</text:span></text:p>
      <text:p text:style-name="Standard"><text:span text:style-name="Source_20_Text">Jan  8 00:48:02 dropbear[6293]: Login attempt for nonexistent user from 88.214.26.49:34828</text:span></text:p>
      <text:p text:style-name="Standard"><text:span text:style-name="Source_20_Text">Jan  8 00:48:02 dropbear[6293]: Client trying multiple usernames from 88.214.26.49:34828</text:span></text:p>
      <text:p text:style-name="Standard"><text:span text:style-name="Source_20_Text">Jan  8 00:48:02 dropbear[6293]: Login attempt for nonexistent user from 88.214.26.49:34828</text:span></text:p>
      <text:p text:style-name="Standard"><text:span text:style-name="Source_20_Text">Jan  8 00:48:03 dropbear[6293]: Client trying multiple usernames from 88.214.26.49:34828</text:span></text:p>
      <text:p text:style-name="Standard"><text:span text:style-name="Source_20_Text">Jan  8 00:48:03 dropbear[6293]: Login attempt for nonexistent user from 88.214.26.49:34828</text:span></text:p>
      <text:p text:style-name="Standard"><text:span text:style-name="Source_20_Text">Jan  8 00:48:03 dropbear[6293]: Exit before auth: Exited normally</text:span></text:p>
      <text:p text:style-name="Standard"><text:span text:style-name="Source_20_Text">Jan  8 00:48:03 dropbear[6294]: Child connection from 88.214.26.49:53109</text:span></text:p>
      <text:p text:style-name="Standard"><text:span text:style-name="Source_20_Text">Jan  8 00:48:05 dropbear[6294]: Bad password attempt for 'admin' from 88.214.26.49:53109</text:span></text:p>
      <text:p text:style-name="Standard"><text:span text:style-name="Source_20_Text">Jan  8 00:48:06 dropbear[6294]: Client trying multiple usernames from 88.214.26.49:53109</text:span></text:p>
      <text:p text:style-name="Standard"><text:span text:style-name="Source_20_Text">Jan  8 00:48:06 dropbear[6294]: Login attempt for nonexistent user from 88.214.26.49:53109</text:span></text:p>
      <text:p text:style-name="Standard"><text:span text:style-name="Source_20_Text">Jan  8 00:48:06 dropbear[6294]: Exit before auth: Exited normally</text:span></text:p>
      <text:p text:style-name="Standard"><text:span text:style-name="Source_20_Text">Jan  8 00:48:06 dropbear[6295]: Child connection from 88.214.26.49:33506</text:span></text:p>
      <text:p text:style-name="Standard"><text:soft-page-break/><text:span text:style-name="Source_20_Text">Jan  8 00:48:08 dropbear[6295]: Bad password attempt for 'admin' from 88.214.26.49:33506</text:span></text:p>
      <text:p text:style-name="Standard"><text:span text:style-name="Source_20_Text">Jan  8 00:48:08 dropbear[6295]: Client trying multiple usernames from 88.214.26.49:33506</text:span></text:p>
      <text:p text:style-name="Standard"><text:span text:style-name="Source_20_Text">Jan  8 00:48:08 dropbear[6295]: Login attempt for nonexistent user from 88.214.26.49:33506</text:span></text:p>
      <text:p text:style-name="Standard"><text:span text:style-name="Source_20_Text">Jan  8 00:48:09 dropbear[6295]: Client trying multiple usernames from 88.214.26.49:33506</text:span></text:p>
      <text:p text:style-name="Standard"><text:span text:style-name="Source_20_Text">Jan  8 00:48:09 dropbear[6295]: Bad password attempt for 'admin' from 88.214.26.49:33506</text:span></text:p>
      <text:p text:style-name="Standard"><text:span text:style-name="Source_20_Text">Jan  8 00:48:09 dropbear[6295]: Exit before auth (user 'admin', 1 fails): Exited normally</text:span></text:p>
      <text:p text:style-name="Standard"><text:span text:style-name="Source_20_Text">Jan  8 00:48:11 dropbear[6296]: Child connection from 88.214.26.49:47633</text:span></text:p>
      <text:p text:style-name="Standard"><text:span text:style-name="Source_20_Text">Jan  8 00:48:13 dropbear[6296]: Login attempt for nonexistent user from 88.214.26.49:47633</text:span></text:p>
      <text:p text:style-name="Standard"><text:span text:style-name="Source_20_Text">Jan  8 00:48:13 dropbear[6296]: Client trying multiple usernames from 88.214.26.49:47633</text:span></text:p>
      <text:p text:style-name="Standard"><text:span text:style-name="Source_20_Text">Jan  8 00:48:13 dropbear[6296]: Bad password attempt for 'admin' from 88.214.26.49:47633</text:span></text:p>
      <text:p text:style-name="Standard"><text:span text:style-name="Source_20_Text">Jan  8 00:48:14 dropbear[6296]: Client trying multiple usernames from 88.214.26.49:47633</text:span></text:p>
      <text:p text:style-name="Standard"><text:span text:style-name="Source_20_Text">Jan  8 00:48:14 dropbear[6296]: Login attempt for nonexistent user from 88.214.26.49:47633</text:span></text:p>
      <text:p text:style-name="Standard"><text:span text:style-name="Source_20_Text">Jan  8 00:48:14 dropbear[6297]: Child connection from 88.214.26.49:43332</text:span></text:p>
      <text:p text:style-name="Standard"><text:span text:style-name="Source_20_Text">Jan  8 00:48:14 dropbear[6296]: Exit before auth: Exited normally</text:span></text:p>
      <text:p text:style-name="Standard"><text:span text:style-name="Source_20_Text">Jan  8 00:48:16 dropbear[6297]: Login attempt for nonexistent user from 88.214.26.49:43332</text:span></text:p>
      <text:p text:style-name="Standard"><text:span text:style-name="Source_20_Text">Jan  8 00:48:17 dropbear[6297]: Client trying multiple usernames from 88.214.26.49:43332</text:span></text:p>
      <text:p text:style-name="Standard"><text:span text:style-name="Source_20_Text">Jan  8 00:48:17 dropbear[6297]: Login attempt for nonexistent user from 88.214.26.49:43332</text:span></text:p>
      <text:p text:style-name="Standard"><text:span text:style-name="Source_20_Text">Jan  8 00:48:17 dropbear[6297]: Client trying multiple usernames from 88.214.26.49:43332</text:span></text:p>
      <text:p text:style-name="Standard"><text:span text:style-name="Source_20_Text">Jan  8 00:48:17 dropbear[6297]: Login attempt for nonexistent user from 88.214.26.49:43332</text:span></text:p>
      <text:p text:style-name="Standard"><text:span text:style-name="Source_20_Text">Jan  8 00:48:17 dropbear[6297]: Exit before auth: Exited normally</text:span></text:p>
      <text:p text:style-name="Standard"><text:span text:style-name="Source_20_Text">Jan  8 00:48:17 dropbear[6298]: Child connection from 88.214.26.49:47552</text:span></text:p>
      <text:p text:style-name="Standard"><text:span text:style-name="Source_20_Text">Jan  8 00:48:19 dropbear[6298]: Login attempt for nonexistent user from 88.214.26.49:47552</text:span></text:p>
      <text:p text:style-name="Standard"><text:span text:style-name="Source_20_Text">Jan  8 00:48:19 dropbear[6298]: Client trying multiple usernames from 88.214.26.49:47552</text:span></text:p>
      <text:p text:style-name="Standard"><text:span text:style-name="Source_20_Text">Jan  8 00:48:19 dropbear[6298]: Login attempt for nonexistent user from 88.214.26.49:47552</text:span></text:p>
      <text:p text:style-name="Standard"><text:span text:style-name="Source_20_Text">Jan  8 00:48:20 dropbear[6298]: Client trying multiple usernames from 88.214.26.49:47552</text:span></text:p>
      <text:p text:style-name="Standard"><text:span text:style-name="Source_20_Text">Jan  8 00:48:20 dropbear[6298]: Login attempt for nonexistent user from 88.214.26.49:47552</text:span></text:p>
      <text:p text:style-name="Standard"><text:span text:style-name="Source_20_Text">Jan  8 00:48:20 dropbear[6299]: Child connection from 88.214.26.49:46270</text:span></text:p>
      <text:p text:style-name="Standard"><text:span text:style-name="Source_20_Text">Jan  8 00:48:22 dropbear[6298]: Exit before auth: Exited normally</text:span></text:p>
      <text:p text:style-name="Standard"><text:span text:style-name="Source_20_Text">Jan  8 00:48:23 dropbear[6299]: Bad password attempt for 'admin' from 88.214.26.49:46270</text:span></text:p>
      <text:p text:style-name="Standard"><text:span text:style-name="Source_20_Text">Jan  8 00:48:24 dropbear[6299]: Exit before auth (user 'admin', 3 fails): Exited normally</text:span></text:p>
      <text:p text:style-name="Standard"><text:span text:style-name="Source_20_Text">Jan  8 00:48:24 dropbear[6300]: Child connection from 88.214.26.49:54601</text:span></text:p>
      <text:p text:style-name="Standard"><text:span text:style-name="Source_20_Text">Jan  8 00:48:26 dropbear[6300]: Login attempt for nonexistent user from 88.214.26.49:54601</text:span></text:p>
      <text:p text:style-name="Standard"><text:soft-page-break/><text:span text:style-name="Source_20_Text">Jan  8 00:48:26 dropbear[6300]: Client trying multiple usernames from 88.214.26.49:54601</text:span></text:p>
      <text:p text:style-name="Standard"><text:span text:style-name="Source_20_Text">Jan  8 00:48:26 dropbear[6300]: Bad password attempt for 'admin' from 88.214.26.49:54601</text:span></text:p>
      <text:p text:style-name="Standard"><text:span text:style-name="Source_20_Text">Jan  8 00:48:26 dropbear[6300]: Client trying multiple usernames from 88.214.26.49:54601</text:span></text:p>
      <text:p text:style-name="Standard"><text:span text:style-name="Source_20_Text">Jan  8 00:48:26 dropbear[6300]: Login attempt for nonexistent user from 88.214.26.49:54601</text:span></text:p>
      <text:p text:style-name="Standard"><text:span text:style-name="Source_20_Text">Jan  8 00:48:27 dropbear[6300]: Exit before auth: Exited normally</text:span></text:p>
      <text:p text:style-name="Standard"><text:span text:style-name="Source_20_Text">Jan  8 00:48:27 dropbear[6301]: Child connection from 88.214.26.49:43913</text:span></text:p>
      <text:p text:style-name="Standard"><text:span text:style-name="Source_20_Text">Jan  8 00:48:29 dropbear[6301]: Login attempt for nonexistent user from 88.214.26.49:43913</text:span></text:p>
      <text:p text:style-name="Standard"><text:span text:style-name="Source_20_Text">Jan  8 00:48:30 dropbear[6301]: Client trying multiple usernames from 88.214.26.49:43913</text:span></text:p>
      <text:p text:style-name="Standard"><text:span text:style-name="Source_20_Text">Jan  8 00:48:30 dropbear[6301]: Login attempt for nonexistent user from 88.214.26.49:43913</text:span></text:p>
      <text:p text:style-name="Standard"><text:span text:style-name="Source_20_Text">Jan  8 00:48:30 dropbear[6301]: Client trying multiple usernames from 88.214.26.49:43913</text:span></text:p>
      <text:p text:style-name="Standard"><text:span text:style-name="Source_20_Text">Jan  8 00:48:30 dropbear[6301]: Login attempt for nonexistent user from 88.214.26.49:43913</text:span></text:p>
      <text:p text:style-name="Standard"><text:span text:style-name="Source_20_Text">Jan  8 00:48:31 dropbear[6302]: Child connection from 88.214.26.49:38840</text:span></text:p>
      <text:p text:style-name="Standard"><text:span text:style-name="Source_20_Text">Jan  8 00:48:31 dropbear[6301]: Exit before auth: Exited normally</text:span></text:p>
      <text:p text:style-name="Standard"><text:span text:style-name="Source_20_Text">Jan  8 00:48:33 dropbear[6302]: Exit before auth: Exited normally</text:span></text:p>
      <text:p text:style-name="Standard"><text:span text:style-name="Source_20_Text">Jan  8 00:51:38 dropbear[6303]: Child connection from 61.184.247.3:54528</text:span></text:p>
      <text:p text:style-name="Standard"><text:span text:style-name="Source_20_Text">Jan  8 00:51:42 dropbear[6303]: Exit before auth: Disconnect received</text:span></text:p>
      <text:p text:style-name="Standard"><text:span text:style-name="Source_20_Text">Jan  8 00:52:08 dropbear[6304]: Child connection from 115.238.245.8:48137</text:span></text:p>
      <text:p text:style-name="Standard"><text:span text:style-name="Source_20_Text">Jan  8 00:52:12 dropbear[6304]: Exit before auth: Disconnect received</text:span></text:p>
      <text:p text:style-name="Standard"><text:span text:style-name="Source_20_Text">Jan  8 00:52:32 dropbear[6305]: Child connection from 122.226.181.164:33440</text:span></text:p>
      <text:p text:style-name="Standard"><text:span text:style-name="Source_20_Text">Jan  8 00:52:35 dropbear[6305]: Exit before auth: Disconnect received</text:span></text:p>
      <text:p text:style-name="Standard"><text:span text:style-name="Source_20_Text">Jan  8 00:52:39 dropbear[6306]: Child connection from 5.101.40.100:37856</text:span></text:p>
      <text:p text:style-name="Standard"><text:span text:style-name="Source_20_Text">Jan  8 00:52:40 dropbear[6306]: Bad password attempt for 'admin' from 5.101.40.100:37856</text:span></text:p>
      <text:p text:style-name="Standard"><text:span text:style-name="Source_20_Text">Jan  8 00:52:41 dropbear[6306]: Exit before auth (user 'admin', 1 fails): Exited normally</text:span></text:p>
      <text:p text:style-name="Standard"><text:span text:style-name="Source_20_Text">Jan  8 00:52:46 dropbear[6307]: Child connection from 191.96.249.126:36509</text:span></text:p>
      <text:p text:style-name="Standard"><text:span text:style-name="Source_20_Text">Jan  8 00:52:48 dropbear[6307]: Login attempt for nonexistent user from 191.96.249.126:36509</text:span></text:p>
      <text:p text:style-name="Standard"><text:span text:style-name="Source_20_Text">Jan  8 00:52:48 dropbear[6307]: Exit before auth: Exited normally</text:span></text:p>
      <text:p text:style-name="Standard"><text:span text:style-name="Source_20_Text">Jan  8 00:55:24 dropbear[6308]: Child connection from 18.222.221.243:62907</text:span></text:p>
      <text:p text:style-name="Standard"><text:span text:style-name="Source_20_Text">Jan  8 00:55:26 dropbear[6308]: Password auth succeeded for 'admin' from 18.222.221.243:62907</text:span></text:p>
      <text:p text:style-name="Standard"><text:span text:style-name="Source_20_Text">Jan  8 00:56:08 dropbear[6308]: Exit (admin): Error reading: Connection reset by peer</text:span></text:p>
      <text:p text:style-name="Standard"><text:span text:style-name="Source_20_Text">Jan  8 00:56:10 dropbear[6309]: Child connection from 36.156.24.98:43845</text:span></text:p>
      <text:p text:style-name="Standard"><text:span text:style-name="Source_20_Text">Jan  8 00:56:20 dropbear[6309]: Exit before auth: Disconnect received</text:span></text:p>
      <text:p text:style-name="Standard"><text:span text:style-name="Source_20_Text">Jan  8 00:57:00 dropbear[6310]: Child connection from 52.14.7.27:60206</text:span></text:p>
      <text:p text:style-name="Standard"><text:span text:style-name="Source_20_Text">Jan  8 00:57:02 dropbear[6310]: Password auth succeeded for 'admin' from 52.14.7.27:60206</text:span></text:p>
      <text:p text:style-name="Standard"><text:span text:style-name="Source_20_Text">Jan  8 00:57:43 dropbear[6310]: Exit (admin): Error reading: Connection reset by peer</text:span></text:p>
      <text:p text:style-name="Standard"><text:span text:style-name="Source_20_Text">Jan  8 00:57:58 dropbear[6311]: Child connection from 18.219.39.217:63543</text:span></text:p>
      <text:p text:style-name="Standard"><text:span text:style-name="Source_20_Text">Jan  8 00:58:01 dropbear[6311]: Password auth succeeded for 'admin' from 18.219.39.217:63543</text:span></text:p>
      <text:p text:style-name="Standard"><text:span text:style-name="Source_20_Text">Jan  8 00:59:45 dropbear[6311]: Exit (admin): Error reading: Connection reset by peer</text:span></text:p>
      <text:p text:style-name="Standard"><text:soft-page-break/><text:span text:style-name="Source_20_Text">Jan  8 01:00:02 dropbear[6313]: Child connection from 13.58.16.189:57205</text:span></text:p>
      <text:p text:style-name="Standard"><text:span text:style-name="Source_20_Text">Jan  8 01:00:04 dropbear[6313]: Password auth succeeded for 'admin' from 13.58.16.189:57205</text:span></text:p>
      <text:p text:style-name="Standard"><text:span text:style-name="Source_20_Text">Jan  8 01:00:47 dropbear[6313]: Exit (admin): Error reading: Connection reset by peer</text:span></text:p>
      <text:p text:style-name="Standard"><text:span text:style-name="Source_20_Text">Jan  8 01:03:40 dropbear[6315]: Child connection from 5.101.40.100:48479</text:span></text:p>
      <text:p text:style-name="Standard"><text:span text:style-name="Source_20_Text">Jan  8 01:03:41 dropbear[6315]: Bad password attempt for 'admin' from 5.101.40.100:48479</text:span></text:p>
      <text:p text:style-name="Standard"><text:span text:style-name="Source_20_Text">Jan  8 01:03:42 dropbear[6315]: Exit before auth (user 'admin', 1 fails): Exited normally</text:span></text:p>
      <text:p text:style-name="Standard"><text:span text:style-name="Source_20_Text">Jan  8 01:07:06 dropbear[6316]: Child connection from 191.96.249.126:41258</text:span></text:p>
      <text:p text:style-name="Standard"><text:span text:style-name="Source_20_Text">Jan  8 01:07:08 dropbear[6316]: Login attempt for nonexistent user from 191.96.249.126:41258</text:span></text:p>
      <text:p text:style-name="Standard"><text:span text:style-name="Source_20_Text">Jan  8 01:07:09 dropbear[6316]: Exit before auth: Exited normally</text:span></text:p>
      <text:p text:style-name="Standard"><text:span text:style-name="Source_20_Text">Jan  8 01:07:10 dropbear[6317]: Child connection from 152.179.8.162:33451</text:span></text:p>
      <text:p text:style-name="Standard"><text:span text:style-name="Source_20_Text">Jan  8 01:07:10 dropbear[6317]: Exit before auth: Exited normally</text:span></text:p>
      <text:p text:style-name="Standard"><text:span text:style-name="Source_20_Text">Jan  8 01:07:36 dropbear[6318]: Child connection from 117.176.213.4:7800</text:span></text:p>
      <text:p text:style-name="Standard"><text:span text:style-name="Source_20_Text">Jan  8 01:07:38 dropbear[6318]: Bad password attempt for 'admin' from 117.176.213.4:7800</text:span></text:p>
      <text:p text:style-name="Standard"><text:span text:style-name="Source_20_Text">Jan  8 01:07:39 dropbear[6318]: Bad password attempt for 'admin' from 117.176.213.4:7800</text:span></text:p>
      <text:p text:style-name="Standard"><text:span text:style-name="Source_20_Text">Jan  8 01:07:40 dropbear[6318]: Bad password attempt for 'admin' from 117.176.213.4:7800</text:span></text:p>
      <text:p text:style-name="Standard"><text:span text:style-name="Source_20_Text">Jan  8 01:07:41 dropbear[6318]: Exit before auth (user 'admin', 4 fails): Max auth tries reached - user 'admin' from 117.176.213.4:7800</text:span></text:p>
      <text:p text:style-name="Standard"><text:span text:style-name="Source_20_Text">Jan  8 01:13:50 dropbear[6320]: Child connection from 36.156.24.93:44858</text:span></text:p>
      <text:p text:style-name="Standard"><text:span text:style-name="Source_20_Text">Jan  8 01:13:53 dropbear[6320]: Exit before auth: Disconnect received</text:span></text:p>
      <text:p text:style-name="Standard"><text:span text:style-name="Source_20_Text">Jan  8 01:14:41 dropbear[6321]: Child connection from 5.101.40.100:60722</text:span></text:p>
      <text:p text:style-name="Standard"><text:span text:style-name="Source_20_Text">Jan  8 01:14:43 dropbear[6321]: Bad password attempt for 'admin' from 5.101.40.100:60722</text:span></text:p>
      <text:p text:style-name="Standard"><text:span text:style-name="Source_20_Text">Jan  8 01:14:44 dropbear[6321]: Exit before auth (user 'admin', 1 fails): Exited normally</text:span></text:p>
      <text:p text:style-name="Standard"><text:span text:style-name="Source_20_Text">Jan  8 01:16:32 dropbear[6322]: Child connection from 13.59.239.189:50167</text:span></text:p>
      <text:p text:style-name="Standard"><text:span text:style-name="Source_20_Text">Jan  8 01:16:35 dropbear[6322]: Password auth succeeded for 'admin' from 13.59.239.189:50167</text:span></text:p>
      <text:p text:style-name="Standard"><text:span text:style-name="Source_20_Text">Jan  8 01:17:17 dropbear[6322]: Exit (admin): Error reading: Connection reset by peer</text:span></text:p>
      <text:p text:style-name="Standard"><text:span text:style-name="Source_20_Text">Jan  8 01:21:20 dropbear[6323]: Child connection from 191.96.249.126:46001</text:span></text:p>
      <text:p text:style-name="Standard"><text:span text:style-name="Source_20_Text">Jan  8 01:21:22 dropbear[6323]: Login attempt for nonexistent user from 191.96.249.126:46001</text:span></text:p>
      <text:p text:style-name="Standard"><text:span text:style-name="Source_20_Text">Jan  8 01:21:22 dropbear[6323]: Exit before auth: Exited normally</text:span></text:p>
      <text:p text:style-name="Standard"><text:span text:style-name="Source_20_Text">Jan  8 01:24:05 dropbear[6324]: Child connection from 223.111.139.211:34830</text:span></text:p>
      <text:p text:style-name="Standard"><text:span text:style-name="Source_20_Text">Jan  8 01:24:10 dropbear[6324]: Exit before auth: Disconnect received</text:span></text:p>
      <text:p text:style-name="Standard"><text:span text:style-name="Source_20_Text">Jan  8 01:25:30 dropbear[6325]: Child connection from 13.58.228.32:65411</text:span></text:p>
      <text:p text:style-name="Standard"><text:span text:style-name="Source_20_Text">Jan  8 01:25:33 dropbear[6325]: Password auth succeeded for 'admin' from 13.58.228.32:65411</text:span></text:p>
      <text:p text:style-name="Standard"><text:span text:style-name="Source_20_Text">Jan  8 01:25:39 dropbear[6326]: Child connection from 5.101.40.100:44138</text:span></text:p>
      <text:p text:style-name="Standard"><text:span text:style-name="Source_20_Text">Jan  8 01:25:41 dropbear[6326]: Bad password attempt for 'admin' from 5.101.40.100:44138</text:span></text:p>
      <text:p text:style-name="Standard"><text:span text:style-name="Source_20_Text">Jan  8 01:25:41 dropbear[6326]: Exit before auth (user 'admin', 1 fails): Exited normally</text:span></text:p>
      <text:p text:style-name="Standard"><text:span text:style-name="Source_20_Text">Jan  8 01:26:18 dropbear[6325]: Exit (admin): Error reading: Connection reset by peer</text:span></text:p>
      <text:p text:style-name="Standard"><text:span text:style-name="Source_20_Text">Jan  8 01:26:34 dropbear[6061]: Exit (admin): Error reading: Connection reset by peer</text:span></text:p>
      <text:p text:style-name="Standard"><text:soft-page-break/><text:span text:style-name="Source_20_Text">Jan  8 01:26:44 dropbear[6327]: Child connection from 61.184.247.8:34319</text:span></text:p>
      <text:p text:style-name="Standard"><text:span text:style-name="Source_20_Text">Jan  8 01:26:47 dropbear[6327]: Exit before auth: Disconnect received</text:span></text:p>
      <text:p text:style-name="Standard"><text:span text:style-name="Source_20_Text">Jan  8 01:28:42 dropbear[6329]: Child connection from 195.3.147.49:53481</text:span></text:p>
      <text:p text:style-name="Standard"><text:span text:style-name="Source_20_Text">Jan  8 01:28:44 dropbear[6329]: Bad password attempt for 'admin' from 195.3.147.49:53481</text:span></text:p>
      <text:p text:style-name="Standard"><text:span text:style-name="Source_20_Text">Jan  8 01:28:44 dropbear[6329]: Exit before auth (user 'admin', 1 fails): Error reading: Connection reset by peer</text:span></text:p>
      <text:p text:style-name="Standard"><text:span text:style-name="Source_20_Text">Jan  8 01:34:05 dropbear[6100]: Exit (admin): Error reading: Connection reset by peer</text:span></text:p>
      <text:p text:style-name="Standard"><text:span text:style-name="Source_20_Text">Jan  8 01:34:11 dropbear[6331]: Child connection from 185.248.103.178:19059</text:span></text:p>
      <text:p text:style-name="Standard"><text:span text:style-name="Source_20_Text">Jan  8 01:34:12 dropbear[6331]: Password auth succeeded for 'admin' from 185.248.103.178:19059</text:span></text:p>
      <text:p text:style-name="Standard"><text:span text:style-name="Source_20_Text">Jan  8 01:36:38 dropbear[6332]: Child connection from 191.96.249.126:50766</text:span></text:p>
      <text:p text:style-name="Standard"><text:span text:style-name="Source_20_Text">Jan  8 01:36:40 dropbear[6332]: Login attempt for nonexistent user from 191.96.249.126:50766</text:span></text:p>
      <text:p text:style-name="Standard"><text:span text:style-name="Source_20_Text">Jan  8 01:36:40 dropbear[6333]: Child connection from 5.101.40.100:55541</text:span></text:p>
      <text:p text:style-name="Standard"><text:span text:style-name="Source_20_Text">Jan  8 01:36:40 dropbear[6332]: Exit before auth: Exited normally</text:span></text:p>
      <text:p text:style-name="Standard"><text:span text:style-name="Source_20_Text">Jan  8 01:36:42 dropbear[6333]: Bad password attempt for 'admin' from 5.101.40.100:55541</text:span></text:p>
      <text:p text:style-name="Standard"><text:span text:style-name="Source_20_Text">Jan  8 01:36:42 dropbear[6333]: Exit before auth (user 'admin', 1 fails): Exited normally</text:span></text:p>
      <text:p text:style-name="Standard"><text:span text:style-name="Source_20_Text">Jan  8 01:37:03 dropbear[6334]: Child connection from 61.184.247.3:49241</text:span></text:p>
      <text:p text:style-name="Standard"><text:span text:style-name="Source_20_Text">Jan  8 01:37:06 dropbear[6334]: Exit before auth: Disconnect received</text:span></text:p>
      <text:p text:style-name="Standard"><text:span text:style-name="Source_20_Text">Jan  8 01:41:26 dropbear[6336]: Child connection from 36.156.24.97:43740</text:span></text:p>
      <text:p text:style-name="Standard"><text:span text:style-name="Source_20_Text">Jan  8 01:41:29 dropbear[6336]: Exit before auth: Disconnect received</text:span></text:p>
      <text:p text:style-name="Standard"><text:span text:style-name="Source_20_Text">Jan  8 01:42:30 dropbear[6337]: Child connection from 18.218.65.145:57912</text:span></text:p>
      <text:p text:style-name="Standard"><text:span text:style-name="Source_20_Text">Jan  8 01:42:33 dropbear[6337]: Password auth succeeded for 'admin' from 18.218.65.145:57912</text:span></text:p>
      <text:p text:style-name="Standard"><text:span text:style-name="Source_20_Text">Jan  8 01:42:44 dropbear[6338]: Child connection from 122.226.181.167:43500</text:span></text:p>
      <text:p text:style-name="Standard"><text:span text:style-name="Source_20_Text">Jan  8 01:42:48 dropbear[6338]: Exit before auth: Disconnect received</text:span></text:p>
      <text:p text:style-name="Standard"><text:span text:style-name="Source_20_Text">Jan  8 01:42:54 dropbear[6339]: Child connection from 52.15.198.183:58559</text:span></text:p>
      <text:p text:style-name="Standard"><text:span text:style-name="Source_20_Text">Jan  8 01:42:57 dropbear[6339]: Password auth succeeded for 'admin' from 52.15.198.183:58559</text:span></text:p>
      <text:p text:style-name="Standard"><text:span text:style-name="Source_20_Text">Jan  8 01:43:40 dropbear[6339]: Exit (admin): Error reading: Connection reset by peer</text:span></text:p>
      <text:p text:style-name="Standard"><text:span text:style-name="Source_20_Text">Jan  8 01:43:50 dropbear[6337]: Exit (admin): Error reading: Connection reset by peer</text:span></text:p>
      <text:p text:style-name="Standard"><text:span text:style-name="Source_20_Text">Jan  8 01:46:37 dropbear[6340]: Child connection from 223.111.139.244:42908</text:span></text:p>
      <text:p text:style-name="Standard"><text:span text:style-name="Source_20_Text">Jan  8 01:46:40 dropbear[6340]: Exit before auth: Disconnect received</text:span></text:p>
      <text:p text:style-name="Standard"><text:span text:style-name="Source_20_Text">Jan  8 01:47:14 dropbear[6281]: Exit (admin): Error reading: Connection reset by peer</text:span></text:p>
      <text:p text:style-name="Standard"><text:span text:style-name="Source_20_Text">Jan  8 01:47:19 dropbear[6341]: Child connection from 185.158.114.240:22190</text:span></text:p>
      <text:p text:style-name="Standard"><text:span text:style-name="Source_20_Text">Jan  8 01:47:21 dropbear[6341]: Password auth succeeded for 'admin' from 185.158.114.240:22190</text:span></text:p>
      <text:p text:style-name="Standard"><text:span text:style-name="Source_20_Text">Jan  8 01:47:32 dropbear[6342]: Child connection from 5.101.40.166:52722</text:span></text:p>
      <text:p text:style-name="Standard"><text:span text:style-name="Source_20_Text">Jan  8 01:47:33 dropbear[6342]: Bad password attempt for 'admin' from 5.101.40.166:52722</text:span></text:p>
      <text:p text:style-name="Standard"><text:span text:style-name="Source_20_Text">Jan  8 01:47:34 dropbear[6342]: Exit before auth (user 'admin', 1 fails): Exited normally</text:span></text:p>
      <text:p text:style-name="Standard"><text:span text:style-name="Source_20_Text">Jan  8 01:49:22 dropbear[6343]: Child connection from 122.226.181.166:55910</text:span></text:p>
      <text:p text:style-name="Standard"><text:span text:style-name="Source_20_Text">Jan  8 01:49:25 dropbear[6343]: Exit before auth: Disconnect received</text:span></text:p>
      <text:p text:style-name="Standard"><text:soft-page-break/><text:span text:style-name="Source_20_Text">Jan  8 01:51:29 dropbear[6345]: Child connection from 191.96.249.126:55545</text:span></text:p>
      <text:p text:style-name="Standard"><text:span text:style-name="Source_20_Text">Jan  8 01:51:31 dropbear[6345]: Login attempt for nonexistent user from 191.96.249.126:55545</text:span></text:p>
      <text:p text:style-name="Standard"><text:span text:style-name="Source_20_Text">Jan  8 01:51:31 dropbear[6345]: Exit before auth: Exited normally</text:span></text:p>
      <text:p text:style-name="Standard"><text:span text:style-name="Source_20_Text">Jan  8 01:53:39 dropbear[6346]: Child connection from 36.156.24.95:37318</text:span></text:p>
      <text:p text:style-name="Standard"><text:span text:style-name="Source_20_Text">Jan  8 01:53:42 dropbear[6346]: Exit before auth: Disconnect received</text:span></text:p>
      <text:p text:style-name="Standard"><text:span text:style-name="Source_20_Text">Jan  8 01:57:33 dropbear[6273]: Exit (admin): Error reading: Connection reset by peer</text:span></text:p>
      <text:p text:style-name="Standard"><text:span text:style-name="Source_20_Text">Jan  8 01:57:38 dropbear[6347]: Child connection from 190.2.150.166:60138</text:span></text:p>
      <text:p text:style-name="Standard"><text:span text:style-name="Source_20_Text">Jan  8 01:57:39 dropbear[6347]: Password auth succeeded for 'admin' from 190.2.150.166:60138</text:span></text:p>
      <text:p text:style-name="Standard"><text:span text:style-name="Source_20_Text">Jan  8 01:58:34 dropbear[6348]: Child connection from 5.101.40.166:43543</text:span></text:p>
      <text:p text:style-name="Standard"><text:span text:style-name="Source_20_Text">Jan  8 01:58:35 dropbear[6348]: Bad password attempt for 'admin' from 5.101.40.166:43543</text:span></text:p>
      <text:p text:style-name="Standard"><text:span text:style-name="Source_20_Text">Jan  8 01:58:36 dropbear[6348]: Exit before auth (user 'admin', 1 fails): Exited normally</text:span></text:p>
      <text:p text:style-name="Standard"><text:span text:style-name="Source_20_Text">Jan  8 02:05:29 dropbear[6351]: Child connection from 223.111.139.247:40654</text:span></text:p>
      <text:p text:style-name="Standard"><text:span text:style-name="Source_20_Text">Jan  8 02:05:30 dropbear[6352]: Child connection from 3.17.14.216:51835</text:span></text:p>
      <text:p text:style-name="Standard"><text:span text:style-name="Source_20_Text">Jan  8 02:05:33 dropbear[6351]: Exit before auth: Disconnect received</text:span></text:p>
      <text:p text:style-name="Standard"><text:span text:style-name="Source_20_Text">Jan  8 02:05:34 dropbear[6352]: Password auth succeeded for 'admin' from 3.17.14.216:51835</text:span></text:p>
      <text:p text:style-name="Standard"><text:span text:style-name="Source_20_Text">Jan  8 02:05:35 dropbear[6352]: Exit (admin): Disconnect received</text:span></text:p>
      <text:p text:style-name="Standard"><text:span text:style-name="Source_20_Text">Jan  8 02:06:01 dropbear[6353]: Child connection from 191.96.249.126:60282</text:span></text:p>
      <text:p text:style-name="Standard"><text:span text:style-name="Source_20_Text">Jan  8 02:06:03 dropbear[6353]: Login attempt for nonexistent user from 191.96.249.126:60282</text:span></text:p>
      <text:p text:style-name="Standard"><text:span text:style-name="Source_20_Text">Jan  8 02:06:03 dropbear[6353]: Exit before auth: Exited normally</text:span></text:p>
      <text:p text:style-name="Standard"><text:span text:style-name="Source_20_Text">Jan  8 02:09:29 dropbear[6354]: Child connection from 5.101.40.166:60906</text:span></text:p>
      <text:p text:style-name="Standard"><text:span text:style-name="Source_20_Text">Jan  8 02:09:31 dropbear[6354]: Bad password attempt for 'admin' from 5.101.40.166:60906</text:span></text:p>
      <text:p text:style-name="Standard"><text:span text:style-name="Source_20_Text">Jan  8 02:09:31 dropbear[6354]: Exit before auth (user 'admin', 1 fails): Exited normally</text:span></text:p>
      <text:p text:style-name="Standard"><text:span text:style-name="Source_20_Text">Jan  8 02:13:06 dropbear[6356]: Child connection from 195.3.147.49:12467</text:span></text:p>
      <text:p text:style-name="Standard"><text:span text:style-name="Source_20_Text">Jan  8 02:13:08 dropbear[6356]: Bad password attempt for 'admin' from 195.3.147.49:12467</text:span></text:p>
      <text:p text:style-name="Standard"><text:span text:style-name="Source_20_Text">Jan  8 02:13:09 dropbear[6356]: Exit before auth (user 'admin', 1 fails): Error reading: Connection reset by peer</text:span></text:p>
      <text:p text:style-name="Standard"><text:span text:style-name="Source_20_Text">Jan  8 02:13:30 dropbear[6357]: Child connection from 18.219.143.123:62716</text:span></text:p>
      <text:p text:style-name="Standard"><text:span text:style-name="Source_20_Text">Jan  8 02:13:32 dropbear[6357]: Password auth succeeded for 'admin' from 18.219.143.123:62716</text:span></text:p>
      <text:p text:style-name="Standard"><text:span text:style-name="Source_20_Text">Jan  8 02:14:17 dropbear[6357]: Exit (admin): Error reading: Connection reset by peer</text:span></text:p>
      <text:p text:style-name="Standard"><text:span text:style-name="Source_20_Text">Jan  8 02:14:26 dropbear[6358]: Child connection from 61.184.247.6:59355</text:span></text:p>
      <text:p text:style-name="Standard"><text:span text:style-name="Source_20_Text">Jan  8 02:14:31 dropbear[6358]: Exit before auth: Disconnect received</text:span></text:p>
      <text:p text:style-name="Standard"><text:span text:style-name="Source_20_Text">Jan  8 02:19:50 dropbear[6359]: Child connection from 193.201.224.206:41474</text:span></text:p>
      <text:p text:style-name="Standard"><text:span text:style-name="Source_20_Text">Jan  8 02:19:52 dropbear[6359]: Bad password attempt for 'admin' from 193.201.224.206:41474</text:span></text:p>
      <text:p text:style-name="Standard"><text:span text:style-name="Source_20_Text">Jan  8 02:19:52 dropbear[6359]: Exit before auth (user 'admin', 1 fails): Error reading: Connection reset by peer</text:span></text:p>
      <text:p text:style-name="Standard"><text:span text:style-name="Source_20_Text">Jan  8 02:20:34 dropbear[6360]: Child connection from 5.101.40.166:51309</text:span></text:p>
      <text:p text:style-name="Standard"><text:span text:style-name="Source_20_Text">Jan  8 02:20:36 dropbear[6360]: Bad password attempt for 'admin' from 5.101.40.166:51309</text:span></text:p>
      <text:p text:style-name="Standard"><text:span text:style-name="Source_20_Text">Jan  8 02:20:36 dropbear[6360]: Exit before auth (user 'admin', 1 fails): Exited normally</text:span></text:p>
      <text:p text:style-name="Standard"><text:span text:style-name="Source_20_Text">Jan  8 02:20:56 dropbear[6361]: Child connection from 191.96.249.126:36788</text:span></text:p>
      <text:p text:style-name="Standard"><text:soft-page-break/><text:span text:style-name="Source_20_Text">Jan  8 02:20:57 dropbear[6361]: Login attempt for nonexistent user from 191.96.249.126:36788</text:span></text:p>
      <text:p text:style-name="Standard"><text:span text:style-name="Source_20_Text">Jan  8 02:20:58 dropbear[6361]: Exit before auth: Exited normally</text:span></text:p>
      <text:p text:style-name="Standard"><text:span text:style-name="Source_20_Text">Jan  8 02:22:53 dropbear[6362]: Child connection from 109.236.91.85:43997</text:span></text:p>
      <text:p text:style-name="Standard"><text:span text:style-name="Source_20_Text">Jan  8 02:22:55 dropbear[6362]: Bad password attempt for 'admin' from 109.236.91.85:43997</text:span></text:p>
      <text:p text:style-name="Standard"><text:span text:style-name="Source_20_Text">Jan  8 02:22:55 dropbear[6362]: Exit before auth (user 'admin', 1 fails): Error reading: Connection reset by peer</text:span></text:p>
      <text:p text:style-name="Standard"><text:span text:style-name="Source_20_Text">Jan  8 02:23:52 dropbear[6363]: Child connection from 52.14.137.131:51190</text:span></text:p>
      <text:p text:style-name="Standard"><text:span text:style-name="Source_20_Text">Jan  8 02:23:54 dropbear[6363]: Password auth succeeded for 'admin' from 52.14.137.131:51190</text:span></text:p>
      <text:p text:style-name="Standard"><text:span text:style-name="Source_20_Text">Jan  8 02:24:36 dropbear[6363]: Exit (admin): Error reading: Connection reset by peer</text:span></text:p>
      <text:p text:style-name="Standard"><text:span text:style-name="Source_20_Text">Jan  8 02:27:26 dropbear[6364]: Child connection from 18.218.30.149:52087</text:span></text:p>
      <text:p text:style-name="Standard"><text:span text:style-name="Source_20_Text">Jan  8 02:27:29 dropbear[6364]: Password auth succeeded for 'admin' from 18.218.30.149:52087</text:span></text:p>
      <text:p text:style-name="Standard"><text:span text:style-name="Source_20_Text">Jan  8 02:28:42 dropbear[6364]: Exit (admin): Error reading: Connection reset by peer</text:span></text:p>
      <text:p text:style-name="Standard"><text:span text:style-name="Source_20_Text">Jan  8 02:31:18 dropbear[6366]: Child connection from 61.184.247.11:52970</text:span></text:p>
      <text:p text:style-name="Standard"><text:span text:style-name="Source_20_Text">Jan  8 02:31:22 dropbear[6366]: Exit before auth: Disconnect received</text:span></text:p>
      <text:p text:style-name="Standard"><text:span text:style-name="Source_20_Text">Jan  8 02:31:33 dropbear[6367]: Child connection from 5.101.40.166:41398</text:span></text:p>
      <text:p text:style-name="Standard"><text:span text:style-name="Source_20_Text">Jan  8 02:31:35 dropbear[6367]: Bad password attempt for 'admin' from 5.101.40.166:41398</text:span></text:p>
      <text:p text:style-name="Standard"><text:span text:style-name="Source_20_Text">Jan  8 02:31:35 dropbear[6367]: Exit before auth (user 'admin', 1 fails): Exited normally</text:span></text:p>
      <text:p text:style-name="Standard"><text:span text:style-name="Source_20_Text">Jan  8 02:33:54 dropbear[6369]: Child connection from 18.217.79.156:58535</text:span></text:p>
      <text:p text:style-name="Standard"><text:span text:style-name="Source_20_Text">Jan  8 02:33:57 dropbear[6369]: Password auth succeeded for 'admin' from 18.217.79.156:58535</text:span></text:p>
      <text:p text:style-name="Standard"><text:span text:style-name="Source_20_Text">Jan  8 02:34:38 dropbear[6369]: Exit (admin): Error reading: Connection reset by peer</text:span></text:p>
      <text:p text:style-name="Standard"><text:span text:style-name="Source_20_Text">Jan  8 02:35:36 dropbear[6370]: Child connection from 191.96.249.126:41531</text:span></text:p>
      <text:p text:style-name="Standard"><text:span text:style-name="Source_20_Text">Jan  8 02:35:38 dropbear[6370]: Login attempt for nonexistent user from 191.96.249.126:41531</text:span></text:p>
      <text:p text:style-name="Standard"><text:span text:style-name="Source_20_Text">Jan  8 02:35:39 dropbear[6370]: Exit before auth: Exited normally</text:span></text:p>
      <text:p text:style-name="Standard"><text:span text:style-name="Source_20_Text">Jan  8 02:39:00 dropbear[6371]: Child connection from 115.238.245.8:35749</text:span></text:p>
      <text:p text:style-name="Standard"><text:span text:style-name="Source_20_Text">Jan  8 02:39:03 dropbear[6371]: Exit before auth: Disconnect received</text:span></text:p>
      <text:p text:style-name="Standard"><text:span text:style-name="Source_20_Text">Jan  8 02:39:22 dropbear[6372]: Child connection from 36.156.24.94:40660</text:span></text:p>
      <text:p text:style-name="Standard"><text:span text:style-name="Source_20_Text">Jan  8 02:39:25 dropbear[6372]: Exit before auth: Disconnect received</text:span></text:p>
      <text:p text:style-name="Standard"><text:span text:style-name="Source_20_Text">Jan  8 02:40:34 dropbear[6373]: Child connection from 18.223.255.105:64085</text:span></text:p>
      <text:p text:style-name="Standard"><text:span text:style-name="Source_20_Text">Jan  8 02:40:36 dropbear[6373]: Password auth succeeded for 'admin' from 18.223.255.105:64085</text:span></text:p>
      <text:p text:style-name="Standard"><text:span text:style-name="Source_20_Text">Jan  8 02:41:31 dropbear[6373]: Exit (admin): Error reading: Connection reset by peer</text:span></text:p>
      <text:p text:style-name="Standard"><text:span text:style-name="Source_20_Text">Jan  8 02:41:46 dropbear[6374]: Child connection from 18.216.12.50:57969</text:span></text:p>
      <text:p text:style-name="Standard"><text:span text:style-name="Source_20_Text">Jan  8 02:41:49 dropbear[6374]: Password auth succeeded for 'admin' from 18.216.12.50:57969</text:span></text:p>
      <text:p text:style-name="Standard"><text:span text:style-name="Source_20_Text">Jan  8 02:42:30 dropbear[6374]: Exit (admin): Error reading: Connection reset by peer</text:span></text:p>
      <text:p text:style-name="Standard"><text:span text:style-name="Source_20_Text">Jan  8 02:42:36 dropbear[6375]: Child connection from 5.101.40.166:58314</text:span></text:p>
      <text:p text:style-name="Standard"><text:span text:style-name="Source_20_Text">Jan  8 02:42:38 dropbear[6375]: Bad password attempt for 'admin' from 5.101.40.166:58314</text:span></text:p>
      <text:p text:style-name="Standard"><text:span text:style-name="Source_20_Text">Jan  8 02:42:38 dropbear[6375]: Exit before auth (user 'admin', 1 fails): Exited normally</text:span></text:p>
      <text:p text:style-name="Standard"><text:span text:style-name="Source_20_Text">Jan  8 02:44:37 dropbear[6376]: Child connection from 223.111.139.244:48402</text:span></text:p>
      <text:p text:style-name="Standard"><text:span text:style-name="Source_20_Text">Jan  8 02:44:40 dropbear[6376]: Exit before auth: Disconnect received</text:span></text:p>
      <text:p text:style-name="Standard"><text:soft-page-break/><text:span text:style-name="Source_20_Text">Jan  8 02:46:50 dropbear[6377]: Child connection from 18.220.54.147:60333</text:span></text:p>
      <text:p text:style-name="Standard"><text:span text:style-name="Source_20_Text">Jan  8 02:46:53 dropbear[6377]: Password auth succeeded for 'admin' from 18.220.54.147:60333</text:span></text:p>
      <text:p text:style-name="Standard"><text:span text:style-name="Source_20_Text">Jan  8 02:47:34 dropbear[6377]: Exit (admin): Error reading: Connection reset by peer</text:span></text:p>
      <text:p text:style-name="Standard"><text:span text:style-name="Source_20_Text">Jan  8 02:48:11 dropbear[6379]: Child connection from 122.226.181.166:44032</text:span></text:p>
      <text:p text:style-name="Standard"><text:span text:style-name="Source_20_Text">Jan  8 02:48:14 dropbear[6379]: Exit before auth: Disconnect received</text:span></text:p>
      <text:p text:style-name="Standard"><text:span text:style-name="Source_20_Text">Jan  8 02:50:07 dropbear[6380]: Child connection from 191.96.249.126:46259</text:span></text:p>
      <text:p text:style-name="Standard"><text:span text:style-name="Source_20_Text">Jan  8 02:50:09 dropbear[6380]: Login attempt for nonexistent user from 191.96.249.126:46259</text:span></text:p>
      <text:p text:style-name="Standard"><text:span text:style-name="Source_20_Text">Jan  8 02:50:09 dropbear[6380]: Exit before auth: Exited normally</text:span></text:p>
      <text:p text:style-name="Standard"><text:span text:style-name="Source_20_Text">Jan  8 02:53:38 dropbear[6381]: Child connection from 5.101.40.100:52661</text:span></text:p>
      <text:p text:style-name="Standard"><text:span text:style-name="Source_20_Text">Jan  8 02:53:40 dropbear[6381]: Bad password attempt for 'admin' from 5.101.40.100:52661</text:span></text:p>
      <text:p text:style-name="Standard"><text:span text:style-name="Source_20_Text">Jan  8 02:53:40 dropbear[6381]: Exit before auth (user 'admin', 1 fails): Exited normally</text:span></text:p>
      <text:p text:style-name="Standard"><text:span text:style-name="Source_20_Text">Jan  8 02:53:46 dropbear[6341]: Exit (admin): Error reading: Connection reset by peer</text:span></text:p>
      <text:p text:style-name="Standard"><text:span text:style-name="Source_20_Text">Jan  8 02:53:52 dropbear[6382]: Child connection from 185.158.114.240:32924</text:span></text:p>
      <text:p text:style-name="Standard"><text:span text:style-name="Source_20_Text">Jan  8 02:53:53 dropbear[6382]: Password auth succeeded for 'admin' from 185.158.114.240:32924</text:span></text:p>
      <text:p text:style-name="Standard"><text:span text:style-name="Source_20_Text">Jan  8 03:04:04 dropbear[6401]: Child connection from 18.218.122.96:51364</text:span></text:p>
      <text:p text:style-name="Standard"><text:span text:style-name="Source_20_Text">Jan  8 03:04:07 dropbear[6401]: Password auth succeeded for 'admin' from 18.218.122.96:51364</text:span></text:p>
      <text:p text:style-name="Standard"><text:span text:style-name="Source_20_Text">Jan  8 03:04:35 dropbear[6402]: Child connection from 191.96.249.126:51012</text:span></text:p>
      <text:p text:style-name="Standard"><text:span text:style-name="Source_20_Text">Jan  8 03:04:37 dropbear[6402]: Login attempt for nonexistent user from 191.96.249.126:51012</text:span></text:p>
      <text:p text:style-name="Standard"><text:span text:style-name="Source_20_Text">Jan  8 03:04:37 dropbear[6402]: Exit before auth: Exited normally</text:span></text:p>
      <text:p text:style-name="Standard"><text:span text:style-name="Source_20_Text">Jan  8 03:04:39 dropbear[6403]: Child connection from 5.101.40.100:37197</text:span></text:p>
      <text:p text:style-name="Standard"><text:span text:style-name="Source_20_Text">Jan  8 03:04:41 dropbear[6403]: Bad password attempt for 'admin' from 5.101.40.100:37197</text:span></text:p>
      <text:p text:style-name="Standard"><text:span text:style-name="Source_20_Text">Jan  8 03:04:41 dropbear[6403]: Exit before auth (user 'admin', 1 fails): Exited normally</text:span></text:p>
      <text:p text:style-name="Standard"><text:span text:style-name="Source_20_Text">Jan  8 03:04:49 dropbear[6401]: Exit (admin): Error reading: Connection reset by peer</text:span></text:p>
      <text:p text:style-name="Standard"><text:span text:style-name="Source_20_Text">Jan  8 03:05:07 dropbear[6404]: Child connection from 125.65.42.192:41468</text:span></text:p>
      <text:p text:style-name="Standard"><text:span text:style-name="Source_20_Text">Jan  8 03:05:12 dropbear[6404]: Exit before auth: Disconnect received</text:span></text:p>
      <text:p text:style-name="Standard"><text:span text:style-name="Source_20_Text">Jan  8 03:05:13 dropbear[6405]: Child connection from 18.216.80.156:50770</text:span></text:p>
      <text:p text:style-name="Standard"><text:span text:style-name="Source_20_Text">Jan  8 03:05:16 dropbear[6405]: Password auth succeeded for 'admin' from 18.216.80.156:50770</text:span></text:p>
      <text:p text:style-name="Standard"><text:span text:style-name="Source_20_Text">Jan  8 03:05:58 dropbear[6405]: Exit (admin): Error reading: Connection reset by peer</text:span></text:p>
      <text:p text:style-name="Standard"><text:span text:style-name="Source_20_Text">Jan  8 03:09:15 dropbear[6406]: Child connection from 193.201.224.206:64930</text:span></text:p>
      <text:p text:style-name="Standard"><text:span text:style-name="Source_20_Text">Jan  8 03:09:17 dropbear[6406]: Bad password attempt for 'admin' from 193.201.224.206:64930</text:span></text:p>
      <text:p text:style-name="Standard"><text:span text:style-name="Source_20_Text">Jan  8 03:09:17 dropbear[6406]: Exit before auth (user 'admin', 1 fails): Error reading: Connection reset by peer</text:span></text:p>
      <text:p text:style-name="Standard"><text:span text:style-name="Source_20_Text">Jan  8 03:10:44 dropbear[6347]: Exit (admin): Error reading: Connection reset by peer</text:span></text:p>
      <text:p text:style-name="Standard"><text:span text:style-name="Source_20_Text">Jan  8 03:10:49 dropbear[6408]: Child connection from 190.2.150.166:38327</text:span></text:p>
      <text:p text:style-name="Standard"><text:span text:style-name="Source_20_Text">Jan  8 03:10:50 dropbear[6408]: Password auth succeeded for 'admin' from 190.2.150.166:38327</text:span></text:p>
      <text:p text:style-name="Standard"><text:span text:style-name="Source_20_Text">Jan  8 03:11:17 dropbear[6409]: Child connection from 18.219.166.243:65176</text:span></text:p>
      <text:p text:style-name="Standard"><text:soft-page-break/><text:span text:style-name="Source_20_Text">Jan  8 03:11:19 dropbear[6409]: Password auth succeeded for 'admin' from 18.219.166.243:65176</text:span></text:p>
      <text:p text:style-name="Standard"><text:span text:style-name="Source_20_Text">Jan  8 03:12:01 dropbear[6409]: Exit (admin): Error reading: Connection reset by peer</text:span></text:p>
      <text:p text:style-name="Standard"><text:span text:style-name="Source_20_Text">Jan  8 03:14:15 dropbear[6410]: Child connection from 18.221.173.117:52067</text:span></text:p>
      <text:p text:style-name="Standard"><text:span text:style-name="Source_20_Text">Jan  8 03:14:18 dropbear[6410]: Password auth succeeded for 'admin' from 18.221.173.117:52067</text:span></text:p>
      <text:p text:style-name="Standard"><text:span text:style-name="Source_20_Text">Jan  8 03:15:41 dropbear[6410]: Exit (admin): Error reading: Connection reset by peer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oto Serif CJK SC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oto Serif CJK SC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6pt" style:font-name-asian="Noto Sans CJK SC" style:font-family-asian="'Noto Sans CJK SC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Marathi1" style:font-family-complex="'Lohit Marath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03cm" style:type="center"/>
          <style:tab-stop style:position="18.808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661cm" fo:margin-bottom="0.949cm" fo:margin-left="1.037cm" fo:margin-right="1.15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style:num-format="Native Numbering" text:select-page="current">35</text:page-number></text:p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 a</meta:initial-creator>
    <meta:creation-date>2022-10-18T18:50:44.605288462</meta:creation-date>
    <dc:date>2022-10-18T18:55:19.192694093</dc:date>
    <dc:creator>a  a</dc:creator>
    <meta:editing-duration>PT4M37S</meta:editing-duration>
    <meta:editing-cycles>2</meta:editing-cycles>
    <meta:generator>LibreOffice/6.2.8.2$Linux_x86 LibreOffice_project/f82ddfca21ebc1e222a662a32b25c0c9d20169ee</meta:generator>
    <meta:document-statistic meta:table-count="0" meta:image-count="0" meta:object-count="0" meta:page-count="35" meta:paragraph-count="1260" meta:word-count="12353" meta:character-count="100586" meta:non-whitespace-character-count="88234"/>
  </office:meta>
</office:document-meta>
</file>